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2492in"/>
    </style:style>
    <style:style style:name="co11" style:family="table-column">
      <style:table-column-properties fo:break-before="auto" style:column-width="0.9591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1772in"/>
    </style:style>
    <style:style style:name="co15" style:family="table-column">
      <style:table-column-properties fo:break-before="auto" style:column-width="1.0008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0.3063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94">
            <text:p>19.4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21">
            <text:p>21.0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365">
            <text:p>36.5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9005">
            <text:p>19005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20467">
            <text:p>20467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21575">
            <text:p>21575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3-03">
            <text:p>2021-03-03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 - 1.3)">
            <text:p>(0.8 - 1.3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28">
            <text:p>1.28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6" table:number-columns-repeated="3" table:default-cell-style-name="Default"/>
        <table:table-column table:style-name="co13" table:number-columns-repeated="3" table:default-cell-style-name="Default"/>
        <table:table-column table:style-name="co9" table:default-cell-style-name="Default"/>
        <table:table-column table:style-name="co14" table:number-columns-repeated="2" table:default-cell-style-name="Default"/>
        <table:table-column table:style-name="co15" table:number-columns-repeated="3" table:default-cell-style-name="Default"/>
        <table:table-column table:style-name="co11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80">
            <text:p>-80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417950995245807">
            <text:p>-0.00417951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85405953041144">
            <text:p>0.985405953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58.75">
            <text:p>-158.7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105805118635031">
            <text:p>-0.0105805119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63187625051075">
            <text:p>0.963187625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99.5">
            <text:p>-99.5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493453679825431">
            <text:p>-0.0049345368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827768465268">
            <text:p>0.9827768465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539">
            <text:p>539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062">
            <text:p>21062</text:p>
          </table:table-cell>
          <table:table-cell office:value-type="float" office:value="29711">
            <text:p>29711</text:p>
          </table:table-cell>
          <table:table-cell office:value-type="float" office:value="-78.5">
            <text:p>-78.5</text:p>
          </table:table-cell>
          <table:table-cell office:value-type="float" office:value="-52.125">
            <text:p>-52.125</text:p>
          </table:table-cell>
          <table:table-cell office:value-type="float" office:value="114.375">
            <text:p>114.375</text:p>
          </table:table-cell>
          <table:table-cell office:value-type="float" office:value="-0.00523542750433507">
            <text:p>-0.0052354275</text:p>
          </table:table-cell>
          <table:table-cell office:value-type="float" office:value="-0.00247483619789194">
            <text:p>-0.0024748362</text:p>
          </table:table-cell>
          <table:table-cell office:value-type="float" office:value="0.00384958432903638">
            <text:p>0.0038495843</text:p>
          </table:table-cell>
          <table:table-cell office:value-type="float" office:value="0.981729726749087">
            <text:p>0.9817297267</text:p>
          </table:table-cell>
          <table:table-cell office:value-type="float" office:value="0.991350077943223">
            <text:p>0.9913500779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office:value-type="float" office:value="708">
            <text:p>708</text:p>
          </table:table-cell>
          <table:table-cell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155">
            <text:p>21155</text:p>
          </table:table-cell>
          <table:table-cell office:value-type="float" office:value="29982">
            <text:p>29982</text:p>
          </table:table-cell>
          <table:table-cell office:value-type="float" office:value="-157">
            <text:p>-157</text:p>
          </table:table-cell>
          <table:table-cell office:value-type="float" office:value="1.5">
            <text:p>1.5</text:p>
          </table:table-cell>
          <table:table-cell office:value-type="float" office:value="-105.75">
            <text:p>-105.75</text:p>
          </table:table-cell>
          <table:table-cell office:value-type="float" office:value="-0.0106970089255297">
            <text:p>-0.0106970089</text:p>
          </table:table-cell>
          <table:table-cell table:style-name="ce17" office:value-type="float" office:value="0.0000709052233514536">
            <text:p>7.09E-005</text:p>
          </table:table-cell>
          <table:table-cell office:value-type="float" office:value="-0.00352711626976186">
            <text:p>-0.0035271163</text:p>
          </table:table-cell>
          <table:table-cell office:value-type="float" office:value="0.962784743720554">
            <text:p>0.9627847437</text:p>
          </table:table-cell>
          <table:table-cell office:value-type="float" office:value="1.00024817813573">
            <text:p>1.0002481781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715">
            <text:p>19715</text:p>
          </table:table-cell>
          <table:table-cell office:value-type="float" office:value="28389">
            <text:p>28389</text:p>
          </table:table-cell>
          <table:table-cell office:value-type="float" office:value="-126.875">
            <text:p>-126.875</text:p>
          </table:table-cell>
          <table:table-cell office:value-type="float" office:value="116.5">
            <text:p>116.5</text:p>
          </table:table-cell>
          <table:table-cell office:value-type="float" office:value="-198.75">
            <text:p>-198.75</text:p>
          </table:table-cell>
          <table:table-cell office:value-type="float" office:value="-0.00854377104377104">
            <text:p>-0.008543771</text:p>
          </table:table-cell>
          <table:table-cell office:value-type="float" office:value="0.00590920618818159">
            <text:p>0.0059092062</text:p>
          </table:table-cell>
          <table:table-cell office:value-type="float" office:value="-0.00700095107259854">
            <text:p>-0.0070009511</text:p>
          </table:table-cell>
          <table:table-cell office:value-type="float" office:value="0.970239873553152">
            <text:p>0.9702398736</text:p>
          </table:table-cell>
          <table:table-cell office:value-type="float" office:value="1.02075066234547">
            <text:p>1.0207506623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4952">
            <text:p>14952</text:p>
          </table:table-cell>
          <table:table-cell office:value-type="float" office:value="19810">
            <text:p>19810</text:p>
          </table:table-cell>
          <table:table-cell office:value-type="float" office:value="26965">
            <text:p>26965</text:p>
          </table:table-cell>
          <table:table-cell office:value-type="float" office:value="130.125">
            <text:p>130.125</text:p>
          </table:table-cell>
          <table:table-cell office:value-type="float" office:value="-133.375">
            <text:p>-133.375</text:p>
          </table:table-cell>
          <table:table-cell office:value-type="float" office:value="-219.875">
            <text:p>-219.875</text:p>
          </table:table-cell>
          <table:table-cell office:value-type="float" office:value="0.00870284911717496">
            <text:p>0.0087028491</text:p>
          </table:table-cell>
          <table:table-cell office:value-type="float" office:value="-0.00673271075214538">
            <text:p>-0.0067327108</text:p>
          </table:table-cell>
          <table:table-cell office:value-type="float" office:value="-0.00815408863341368">
            <text:p>-0.0081540886</text:p>
          </table:table-cell>
          <table:table-cell office:value-type="float" office:value="1.03060842149231">
            <text:p>1.0306084215</text:p>
          </table:table-cell>
          <table:table-cell office:value-type="float" office:value="0.976524357979872">
            <text:p>0.976524358</text:p>
          </table:table-cell>
          <table:table-cell office:value-type="float" office:value="0.971591008539478">
            <text:p>0.971591008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office:value-type="float" office:value="549">
            <text:p>549</text:p>
          </table:table-cell>
          <table:table-cell office:value-type="float" office:value="766">
            <text:p>766</text:p>
          </table:table-cell>
          <table:table-cell office:value-type="float" office:value="14864">
            <text:p>14864</text:p>
          </table:table-cell>
          <table:table-cell office:value-type="float" office:value="19207">
            <text:p>19207</text:p>
          </table:table-cell>
          <table:table-cell office:value-type="float" office:value="28295">
            <text:p>28295</text:p>
          </table:table-cell>
          <table:table-cell office:value-type="float" office:value="199.875">
            <text:p>199.875</text:p>
          </table:table-cell>
          <table:table-cell office:value-type="float" office:value="-93.25">
            <text:p>-93.25</text:p>
          </table:table-cell>
          <table:table-cell office:value-type="float" office:value="-85.25">
            <text:p>-85.25</text:p>
          </table:table-cell>
          <table:table-cell office:value-type="float" office:value="0.013446918729817">
            <text:p>0.0134469187</text:p>
          </table:table-cell>
          <table:table-cell office:value-type="float" office:value="-0.00485500078096527">
            <text:p>-0.0048550008</text:p>
          </table:table-cell>
          <table:table-cell office:value-type="float" office:value="-0.00301289980561937">
            <text:p>-0.0030128998</text:p>
          </table:table-cell>
          <table:table-cell office:value-type="float" office:value="1.04741862201608">
            <text:p>1.047418622</text:p>
          </table:table-cell>
          <table:table-cell office:value-type="float" office:value="0.983053696490485">
            <text:p>0.9830536965</text:p>
          </table:table-cell>
          <table:table-cell office:value-type="float" office:value="0.9894726427082">
            <text:p>0.98947264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4600">
            <text:p>14600</text:p>
          </table:table-cell>
          <table:table-cell office:value-type="float" office:value="18860">
            <text:p>18860</text:p>
          </table:table-cell>
          <table:table-cell office:value-type="float" office:value="28523">
            <text:p>28523</text:p>
          </table:table-cell>
          <table:table-cell office:value-type="float" office:value="-73.875">
            <text:p>-73.875</text:p>
          </table:table-cell>
          <table:table-cell office:value-type="float" office:value="183.5">
            <text:p>183.5</text:p>
          </table:table-cell>
          <table:table-cell office:value-type="float" office:value="55.875">
            <text:p>55.875</text:p>
          </table:table-cell>
          <table:table-cell office:value-type="float" office:value="-0.00505993150684932">
            <text:p>-0.0050599315</text:p>
          </table:table-cell>
          <table:table-cell office:value-type="float" office:value="0.00972958642629904">
            <text:p>0.0097295864</text:p>
          </table:table-cell>
          <table:table-cell office:value-type="float" office:value="0.00195894541247414">
            <text:p>0.0019589454</text:p>
          </table:table-cell>
          <table:table-cell office:value-type="float" office:value="0.982340421423461">
            <text:p>0.9823404214</text:p>
          </table:table-cell>
          <table:table-cell office:value-type="float" office:value="1.03423909560202">
            <text:p>1.0342390956</text:p>
          </table:table-cell>
          <table:table-cell office:value-type="float" office:value="1.00686383037923">
            <text:p>1.00686383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table:number-columns-repeated="2" office:value-type="float" office:value="806">
            <text:p>806</text:p>
          </table:table-cell>
          <table:table-cell office:value-type="float" office:value="14884">
            <text:p>14884</text:p>
          </table:table-cell>
          <table:table-cell office:value-type="float" office:value="19496">
            <text:p>19496</text:p>
          </table:table-cell>
          <table:table-cell office:value-type="float" office:value="26252">
            <text:p>26252</text:p>
          </table:table-cell>
          <table:table-cell office:value-type="float" office:value="-131">
            <text:p>-131</text:p>
          </table:table-cell>
          <table:table-cell office:value-type="float" office:value="67.375">
            <text:p>67.375</text:p>
          </table:table-cell>
          <table:table-cell office:value-type="float" office:value="105.625">
            <text:p>105.625</text:p>
          </table:table-cell>
          <table:table-cell office:value-type="float" office:value="-0.00880139747379737">
            <text:p>-0.0088013975</text:p>
          </table:table-cell>
          <table:table-cell office:value-type="float" office:value="0.00345583709478867">
            <text:p>0.0034558371</text:p>
          </table:table-cell>
          <table:table-cell office:value-type="float" office:value="0.00402350297120219">
            <text:p>0.004023503</text:p>
          </table:table-cell>
          <table:table-cell office:value-type="float" office:value="0.969346939452793">
            <text:p>0.9693469395</text:p>
          </table:table-cell>
          <table:table-cell office:value-type="float" office:value="1.01211883773941">
            <text:p>1.0121188377</text:p>
          </table:table-cell>
          <table:table-cell office:value-type="float" office:value="1.01411399000848">
            <text:p>1.014113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33">
            <text:p>833</text:p>
          </table:table-cell>
          <table:table-cell office:value-type="float" office:value="600">
            <text:p>600</text:p>
          </table:table-cell>
          <table:table-cell office:value-type="float" office:value="14914">
            <text:p>14914</text:p>
          </table:table-cell>
          <table:table-cell office:value-type="float" office:value="19948">
            <text:p>19948</text:p>
          </table:table-cell>
          <table:table-cell office:value-type="float" office:value="28902">
            <text:p>28902</text:p>
          </table:table-cell>
          <table:table-cell office:value-type="float" office:value="203.625">
            <text:p>203.625</text:p>
          </table:table-cell>
          <table:table-cell office:value-type="float" office:value="-59.75">
            <text:p>-59.75</text:p>
          </table:table-cell>
          <table:table-cell office:value-type="float" office:value="232.25">
            <text:p>232.25</text:p>
          </table:table-cell>
          <table:table-cell office:value-type="float" office:value="0.0136532787984444">
            <text:p>0.0136532788</text:p>
          </table:table-cell>
          <table:table-cell office:value-type="float" office:value="-0.00299528774814518">
            <text:p>-0.0029952877</text:p>
          </table:table-cell>
          <table:table-cell office:value-type="float" office:value="0.00803577607086015">
            <text:p>0.0080357761</text:p>
          </table:table-cell>
          <table:table-cell office:value-type="float" office:value="1.04815184335757">
            <text:p>1.0481518434</text:p>
          </table:table-cell>
          <table:table-cell office:value-type="float" office:value="0.989534077508933">
            <text:p>0.9895340775</text:p>
          </table:table-cell>
          <table:table-cell office:value-type="float" office:value="1.02825178069425">
            <text:p>1.02825178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1261">
            <text:p>1261</text:p>
          </table:table-cell>
          <table:table-cell office:value-type="float" office:value="649">
            <text:p>649</text:p>
          </table:table-cell>
          <table:table-cell office:value-type="float" office:value="1261">
            <text:p>1261</text:p>
          </table:table-cell>
          <table:table-cell office:value-type="float" office:value="14836">
            <text:p>14836</text:p>
          </table:table-cell>
          <table:table-cell office:value-type="float" office:value="21308">
            <text:p>21308</text:p>
          </table:table-cell>
          <table:table-cell office:value-type="float" office:value="30425">
            <text:p>30425</text:p>
          </table:table-cell>
          <table:table-cell office:value-type="float" office:value="74.375">
            <text:p>74.375</text:p>
          </table:table-cell>
          <table:table-cell office:value-type="float" office:value="0.375">
            <text:p>0.375</text:p>
          </table:table-cell>
          <table:table-cell office:value-type="float" office:value="-47">
            <text:p>-47</text:p>
          </table:table-cell>
          <table:table-cell office:value-type="float" office:value="0.00501314370450256">
            <text:p>0.0050131437</text:p>
          </table:table-cell>
          <table:table-cell table:style-name="ce17" office:value-type="float" office:value="0.000017599023840811">
            <text:p>1.76E-005</text:p>
          </table:table-cell>
          <table:table-cell office:value-type="float" office:value="-0.00154478225143796">
            <text:p>-0.0015447823</text:p>
          </table:table-cell>
          <table:table-cell office:value-type="float" office:value="1.01759526092097">
            <text:p>1.0175952609</text:p>
          </table:table-cell>
          <table:table-cell office:value-type="float" office:value="1.0000615971905">
            <text:p>1.0000615972</text:p>
          </table:table-cell>
          <table:table-cell office:value-type="float" office:value="0.994597939370288">
            <text:p>0.99459793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034">
            <text:p>15034</text:p>
          </table:table-cell>
          <table:table-cell office:value-type="float" office:value="21156">
            <text:p>21156</text:p>
          </table:table-cell>
          <table:table-cell office:value-type="float" office:value="31353">
            <text:p>31353</text:p>
          </table:table-cell>
          <table:table-cell office:value-type="float" office:value="216.25">
            <text:p>216.25</text:p>
          </table:table-cell>
          <table:table-cell office:value-type="float" office:value="71.25">
            <text:p>71.25</text:p>
          </table:table-cell>
          <table:table-cell office:value-type="float" office:value="-325.125">
            <text:p>-325.125</text:p>
          </table:table-cell>
          <table:table-cell office:value-type="float" office:value="0.0143840627910071">
            <text:p>0.0143840628</text:p>
          </table:table-cell>
          <table:table-cell office:value-type="float" office:value="0.00336783891094725">
            <text:p>0.0033678389</text:p>
          </table:table-cell>
          <table:table-cell office:value-type="float" office:value="-0.0103698210697541">
            <text:p>-0.0103698211</text:p>
          </table:table-cell>
          <table:table-cell office:value-type="float" office:value="1.05074974624278">
            <text:p>1.0507497462</text:p>
          </table:table-cell>
          <table:table-cell office:value-type="float" office:value="1.01180966717262">
            <text:p>1.0118096672</text:p>
          </table:table-cell>
          <table:table-cell office:value-type="float" office:value="0.963916391306337">
            <text:p>0.9639163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436">
            <text:p>15436</text:p>
          </table:table-cell>
          <table:table-cell office:value-type="float" office:value="19689">
            <text:p>19689</text:p>
          </table:table-cell>
          <table:table-cell office:value-type="float" office:value="29874">
            <text:p>29874</text:p>
          </table:table-cell>
          <table:table-cell office:value-type="float" office:value="271.5">
            <text:p>271.5</text:p>
          </table:table-cell>
          <table:table-cell office:value-type="float" office:value="132.5">
            <text:p>132.5</text:p>
          </table:table-cell>
          <table:table-cell office:value-type="float" office:value="-815.625">
            <text:p>-815.625</text:p>
          </table:table-cell>
          <table:table-cell office:value-type="float" office:value="0.0175887535630993">
            <text:p>0.0175887536</text:p>
          </table:table-cell>
          <table:table-cell office:value-type="float" office:value="0.00672964599522576">
            <text:p>0.006729646</text:p>
          </table:table-cell>
          <table:table-cell office:value-type="float" office:value="-0.0273021691102631">
            <text:p>-0.0273021691</text:p>
          </table:table-cell>
          <table:table-cell office:value-type="float" office:value="1.06216699140458">
            <text:p>1.0621669914</text:p>
          </table:table-cell>
          <table:table-cell office:value-type="float" office:value="1.02364252572832">
            <text:p>1.0236425257</text:p>
          </table:table-cell>
          <table:table-cell office:value-type="float" office:value="0.905903408652805">
            <text:p>0.9059034087</text:p>
          </table:table-cell>
          <table:table-cell table:number-columns-repeated="2" office:value-type="float" office:value="0">
            <text:p>0</text:p>
          </table:table-cell>
          <table:table-cell office:value-type="float" office:value="-25.039816888392">
            <text:p>-25.03981688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4982">
            <text:p>14982</text:p>
          </table:table-cell>
          <table:table-cell office:value-type="float" office:value="20467">
            <text:p>20467</text:p>
          </table:table-cell>
          <table:table-cell office:value-type="float" office:value="29133">
            <text:p>29133</text:p>
          </table:table-cell>
          <table:table-cell office:value-type="float" office:value="111.625">
            <text:p>111.625</text:p>
          </table:table-cell>
          <table:table-cell office:value-type="float" office:value="-988.125">
            <text:p>-988.125</text:p>
          </table:table-cell>
          <table:table-cell office:value-type="float" office:value="274.125">
            <text:p>274.125</text:p>
          </table:table-cell>
          <table:table-cell office:value-type="float" office:value="0.00745060739554132">
            <text:p>0.0074506074</text:p>
          </table:table-cell>
          <table:table-cell office:value-type="float" office:value="-0.0482789368251331">
            <text:p>-0.0482789368</text:p>
          </table:table-cell>
          <table:table-cell office:value-type="float" office:value="0.00940943260220369">
            <text:p>0.0094094326</text:p>
          </table:table-cell>
          <table:table-cell office:value-type="float" office:value="1.0261859285235">
            <text:p>1.0261859285</text:p>
          </table:table-cell>
          <table:table-cell office:value-type="float" office:value="0.835592198364326">
            <text:p>0.8355921984</text:p>
          </table:table-cell>
          <table:table-cell office:value-type="float" office:value="1.03310654745463">
            <text:p>1.0331065475</text:p>
          </table:table-cell>
          <table:table-cell office:value-type="float" office:value="0">
            <text:p>0</text:p>
          </table:table-cell>
          <table:table-cell office:value-type="float" office:value="-14.0077025740677">
            <text:p>-14.00770257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520">
            <text:p>520</text:p>
          </table:table-cell>
          <table:table-cell office:value-type="float" office:value="14412">
            <text:p>14412</text:p>
          </table:table-cell>
          <table:table-cell office:value-type="float" office:value="18762">
            <text:p>18762</text:p>
          </table:table-cell>
          <table:table-cell office:value-type="float" office:value="30377">
            <text:p>30377</text:p>
          </table:table-cell>
          <table:table-cell office:value-type="float" office:value="-831.25">
            <text:p>-831.25</text:p>
          </table:table-cell>
          <table:table-cell office:value-type="float" office:value="160.5">
            <text:p>160.5</text:p>
          </table:table-cell>
          <table:table-cell office:value-type="float" office:value="-113.625">
            <text:p>-113.625</text:p>
          </table:table-cell>
          <table:table-cell office:value-type="float" office:value="-0.0576776297529836">
            <text:p>-0.0576776298</text:p>
          </table:table-cell>
          <table:table-cell office:value-type="float" office:value="0.00855452510393348">
            <text:p>0.0085545251</text:p>
          </table:table-cell>
          <table:table-cell office:value-type="float" office:value="-0.00374049445304013">
            <text:p>-0.0037404945</text:p>
          </table:table-cell>
          <table:table-cell office:value-type="float" office:value="0.804648645453445">
            <text:p>0.8046486455</text:p>
          </table:table-cell>
          <table:table-cell office:value-type="float" office:value="1.03008427046728">
            <text:p>1.0300842705</text:p>
          </table:table-cell>
          <table:table-cell office:value-type="float" office:value="0.986935692359916">
            <text:p>0.9869356924</text:p>
          </table:table-cell>
          <table:table-cell office:value-type="float" office:value="-11.6676037009483">
            <text:p>-11.667603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table:number-columns-repeated="2" office:value-type="float" office:value="468">
            <text:p>468</text:p>
          </table:table-cell>
          <table:table-cell office:value-type="float" office:value="13266">
            <text:p>13266</text:p>
          </table:table-cell>
          <table:table-cell office:value-type="float" office:value="19072">
            <text:p>19072</text:p>
          </table:table-cell>
          <table:table-cell office:value-type="float" office:value="31353">
            <text:p>31353</text:p>
          </table:table-cell>
          <table:table-cell office:value-type="float" office:value="-810.375">
            <text:p>-810.375</text:p>
          </table:table-cell>
          <table:table-cell office:value-type="float" office:value="206.375">
            <text:p>206.375</text:p>
          </table:table-cell>
          <table:table-cell office:value-type="float" office:value="-325.125">
            <text:p>-325.125</text:p>
          </table:table-cell>
          <table:table-cell office:value-type="float" office:value="-0.0610866123925825">
            <text:p>-0.0610866124</text:p>
          </table:table-cell>
          <table:table-cell office:value-type="float" office:value="0.0108208368288591">
            <text:p>0.0108208368</text:p>
          </table:table-cell>
          <table:table-cell office:value-type="float" office:value="-0.0103698210697541">
            <text:p>-0.0103698211</text:p>
          </table:table-cell>
          <table:table-cell office:value-type="float" office:value="0.79351074208462">
            <text:p>0.7935107421</text:p>
          </table:table-cell>
          <table:table-cell office:value-type="float" office:value="1.03810242629997">
            <text:p>1.0381024263</text:p>
          </table:table-cell>
          <table:table-cell office:value-type="float" office:value="0.963916391306337">
            <text:p>0.9639163913</text:p>
          </table:table-cell>
          <table:table-cell office:value-type="float" office:value="-10.9967430467579">
            <text:p>-10.996743046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1394">
            <text:p>11394</text:p>
          </table:table-cell>
          <table:table-cell office:value-type="float" office:value="19362">
            <text:p>19362</text:p>
          </table:table-cell>
          <table:table-cell office:value-type="float" office:value="29955">
            <text:p>29955</text:p>
          </table:table-cell>
          <table:table-cell office:value-type="float" office:value="-748.875">
            <text:p>-748.875</text:p>
          </table:table-cell>
          <table:table-cell office:value-type="float" office:value="321.375">
            <text:p>321.375</text:p>
          </table:table-cell>
          <table:table-cell office:value-type="float" office:value="-838.875">
            <text:p>-838.875</text:p>
          </table:table-cell>
          <table:table-cell office:value-type="float" office:value="-0.0657253817798841">
            <text:p>-0.0657253818</text:p>
          </table:table-cell>
          <table:table-cell office:value-type="float" office:value="0.0165982336535482">
            <text:p>0.0165982337</text:p>
          </table:table-cell>
          <table:table-cell office:value-type="float" office:value="-0.0280045067601402">
            <text:p>-0.0280045068</text:p>
          </table:table-cell>
          <table:table-cell office:value-type="float" office:value="0.778428022358224">
            <text:p>0.7784280224</text:p>
          </table:table-cell>
          <table:table-cell office:value-type="float" office:value="1.05863380045384">
            <text:p>1.0586338005</text:p>
          </table:table-cell>
          <table:table-cell office:value-type="float" office:value="0.903521361041312">
            <text:p>0.903521361</text:p>
          </table:table-cell>
          <table:table-cell office:value-type="float" office:value="-10.1956108864442">
            <text:p>-10.1956108864</text:p>
          </table:table-cell>
          <table:table-cell office:value-type="float" office:value="0">
            <text:p>0</text:p>
          </table:table-cell>
          <table:table-cell office:value-type="float" office:value="-24.4030583356728">
            <text:p>-24.403058335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1216">
            <text:p>1216</text:p>
          </table:table-cell>
          <table:table-cell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0626">
            <text:p>10626</text:p>
          </table:table-cell>
          <table:table-cell office:value-type="float" office:value="18253">
            <text:p>18253</text:p>
          </table:table-cell>
          <table:table-cell office:value-type="float" office:value="29087">
            <text:p>29087</text:p>
          </table:table-cell>
          <table:table-cell office:value-type="float" office:value="-494.375">
            <text:p>-494.375</text:p>
          </table:table-cell>
          <table:table-cell office:value-type="float" office:value="-862.25">
            <text:p>-862.25</text:p>
          </table:table-cell>
          <table:table-cell office:value-type="float" office:value="149.375">
            <text:p>149.375</text:p>
          </table:table-cell>
          <table:table-cell office:value-type="float" office:value="-0.0465250329380764">
            <text:p>-0.0465250329</text:p>
          </table:table-cell>
          <table:table-cell office:value-type="float" office:value="-0.0472388100586205">
            <text:p>-0.0472388101</text:p>
          </table:table-cell>
          <table:table-cell office:value-type="float" office:value="0.00513545570185994">
            <text:p>0.0051354557</text:p>
          </table:table-cell>
          <table:table-cell office:value-type="float" office:value="0.841404958948915">
            <text:p>0.8414049589</text:p>
          </table:table-cell>
          <table:table-cell office:value-type="float" office:value="0.839037914939307">
            <text:p>0.8390379149</text:p>
          </table:table-cell>
          <table:table-cell office:value-type="float" office:value="1.01802578585083">
            <text:p>1.0180257859</text:p>
          </table:table-cell>
          <table:table-cell office:value-type="float" office:value="-14.5490451476939">
            <text:p>-14.5490451477</text:p>
          </table:table-cell>
          <table:table-cell office:value-type="float" office:value="-14.3238879261198">
            <text:p>-14.323887926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841">
            <text:p>841</text:p>
          </table:table-cell>
          <table:table-cell table:number-columns-repeated="2" office:value-type="float" office:value="577">
            <text:p>577</text:p>
          </table:table-cell>
          <table:table-cell office:value-type="float" office:value="11038">
            <text:p>11038</text:p>
          </table:table-cell>
          <table:table-cell office:value-type="float" office:value="18400">
            <text:p>18400</text:p>
          </table:table-cell>
          <table:table-cell office:value-type="float" office:value="30392">
            <text:p>30392</text:p>
          </table:table-cell>
          <table:table-cell office:value-type="float" office:value="-328.125">
            <text:p>-328.125</text:p>
          </table:table-cell>
          <table:table-cell office:value-type="float" office:value="-985.25">
            <text:p>-985.25</text:p>
          </table:table-cell>
          <table:table-cell office:value-type="float" office:value="-34">
            <text:p>-34</text:p>
          </table:table-cell>
          <table:table-cell office:value-type="float" office:value="-0.0297268526907048">
            <text:p>-0.0297268527</text:p>
          </table:table-cell>
          <table:table-cell office:value-type="float" office:value="-0.0535461956521739">
            <text:p>-0.0535461957</text:p>
          </table:table-cell>
          <table:table-cell office:value-type="float" office:value="-0.00111871545143459">
            <text:p>-0.0011187155</text:p>
          </table:table-cell>
          <table:table-cell office:value-type="float" office:value="0.897688039693487">
            <text:p>0.8976880397</text:p>
          </table:table-cell>
          <table:table-cell office:value-type="float" office:value="0.81820801755228">
            <text:p>0.8182080176</text:p>
          </table:table-cell>
          <table:table-cell office:value-type="float" office:value="0.996086948907531">
            <text:p>0.9960869489</text:p>
          </table:table-cell>
          <table:table-cell office:value-type="float" office:value="-22.9688904046137">
            <text:p>-22.9688904046</text:p>
          </table:table-cell>
          <table:table-cell office:value-type="float" office:value="-12.5950923125714">
            <text:p>-12.59509231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1252">
            <text:p>1252</text:p>
          </table:table-cell>
          <table:table-cell table:number-columns-repeated="2" office:value-type="float" office:value="844">
            <text:p>844</text:p>
          </table:table-cell>
          <table:table-cell office:value-type="float" office:value="11698">
            <text:p>11698</text:p>
          </table:table-cell>
          <table:table-cell office:value-type="float" office:value="18520">
            <text:p>18520</text:p>
          </table:table-cell>
          <table:table-cell office:value-type="float" office:value="30940">
            <text:p>30940</text:p>
          </table:table-cell>
          <table:table-cell office:value-type="float" office:value="-206.5">
            <text:p>-206.5</text:p>
          </table:table-cell>
          <table:table-cell office:value-type="float" office:value="-246.5">
            <text:p>-246.5</text:p>
          </table:table-cell>
          <table:table-cell office:value-type="float" office:value="-344.375">
            <text:p>-344.375</text:p>
          </table:table-cell>
          <table:table-cell office:value-type="float" office:value="-0.0176525901863566">
            <text:p>-0.0176525902</text:p>
          </table:table-cell>
          <table:table-cell office:value-type="float" office:value="-0.0133099352051836">
            <text:p>-0.0133099352</text:p>
          </table:table-cell>
          <table:table-cell office:value-type="float" office:value="-0.0111304137039431">
            <text:p>-0.0111304137</text:p>
          </table:table-cell>
          <table:table-cell office:value-type="float" office:value="0.938826697670715">
            <text:p>0.9388266977</text:p>
          </table:table-cell>
          <table:table-cell office:value-type="float" office:value="0.953762449357183">
            <text:p>0.9537624494</text:p>
          </table:table-cell>
          <table:table-cell office:value-type="float" office:value="0.961286368810272">
            <text:p>0.96128636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84">
            <text:p>1284</text:p>
          </table:table-cell>
          <table:table-cell office:value-type="float" office:value="11576">
            <text:p>11576</text:p>
          </table:table-cell>
          <table:table-cell office:value-type="float" office:value="17800">
            <text:p>17800</text:p>
          </table:table-cell>
          <table:table-cell office:value-type="float" office:value="29904">
            <text:p>29904</text:p>
          </table:table-cell>
          <table:table-cell office:value-type="float" office:value="-776.125">
            <text:p>-776.125</text:p>
          </table:table-cell>
          <table:table-cell office:value-type="float" office:value="-548.875">
            <text:p>-548.875</text:p>
          </table:table-cell>
          <table:table-cell office:value-type="float" office:value="-842.375">
            <text:p>-842.375</text:p>
          </table:table-cell>
          <table:table-cell office:value-type="float" office:value="-0.0670460435383552">
            <text:p>-0.0670460435</text:p>
          </table:table-cell>
          <table:table-cell office:value-type="float" office:value="-0.0308356741573034">
            <text:p>-0.0308356742</text:p>
          </table:table-cell>
          <table:table-cell office:value-type="float" office:value="-0.0281693084537186">
            <text:p>-0.0281693085</text:p>
          </table:table-cell>
          <table:table-cell office:value-type="float" office:value="0.774149384645885">
            <text:p>0.7741493846</text:p>
          </table:table-cell>
          <table:table-cell office:value-type="float" office:value="0.89393878449888">
            <text:p>0.8939387845</text:p>
          </table:table-cell>
          <table:table-cell office:value-type="float" office:value="0.902962699891956">
            <text:p>0.9029626999</text:p>
          </table:table-cell>
          <table:table-cell office:value-type="float" office:value="-9.98779366273269">
            <text:p>-9.9877936627</text:p>
          </table:table-cell>
          <table:table-cell office:value-type="float" office:value="-22.1303598059385">
            <text:p>-22.1303598059</text:p>
          </table:table-cell>
          <table:table-cell office:value-type="float" office:value="-24.2582437216267">
            <text:p>-24.2582437216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39">
            <text:p>1239</text:p>
          </table:table-cell>
          <table:table-cell office:value-type="float" office:value="10786">
            <text:p>10786</text:p>
          </table:table-cell>
          <table:table-cell office:value-type="float" office:value="16308">
            <text:p>16308</text:p>
          </table:table-cell>
          <table:table-cell office:value-type="float" office:value="27388">
            <text:p>27388</text:p>
          </table:table-cell>
          <table:table-cell office:value-type="float" office:value="-510.75">
            <text:p>-510.75</text:p>
          </table:table-cell>
          <table:table-cell office:value-type="float" office:value="-786.625">
            <text:p>-786.625</text:p>
          </table:table-cell>
          <table:table-cell office:value-type="float" office:value="-1338.75">
            <text:p>-1338.75</text:p>
          </table:table-cell>
          <table:table-cell office:value-type="float" office:value="-0.0473530502503245">
            <text:p>-0.0473530503</text:p>
          </table:table-cell>
          <table:table-cell office:value-type="float" office:value="-0.0482355285749325">
            <text:p>-0.0482355286</text:p>
          </table:table-cell>
          <table:table-cell office:value-type="float" office:value="-0.0488808967430992">
            <text:p>-0.0488808967</text:p>
          </table:table-cell>
          <table:table-cell office:value-type="float" office:value="0.838659254405163">
            <text:p>0.8386592544</text:p>
          </table:table-cell>
          <table:table-cell office:value-type="float" office:value="0.835735915772866">
            <text:p>0.8357359158</text:p>
          </table:table-cell>
          <table:table-cell office:value-type="float" office:value="0.833599971849316">
            <text:p>0.8335999718</text:p>
          </table:table-cell>
          <table:table-cell office:value-type="float" office:value="-14.2884814722236">
            <text:p>-14.2884814722</text:p>
          </table:table-cell>
          <table:table-cell office:value-type="float" office:value="-14.0206255202339">
            <text:p>-14.0206255202</text:p>
          </table:table-cell>
          <table:table-cell office:value-type="float" office:value="-13.8308603688625">
            <text:p>-13.830860368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24">
            <text:p>1224</text:p>
          </table:table-cell>
          <table:table-cell office:value-type="float" office:value="11034">
            <text:p>11034</text:p>
          </table:table-cell>
          <table:table-cell office:value-type="float" office:value="15556">
            <text:p>15556</text:p>
          </table:table-cell>
          <table:table-cell office:value-type="float" office:value="24844">
            <text:p>24844</text:p>
          </table:table-cell>
          <table:table-cell office:value-type="float" office:value="-271.5">
            <text:p>-271.5</text:p>
          </table:table-cell>
          <table:table-cell office:value-type="float" office:value="-103">
            <text:p>-103</text:p>
          </table:table-cell>
          <table:table-cell office:value-type="float" office:value="-1423.875">
            <text:p>-1423.875</text:p>
          </table:table-cell>
          <table:table-cell office:value-type="float" office:value="-0.0246057640021751">
            <text:p>-0.024605764</text:p>
          </table:table-cell>
          <table:table-cell office:value-type="float" office:value="-0.0066212393931602">
            <text:p>-0.0066212394</text:p>
          </table:table-cell>
          <table:table-cell office:value-type="float" office:value="-0.0573126308162937">
            <text:p>-0.0573126308</text:p>
          </table:table-cell>
          <table:table-cell office:value-type="float" office:value="0.915066495491763">
            <text:p>0.9150664955</text:p>
          </table:table-cell>
          <table:table-cell office:value-type="float" office:value="0.976911590113698">
            <text:p>0.9769115901</text:p>
          </table:table-cell>
          <table:table-cell office:value-type="float" office:value="0.805843877939098">
            <text:p>0.8058438779</text:p>
          </table:table-cell>
          <table:table-cell office:value-type="float" office:value="-27.8221015065571">
            <text:p>-27.8221015066</text:p>
          </table:table-cell>
          <table:table-cell office:value-type="float" office:value="0">
            <text:p>0</text:p>
          </table:table-cell>
          <table:table-cell office:value-type="float" office:value="-11.7441609296764">
            <text:p>-11.7441609297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829">
            <text:p>829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1672">
            <text:p>11672</text:p>
          </table:table-cell>
          <table:table-cell office:value-type="float" office:value="14960">
            <text:p>14960</text:p>
          </table:table-cell>
          <table:table-cell office:value-type="float" office:value="22490">
            <text:p>22490</text:p>
          </table:table-cell>
          <table:table-cell office:value-type="float" office:value="-154.25">
            <text:p>-154.25</text:p>
          </table:table-cell>
          <table:table-cell office:value-type="float" office:value="-184.375">
            <text:p>-184.375</text:p>
          </table:table-cell>
          <table:table-cell office:value-type="float" office:value="-1395.875">
            <text:p>-1395.875</text:p>
          </table:table-cell>
          <table:table-cell office:value-type="float" office:value="-0.0132153872515422">
            <text:p>-0.0132153873</text:p>
          </table:table-cell>
          <table:table-cell office:value-type="float" office:value="-0.0123245320855615">
            <text:p>-0.0123245321</text:p>
          </table:table-cell>
          <table:table-cell office:value-type="float" office:value="-0.0620664739884393">
            <text:p>-0.062066474</text:p>
          </table:table-cell>
          <table:table-cell office:value-type="float" office:value="0.954088451681611">
            <text:p>0.9540884517</text:p>
          </table:table-cell>
          <table:table-cell office:value-type="float" office:value="0.957161850119146">
            <text:p>0.9571618501</text:p>
          </table:table-cell>
          <table:table-cell office:value-type="float" office:value="0.790317745539443">
            <text:p>0.7903177455</text:p>
          </table:table-cell>
          <table:table-cell table:number-columns-repeated="2" office:value-type="float" office:value="0">
            <text:p>0</text:p>
          </table:table-cell>
          <table:table-cell office:value-type="float" office:value="-10.8175450096208">
            <text:p>-10.817545009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1303">
            <text:p>1303</text:p>
          </table:table-cell>
          <table:table-cell office:value-type="float" office:value="897">
            <text:p>897</text:p>
          </table:table-cell>
          <table:table-cell office:value-type="float" office:value="1303">
            <text:p>1303</text:p>
          </table:table-cell>
          <table:table-cell office:value-type="float" office:value="10716">
            <text:p>10716</text:p>
          </table:table-cell>
          <table:table-cell office:value-type="float" office:value="14437">
            <text:p>14437</text:p>
          </table:table-cell>
          <table:table-cell office:value-type="float" office:value="19772">
            <text:p>19772</text:p>
          </table:table-cell>
          <table:table-cell office:value-type="float" office:value="-50.5">
            <text:p>-50.5</text:p>
          </table:table-cell>
          <table:table-cell office:value-type="float" office:value="-86.75">
            <text:p>-86.75</text:p>
          </table:table-cell>
          <table:table-cell office:value-type="float" office:value="-113.625">
            <text:p>-113.625</text:p>
          </table:table-cell>
          <table:table-cell office:value-type="float" office:value="-0.00471257932064203">
            <text:p>-0.0047125793</text:p>
          </table:table-cell>
          <table:table-cell office:value-type="float" office:value="-0.00600886610791716">
            <text:p>-0.0060088661</text:p>
          </table:table-cell>
          <table:table-cell office:value-type="float" office:value="-0.00574676309933239">
            <text:p>-0.0057467631</text:p>
          </table:table-cell>
          <table:table-cell office:value-type="float" office:value="0.983549500849305">
            <text:p>0.9835495008</text:p>
          </table:table-cell>
          <table:table-cell office:value-type="float" office:value="0.97903973730722">
            <text:p>0.9790397373</text:p>
          </table:table-cell>
          <table:table-cell office:value-type="float" office:value="0.979951058713132">
            <text:p>0.979951058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67">
            <text:p>1267</text:p>
          </table:table-cell>
          <table:table-cell office:value-type="float" office:value="10610">
            <text:p>10610</text:p>
          </table:table-cell>
          <table:table-cell office:value-type="float" office:value="13690">
            <text:p>13690</text:p>
          </table:table-cell>
          <table:table-cell office:value-type="float" office:value="21001">
            <text:p>21001</text:p>
          </table:table-cell>
          <table:table-cell office:value-type="float" office:value="-81.25">
            <text:p>-81.25</text:p>
          </table:table-cell>
          <table:table-cell office:value-type="float" office:value="-143">
            <text:p>-143</text:p>
          </table:table-cell>
          <table:table-cell office:value-type="float" office:value="-15.375">
            <text:p>-15.375</text:p>
          </table:table-cell>
          <table:table-cell office:value-type="float" office:value="-0.00765786993402451">
            <text:p>-0.0076578699</text:p>
          </table:table-cell>
          <table:table-cell office:value-type="float" office:value="-0.010445580715851">
            <text:p>-0.0104455807</text:p>
          </table:table-cell>
          <table:table-cell office:value-type="float" office:value="-0.000732107994857388">
            <text:p>-0.000732108</text:p>
          </table:table-cell>
          <table:table-cell office:value-type="float" office:value="0.97331239545589">
            <text:p>0.9733123955</text:p>
          </table:table-cell>
          <table:table-cell office:value-type="float" office:value="0.963654323401245">
            <text:p>0.9636543234</text:p>
          </table:table-cell>
          <table:table-cell office:value-type="float" office:value="0.997438672542947">
            <text:p>0.99743867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64">
            <text:p>864</text:p>
          </table:table-cell>
          <table:table-cell office:value-type="float" office:value="608">
            <text:p>608</text:p>
          </table:table-cell>
          <table:table-cell office:value-type="float" office:value="10380">
            <text:p>10380</text:p>
          </table:table-cell>
          <table:table-cell office:value-type="float" office:value="14142">
            <text:p>14142</text:p>
          </table:table-cell>
          <table:table-cell office:value-type="float" office:value="20891">
            <text:p>20891</text:p>
          </table:table-cell>
          <table:table-cell office:value-type="float" office:value="-129.75">
            <text:p>-129.75</text:p>
          </table:table-cell>
          <table:table-cell office:value-type="float" office:value="-382.25">
            <text:p>-382.25</text:p>
          </table:table-cell>
          <table:table-cell office:value-type="float" office:value="-178.25">
            <text:p>-178.25</text:p>
          </table:table-cell>
          <table:table-cell office:value-type="float" office:value="-0.0125">
            <text:p>-0.0125</text:p>
          </table:table-cell>
          <table:table-cell office:value-type="float" office:value="-0.0270294159241974">
            <text:p>-0.0270294159</text:p>
          </table:table-cell>
          <table:table-cell office:value-type="float" office:value="-0.00853238236561199">
            <text:p>-0.0085323824</text:p>
          </table:table-cell>
          <table:table-cell office:value-type="float" office:value="0.95655625">
            <text:p>0.95655625</text:p>
          </table:table-cell>
          <table:table-cell office:value-type="float" office:value="0.906828999342707">
            <text:p>0.9068289993</text:p>
          </table:table-cell>
          <table:table-cell office:value-type="float" office:value="0.970279352756071">
            <text:p>0.9702793528</text:p>
          </table:table-cell>
          <table:table-cell office:value-type="float" office:value="0">
            <text:p>0</text:p>
          </table:table-cell>
          <table:table-cell office:value-type="float" office:value="-25.2960226732669">
            <text:p>-25.29602267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623">
            <text:p>623</text:p>
          </table:table-cell>
          <table:table-cell office:value-type="float" office:value="10672">
            <text:p>10672</text:p>
          </table:table-cell>
          <table:table-cell office:value-type="float" office:value="14650">
            <text:p>14650</text:p>
          </table:table-cell>
          <table:table-cell office:value-type="float" office:value="20193">
            <text:p>20193</text:p>
          </table:table-cell>
          <table:table-cell office:value-type="float" office:value="-156">
            <text:p>-156</text:p>
          </table:table-cell>
          <table:table-cell office:value-type="float" office:value="-218.75">
            <text:p>-218.75</text:p>
          </table:table-cell>
          <table:table-cell office:value-type="float" office:value="-365.125">
            <text:p>-365.125</text:p>
          </table:table-cell>
          <table:table-cell office:value-type="float" office:value="-0.0146176911544228">
            <text:p>-0.0146176912</text:p>
          </table:table-cell>
          <table:table-cell office:value-type="float" office:value="-0.0149317406143345">
            <text:p>-0.0149317406</text:p>
          </table:table-cell>
          <table:table-cell office:value-type="float" office:value="-0.0180817610062893">
            <text:p>-0.018081761</text:p>
          </table:table-cell>
          <table:table-cell office:value-type="float" office:value="0.949256887673105">
            <text:p>0.9492568877</text:p>
          </table:table-cell>
          <table:table-cell office:value-type="float" office:value="0.948175903330266">
            <text:p>0.9481759033</text:p>
          </table:table-cell>
          <table:table-cell office:value-type="float" office:value="0.937354658636921">
            <text:p>0.93735465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572">
            <text:p>572</text:p>
          </table:table-cell>
          <table:table-cell office:value-type="float" office:value="10808">
            <text:p>10808</text:p>
          </table:table-cell>
          <table:table-cell office:value-type="float" office:value="13974">
            <text:p>13974</text:p>
          </table:table-cell>
          <table:table-cell office:value-type="float" office:value="19926">
            <text:p>19926</text:p>
          </table:table-cell>
          <table:table-cell office:value-type="float" office:value="-62.125">
            <text:p>-62.125</text:p>
          </table:table-cell>
          <table:table-cell office:value-type="float" office:value="-33.375">
            <text:p>-33.375</text:p>
          </table:table-cell>
          <table:table-cell office:value-type="float" office:value="-137.375">
            <text:p>-137.375</text:p>
          </table:table-cell>
          <table:table-cell office:value-type="float" office:value="-0.00574805699481865">
            <text:p>-0.005748057</text:p>
          </table:table-cell>
          <table:table-cell office:value-type="float" office:value="-0.00238836410476599">
            <text:p>-0.0023883641</text:p>
          </table:table-cell>
          <table:table-cell office:value-type="float" office:value="-0.00689425875740239">
            <text:p>-0.0068942588</text:p>
          </table:table-cell>
          <table:table-cell office:value-type="float" office:value="0.979946559230197">
            <text:p>0.9799465592</text:p>
          </table:table-cell>
          <table:table-cell office:value-type="float" office:value="0.991651906028189">
            <text:p>0.991651906</text:p>
          </table:table-cell>
          <table:table-cell office:value-type="float" office:value="0.975963254724567">
            <text:p>0.97596325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547">
            <text:p>547</text:p>
          </table:table-cell>
          <table:table-cell office:value-type="float" office:value="10664">
            <text:p>10664</text:p>
          </table:table-cell>
          <table:table-cell office:value-type="float" office:value="14405">
            <text:p>14405</text:p>
          </table:table-cell>
          <table:table-cell office:value-type="float" office:value="20891">
            <text:p>20891</text:p>
          </table:table-cell>
          <table:table-cell office:value-type="float" office:value="-113.875">
            <text:p>-113.875</text:p>
          </table:table-cell>
          <table:table-cell office:value-type="float" office:value="-75">
            <text:p>-75</text:p>
          </table:table-cell>
          <table:table-cell office:value-type="float" office:value="-43.5">
            <text:p>-43.5</text:p>
          </table:table-cell>
          <table:table-cell office:value-type="float" office:value="-0.0106784508627157">
            <text:p>-0.0106784509</text:p>
          </table:table-cell>
          <table:table-cell office:value-type="float" office:value="-0.00520652551197501">
            <text:p>-0.0052065255</text:p>
          </table:table-cell>
          <table:table-cell office:value-type="float" office:value="-0.00208223636972859">
            <text:p>-0.0020822364</text:p>
          </table:table-cell>
          <table:table-cell office:value-type="float" office:value="0.962848919433637">
            <text:p>0.9628489194</text:p>
          </table:table-cell>
          <table:table-cell office:value-type="float" office:value="0.981830292207585">
            <text:p>0.9818302922</text:p>
          </table:table-cell>
          <table:table-cell office:value-type="float" office:value="0.992720670694217">
            <text:p>0.9927206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1300">
            <text:p>1300</text:p>
          </table:table-cell>
          <table:table-cell office:value-type="float" office:value="885">
            <text:p>885</text:p>
          </table:table-cell>
          <table:table-cell office:value-type="float" office:value="623">
            <text:p>623</text:p>
          </table:table-cell>
          <table:table-cell office:value-type="float" office:value="10395">
            <text:p>10395</text:p>
          </table:table-cell>
          <table:table-cell office:value-type="float" office:value="14345">
            <text:p>14345</text:p>
          </table:table-cell>
          <table:table-cell office:value-type="float" office:value="20863">
            <text:p>20863</text:p>
          </table:table-cell>
          <table:table-cell office:value-type="float" office:value="-98">
            <text:p>-98</text:p>
          </table:table-cell>
          <table:table-cell office:value-type="float" office:value="-66.25">
            <text:p>-66.25</text:p>
          </table:table-cell>
          <table:table-cell office:value-type="float" office:value="-170.5">
            <text:p>-170.5</text:p>
          </table:table-cell>
          <table:table-cell office:value-type="float" office:value="-0.00942760942760943">
            <text:p>-0.0094276094</text:p>
          </table:table-cell>
          <table:table-cell office:value-type="float" office:value="-0.00461833391425584">
            <text:p>-0.0046183339</text:p>
          </table:table-cell>
          <table:table-cell office:value-type="float" office:value="-0.00817236255572065">
            <text:p>-0.0081723626</text:p>
          </table:table-cell>
          <table:table-cell office:value-type="float" office:value="0.967177571449625">
            <text:p>0.9671775714</text:p>
          </table:table-cell>
          <table:table-cell office:value-type="float" office:value="0.983877636156066">
            <text:p>0.9838776362</text:p>
          </table:table-cell>
          <table:table-cell office:value-type="float" office:value="0.971527634574072">
            <text:p>0.97152763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10302">
            <text:p>10302</text:p>
          </table:table-cell>
          <table:table-cell office:value-type="float" office:value="13604">
            <text:p>13604</text:p>
          </table:table-cell>
          <table:table-cell office:value-type="float" office:value="20083">
            <text:p>20083</text:p>
          </table:table-cell>
          <table:table-cell office:value-type="float" office:value="2">
            <text:p>2</text:p>
          </table:table-cell>
          <table:table-cell office:value-type="float" office:value="-221.75">
            <text:p>-221.75</text:p>
          </table:table-cell>
          <table:table-cell office:value-type="float" office:value="-222.75">
            <text:p>-222.75</text:p>
          </table:table-cell>
          <table:table-cell office:value-type="float" office:value="0.0001941370607649">
            <text:p>0.0001941371</text:p>
          </table:table-cell>
          <table:table-cell office:value-type="float" office:value="-0.0163003528374008">
            <text:p>-0.0163003528</text:p>
          </table:table-cell>
          <table:table-cell office:value-type="float" office:value="-0.0110914703978489">
            <text:p>-0.0110914704</text:p>
          </table:table-cell>
          <table:table-cell office:value-type="float" office:value="1.00067955358351">
            <text:p>1.0006795536</text:p>
          </table:table-cell>
          <table:table-cell office:value-type="float" office:value="0.94346954001424">
            <text:p>0.94346954</text:p>
          </table:table-cell>
          <table:table-cell office:value-type="float" office:value="0.961420974210078">
            <text:p>0.96142097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0514">
            <text:p>10514</text:p>
          </table:table-cell>
          <table:table-cell office:value-type="float" office:value="13769">
            <text:p>13769</text:p>
          </table:table-cell>
          <table:table-cell office:value-type="float" office:value="18905">
            <text:p>18905</text:p>
          </table:table-cell>
          <table:table-cell office:value-type="float" office:value="-37">
            <text:p>-37</text:p>
          </table:table-cell>
          <table:table-cell office:value-type="float" office:value="-76.75">
            <text:p>-76.75</text:p>
          </table:table-cell>
          <table:table-cell office:value-type="float" office:value="-56.75">
            <text:p>-56.75</text:p>
          </table:table-cell>
          <table:table-cell office:value-type="float" office:value="-0.00351911736731976">
            <text:p>-0.0035191174</text:p>
          </table:table-cell>
          <table:table-cell office:value-type="float" office:value="-0.00557411576730336">
            <text:p>-0.0055741158</text:p>
          </table:table-cell>
          <table:table-cell office:value-type="float" office:value="-0.00300185136207353">
            <text:p>-0.0030018514</text:p>
          </table:table-cell>
          <table:table-cell office:value-type="float" office:value="0.987707362220989">
            <text:p>0.9877073622</text:p>
          </table:table-cell>
          <table:table-cell office:value-type="float" office:value="0.980551493516949">
            <text:p>0.9805514935</text:p>
          </table:table-cell>
          <table:table-cell office:value-type="float" office:value="0.989511182011479">
            <text:p>0.9895111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1308">
            <text:p>1308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9952">
            <text:p>9952</text:p>
          </table:table-cell>
          <table:table-cell office:value-type="float" office:value="13538">
            <text:p>13538</text:p>
          </table:table-cell>
          <table:table-cell office:value-type="float" office:value="19459">
            <text:p>19459</text:p>
          </table:table-cell>
          <table:table-cell office:value-type="float" office:value="-226.25">
            <text:p>-226.25</text:p>
          </table:table-cell>
          <table:table-cell office:value-type="float" office:value="-161.25">
            <text:p>-161.25</text:p>
          </table:table-cell>
          <table:table-cell office:value-type="float" office:value="-139.125">
            <text:p>-139.125</text:p>
          </table:table-cell>
          <table:table-cell office:value-type="float" office:value="-0.0227341237942122">
            <text:p>-0.0227341238</text:p>
          </table:table-cell>
          <table:table-cell office:value-type="float" office:value="-0.0119109174176392">
            <text:p>-0.0119109174</text:p>
          </table:table-cell>
          <table:table-cell office:value-type="float" office:value="-0.00714964797779948">
            <text:p>-0.007149648</text:p>
          </table:table-cell>
          <table:table-cell office:value-type="float" office:value="0.921443573874251">
            <text:p>0.9214435739</text:p>
          </table:table-cell>
          <table:table-cell office:value-type="float" office:value="0.958589854147573">
            <text:p>0.9585898541</text:p>
          </table:table-cell>
          <table:table-cell office:value-type="float" office:value="0.975076422311466">
            <text:p>0.9750764223</text:p>
          </table:table-cell>
          <table:table-cell office:value-type="float" office:value="-30.141383132641">
            <text:p>-30.14138313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1309">
            <text:p>1309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9948">
            <text:p>9948</text:p>
          </table:table-cell>
          <table:table-cell office:value-type="float" office:value="13282">
            <text:p>13282</text:p>
          </table:table-cell>
          <table:table-cell office:value-type="float" office:value="19177">
            <text:p>19177</text:p>
          </table:table-cell>
          <table:table-cell office:value-type="float" office:value="-250.375">
            <text:p>-250.375</text:p>
          </table:table-cell>
          <table:table-cell office:value-type="float" office:value="-131">
            <text:p>-131</text:p>
          </table:table-cell>
          <table:table-cell office:value-type="float" office:value="-110.625">
            <text:p>-110.625</text:p>
          </table:table-cell>
          <table:table-cell office:value-type="float" office:value="-0.025168375552875">
            <text:p>-0.0251683756</text:p>
          </table:table-cell>
          <table:table-cell office:value-type="float" office:value="-0.00986297244390905">
            <text:p>-0.0098629724</text:p>
          </table:table-cell>
          <table:table-cell office:value-type="float" office:value="-0.00576862908692705">
            <text:p>-0.0057686291</text:p>
          </table:table-cell>
          <table:table-cell office:value-type="float" office:value="0.91315224193576">
            <text:p>0.9131522419</text:p>
          </table:table-cell>
          <table:table-cell office:value-type="float" office:value="0.96567026176816">
            <text:p>0.9656702618</text:p>
          </table:table-cell>
          <table:table-cell office:value-type="float" office:value="0.979875021275579">
            <text:p>0.9798750213</text:p>
          </table:table-cell>
          <table:table-cell office:value-type="float" office:value="-27.1923560415693">
            <text:p>-27.192356041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office:value-type="float" office:value="1255">
            <text:p>1255</text:p>
          </table:table-cell>
          <table:table-cell office:value-type="float" office:value="834">
            <text:p>834</text:p>
          </table:table-cell>
          <table:table-cell office:value-type="float" office:value="569">
            <text:p>569</text:p>
          </table:table-cell>
          <table:table-cell office:value-type="float" office:value="10390">
            <text:p>10390</text:p>
          </table:table-cell>
          <table:table-cell office:value-type="float" office:value="13392">
            <text:p>13392</text:p>
          </table:table-cell>
          <table:table-cell office:value-type="float" office:value="18445">
            <text:p>18445</text:p>
          </table:table-cell>
          <table:table-cell office:value-type="float" office:value="14.75">
            <text:p>14.75</text:p>
          </table:table-cell>
          <table:table-cell office:value-type="float" office:value="-8.25">
            <text:p>-8.25</text:p>
          </table:table-cell>
          <table:table-cell office:value-type="float" office:value="-261.625">
            <text:p>-261.625</text:p>
          </table:table-cell>
          <table:table-cell office:value-type="float" office:value="0.00141963426371511">
            <text:p>0.0014196343</text:p>
          </table:table-cell>
          <table:table-cell office:value-type="float" office:value="-0.000616039426523297">
            <text:p>-0.0006160394</text:p>
          </table:table-cell>
          <table:table-cell office:value-type="float" office:value="-0.0141840607210626">
            <text:p>-0.0141840607</text:p>
          </table:table-cell>
          <table:table-cell office:value-type="float" office:value="1.00497267003143">
            <text:p>1.00497267</text:p>
          </table:table-cell>
          <table:table-cell office:value-type="float" office:value="0.997844605836136">
            <text:p>0.9978446058</text:p>
          </table:table-cell>
          <table:table-cell office:value-type="float" office:value="0.950750115130217">
            <text:p>0.950750115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5">
            <text:p>515</text:p>
          </table:table-cell>
          <table:table-cell office:value-type="float" office:value="10297">
            <text:p>10297</text:p>
          </table:table-cell>
          <table:table-cell office:value-type="float" office:value="13586">
            <text:p>13586</text:p>
          </table:table-cell>
          <table:table-cell office:value-type="float" office:value="18683">
            <text:p>18683</text:p>
          </table:table-cell>
          <table:table-cell office:value-type="float" office:value="-33.5">
            <text:p>-33.5</text:p>
          </table:table-cell>
          <table:table-cell office:value-type="float" office:value="-216.75">
            <text:p>-216.75</text:p>
          </table:table-cell>
          <table:table-cell office:value-type="float" office:value="-57.375">
            <text:p>-57.375</text:p>
          </table:table-cell>
          <table:table-cell office:value-type="float" office:value="-0.0032533747693503">
            <text:p>-0.0032533748</text:p>
          </table:table-cell>
          <table:table-cell office:value-type="float" office:value="-0.0159539231561902">
            <text:p>-0.0159539232</text:p>
          </table:table-cell>
          <table:table-cell office:value-type="float" office:value="-0.00307097361237489">
            <text:p>-0.0030709736</text:p>
          </table:table-cell>
          <table:table-cell office:value-type="float" office:value="0.988633933824158">
            <text:p>0.9886339338</text:p>
          </table:table-cell>
          <table:table-cell office:value-type="float" office:value="0.944660143174919">
            <text:p>0.9446601432</text:p>
          </table:table-cell>
          <table:table-cell office:value-type="float" office:value="0.989270076879387">
            <text:p>0.989270076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805">
            <text:p>805</text:p>
          </table:table-cell>
          <table:table-cell office:value-type="float" office:value="9658">
            <text:p>9658</text:p>
          </table:table-cell>
          <table:table-cell office:value-type="float" office:value="12715">
            <text:p>12715</text:p>
          </table:table-cell>
          <table:table-cell office:value-type="float" office:value="19459">
            <text:p>19459</text:p>
          </table:table-cell>
          <table:table-cell office:value-type="float" office:value="-122.25">
            <text:p>-122.25</text:p>
          </table:table-cell>
          <table:table-cell office:value-type="float" office:value="-269.375">
            <text:p>-269.375</text:p>
          </table:table-cell>
          <table:table-cell office:value-type="float" office:value="-139.125">
            <text:p>-139.125</text:p>
          </table:table-cell>
          <table:table-cell office:value-type="float" office:value="-0.012657900186374">
            <text:p>-0.0126579002</text:p>
          </table:table-cell>
          <table:table-cell office:value-type="float" office:value="-0.0211856075501376">
            <text:p>-0.0211856076</text:p>
          </table:table-cell>
          <table:table-cell office:value-type="float" office:value="-0.00714964797779948">
            <text:p>-0.007149648</text:p>
          </table:table-cell>
          <table:table-cell office:value-type="float" office:value="0.956011385324462">
            <text:p>0.9560113853</text:p>
          </table:table-cell>
          <table:table-cell office:value-type="float" office:value="0.926730080310364">
            <text:p>0.9267300803</text:p>
          </table:table-cell>
          <table:table-cell office:value-type="float" office:value="0.975076422311466">
            <text:p>0.9750764223</text:p>
          </table:table-cell>
          <table:table-cell office:value-type="float" office:value="0">
            <text:p>0</text:p>
          </table:table-cell>
          <table:table-cell office:value-type="float" office:value="-32.370023048258">
            <text:p>-32.37002304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office:value-type="float" office:value="1277">
            <text:p>1277</text:p>
          </table:table-cell>
          <table:table-cell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194">
            <text:p>9194</text:p>
          </table:table-cell>
          <table:table-cell office:value-type="float" office:value="12742">
            <text:p>12742</text:p>
          </table:table-cell>
          <table:table-cell office:value-type="float" office:value="19177">
            <text:p>19177</text:p>
          </table:table-cell>
          <table:table-cell office:value-type="float" office:value="-16">
            <text:p>-16</text:p>
          </table:table-cell>
          <table:table-cell office:value-type="float" office:value="-262.25">
            <text:p>-262.25</text:p>
          </table:table-cell>
          <table:table-cell office:value-type="float" office:value="-110.625">
            <text:p>-110.625</text:p>
          </table:table-cell>
          <table:table-cell office:value-type="float" office:value="-0.00174026539047205">
            <text:p>-0.0017402654</text:p>
          </table:table-cell>
          <table:table-cell office:value-type="float" office:value="-0.0205815413592843">
            <text:p>-0.0205815414</text:p>
          </table:table-cell>
          <table:table-cell office:value-type="float" office:value="-0.00576862908692705">
            <text:p>-0.0057686291</text:p>
          </table:table-cell>
          <table:table-cell office:value-type="float" office:value="0.993915007039661">
            <text:p>0.993915007</text:p>
          </table:table-cell>
          <table:table-cell office:value-type="float" office:value="0.928794860938164">
            <text:p>0.9287948609</text:p>
          </table:table-cell>
          <table:table-cell office:value-type="float" office:value="0.979875021275579">
            <text:p>0.9798750213</text:p>
          </table:table-cell>
          <table:table-cell office:value-type="float" office:value="0">
            <text:p>0</text:p>
          </table:table-cell>
          <table:table-cell office:value-type="float" office:value="-33.330323841622">
            <text:p>-33.330323841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33">
            <text:p>1233</text:p>
          </table:table-cell>
          <table:table-cell office:value-type="float" office:value="551">
            <text:p>551</text:p>
          </table:table-cell>
          <table:table-cell office:value-type="float" office:value="9195">
            <text:p>9195</text:p>
          </table:table-cell>
          <table:table-cell office:value-type="float" office:value="13122">
            <text:p>13122</text:p>
          </table:table-cell>
          <table:table-cell office:value-type="float" office:value="18073">
            <text:p>18073</text:p>
          </table:table-cell>
          <table:table-cell office:value-type="float" office:value="-9">
            <text:p>-9</text:p>
          </table:table-cell>
          <table:table-cell office:value-type="float" office:value="-181.375">
            <text:p>-181.375</text:p>
          </table:table-cell>
          <table:table-cell office:value-type="float" office:value="-259">
            <text:p>-259</text:p>
          </table:table-cell>
          <table:table-cell office:value-type="float" office:value="-0.000978792822185971">
            <text:p>-0.0009787928</text:p>
          </table:table-cell>
          <table:table-cell office:value-type="float" office:value="-0.0138222069806432">
            <text:p>-0.013822207</text:p>
          </table:table-cell>
          <table:table-cell office:value-type="float" office:value="-0.0143307696563935">
            <text:p>-0.0143307697</text:p>
          </table:table-cell>
          <table:table-cell office:value-type="float" office:value="0.996576102871711">
            <text:p>0.9965761029</text:p>
          </table:table-cell>
          <table:table-cell office:value-type="float" office:value="0.951996740243148">
            <text:p>0.9519967402</text:p>
          </table:table-cell>
          <table:table-cell office:value-type="float" office:value="0.950244833282154">
            <text:p>0.95024483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table:number-columns-repeated="2" office:value-type="float" office:value="803">
            <text:p>803</text:p>
          </table:table-cell>
          <table:table-cell office:value-type="float" office:value="8826">
            <text:p>8826</text:p>
          </table:table-cell>
          <table:table-cell office:value-type="float" office:value="13144">
            <text:p>13144</text:p>
          </table:table-cell>
          <table:table-cell office:value-type="float" office:value="18191">
            <text:p>18191</text:p>
          </table:table-cell>
          <table:table-cell office:value-type="float" office:value="-128.75">
            <text:p>-128.75</text:p>
          </table:table-cell>
          <table:table-cell office:value-type="float" office:value="-83.75">
            <text:p>-83.75</text:p>
          </table:table-cell>
          <table:table-cell office:value-type="float" office:value="-337.5">
            <text:p>-337.5</text:p>
          </table:table-cell>
          <table:table-cell office:value-type="float" office:value="-0.0145875821436664">
            <text:p>-0.0145875821</text:p>
          </table:table-cell>
          <table:table-cell office:value-type="float" office:value="-0.00637172854534388">
            <text:p>-0.0063717285</text:p>
          </table:table-cell>
          <table:table-cell office:value-type="float" office:value="-0.0185531306690121">
            <text:p>-0.0185531307</text:p>
          </table:table-cell>
          <table:table-cell office:value-type="float" office:value="0.949360545700652">
            <text:p>0.9493605457</text:p>
          </table:table-cell>
          <table:table-cell office:value-type="float" office:value="0.977778523983621">
            <text:p>0.977778524</text:p>
          </table:table-cell>
          <table:table-cell office:value-type="float" office:value="0.935738711227395">
            <text:p>0.93573871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1207">
            <text:p>1207</text:p>
          </table:table-cell>
          <table:table-cell office:value-type="float" office:value="796">
            <text:p>796</text:p>
          </table:table-cell>
          <table:table-cell office:value-type="float" office:value="534">
            <text:p>534</text:p>
          </table:table-cell>
          <table:table-cell office:value-type="float" office:value="9165">
            <text:p>9165</text:p>
          </table:table-cell>
          <table:table-cell office:value-type="float" office:value="12465">
            <text:p>12465</text:p>
          </table:table-cell>
          <table:table-cell office:value-type="float" office:value="17138">
            <text:p>17138</text:p>
          </table:table-cell>
          <table:table-cell office:value-type="float" office:value="-134.375">
            <text:p>-134.375</text:p>
          </table:table-cell>
          <table:table-cell office:value-type="float" office:value="-142.5">
            <text:p>-142.5</text:p>
          </table:table-cell>
          <table:table-cell office:value-type="float" office:value="-346.5">
            <text:p>-346.5</text:p>
          </table:table-cell>
          <table:table-cell office:value-type="float" office:value="-0.0146617566830333">
            <text:p>-0.0146617567</text:p>
          </table:table-cell>
          <table:table-cell office:value-type="float" office:value="-0.0114320096269555">
            <text:p>-0.0114320096</text:p>
          </table:table-cell>
          <table:table-cell office:value-type="float" office:value="-0.0202182284980745">
            <text:p>-0.0202182285</text:p>
          </table:table-cell>
          <table:table-cell office:value-type="float" office:value="0.949105187143087">
            <text:p>0.9491051871</text:p>
          </table:table-cell>
          <table:table-cell office:value-type="float" office:value="0.960244120360113">
            <text:p>0.9602441204</text:p>
          </table:table-cell>
          <table:table-cell office:value-type="float" office:value="0.930037402713396">
            <text:p>0.9300374027</text:p>
          </table:table-cell>
          <table:table-cell table:number-columns-repeated="2" office:value-type="float" office:value="0">
            <text:p>0</text:p>
          </table:table-cell>
          <table:table-cell office:value-type="float" office:value="-33.9355261969506">
            <text:p>-33.935526197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office:value-type="float" office:value="1187">
            <text:p>1187</text:p>
          </table:table-cell>
          <table:table-cell table:number-columns-repeated="2" office:value-type="float" office:value="521">
            <text:p>521</text:p>
          </table:table-cell>
          <table:table-cell office:value-type="float" office:value="9265">
            <text:p>9265</text:p>
          </table:table-cell>
          <table:table-cell office:value-type="float" office:value="12258">
            <text:p>12258</text:p>
          </table:table-cell>
          <table:table-cell office:value-type="float" office:value="17158">
            <text:p>17158</text:p>
          </table:table-cell>
          <table:table-cell office:value-type="float" office:value="-19">
            <text:p>-19</text:p>
          </table:table-cell>
          <table:table-cell office:value-type="float" office:value="-119.5">
            <text:p>-119.5</text:p>
          </table:table-cell>
          <table:table-cell office:value-type="float" office:value="-378.5">
            <text:p>-378.5</text:p>
          </table:table-cell>
          <table:table-cell office:value-type="float" office:value="-0.00205072854830005">
            <text:p>-0.0020507285</text:p>
          </table:table-cell>
          <table:table-cell office:value-type="float" office:value="-0.00974873551966063">
            <text:p>-0.0097487355</text:p>
          </table:table-cell>
          <table:table-cell office:value-type="float" office:value="-0.0220596806154563">
            <text:p>-0.0220596806</text:p>
          </table:table-cell>
          <table:table-cell office:value-type="float" office:value="0.992830692836604">
            <text:p>0.9928306928</text:p>
          </table:table-cell>
          <table:table-cell office:value-type="float" office:value="0.966065699855883">
            <text:p>0.9660656999</text:p>
          </table:table-cell>
          <table:table-cell office:value-type="float" office:value="0.92374491168326">
            <text:p>0.9237449117</text:p>
          </table:table-cell>
          <table:table-cell table:number-columns-repeated="2" office:value-type="float" office:value="0">
            <text:p>0</text:p>
          </table:table-cell>
          <table:table-cell office:value-type="float" office:value="-31.0735892571914">
            <text:p>-31.073589257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office:value-type="float" office:value="1085">
            <text:p>1085</text:p>
          </table:table-cell>
          <table:table-cell office:value-type="float" office:value="428">
            <text:p>428</text:p>
          </table:table-cell>
          <table:table-cell office:value-type="float" office:value="9038">
            <text:p>9038</text:p>
          </table:table-cell>
          <table:table-cell office:value-type="float" office:value="13020">
            <text:p>13020</text:p>
          </table:table-cell>
          <table:table-cell office:value-type="float" office:value="18073">
            <text:p>18073</text:p>
          </table:table-cell>
          <table:table-cell office:value-type="float" office:value="-26">
            <text:p>-26</text:p>
          </table:table-cell>
          <table:table-cell office:value-type="float" office:value="-161.25">
            <text:p>-161.25</text:p>
          </table:table-cell>
          <table:table-cell office:value-type="float" office:value="-259">
            <text:p>-259</text:p>
          </table:table-cell>
          <table:table-cell office:value-type="float" office:value="-0.00287674264217747">
            <text:p>-0.0028767426</text:p>
          </table:table-cell>
          <table:table-cell office:value-type="float" office:value="-0.0123847926267281">
            <text:p>-0.0123847926</text:p>
          </table:table-cell>
          <table:table-cell office:value-type="float" office:value="-0.0143307696563935">
            <text:p>-0.0143307697</text:p>
          </table:table-cell>
          <table:table-cell office:value-type="float" office:value="0.989947621022908">
            <text:p>0.989947621</text:p>
          </table:table-cell>
          <table:table-cell office:value-type="float" office:value="0.956953856659729">
            <text:p>0.9569538567</text:p>
          </table:table-cell>
          <table:table-cell office:value-type="float" office:value="0.950244833282154">
            <text:p>0.95024483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482">
            <text:p>482</text:p>
          </table:table-cell>
          <table:table-cell office:value-type="float" office:value="735">
            <text:p>735</text:p>
          </table:table-cell>
          <table:table-cell office:value-type="float" office:value="1130">
            <text:p>1130</text:p>
          </table:table-cell>
          <table:table-cell office:value-type="float" office:value="8826">
            <text:p>8826</text:p>
          </table:table-cell>
          <table:table-cell office:value-type="float" office:value="11846">
            <text:p>11846</text:p>
          </table:table-cell>
          <table:table-cell office:value-type="float" office:value="18540">
            <text:p>18540</text:p>
          </table:table-cell>
          <table:table-cell office:value-type="float" office:value="-128.75">
            <text:p>-128.75</text:p>
          </table:table-cell>
          <table:table-cell office:value-type="float" office:value="-72.125">
            <text:p>-72.125</text:p>
          </table:table-cell>
          <table:table-cell office:value-type="float" office:value="-268.25">
            <text:p>-268.25</text:p>
          </table:table-cell>
          <table:table-cell office:value-type="float" office:value="-0.0145875821436664">
            <text:p>-0.0145875821</text:p>
          </table:table-cell>
          <table:table-cell office:value-type="float" office:value="-0.00608855309809218">
            <text:p>-0.0060885531</text:p>
          </table:table-cell>
          <table:table-cell office:value-type="float" office:value="-0.0144687162891046">
            <text:p>-0.0144687163</text:p>
          </table:table-cell>
          <table:table-cell office:value-type="float" office:value="0.949360545700652">
            <text:p>0.9493605457</text:p>
          </table:table-cell>
          <table:table-cell office:value-type="float" office:value="0.978762722295181">
            <text:p>0.9787627223</text:p>
          </table:table-cell>
          <table:table-cell office:value-type="float" office:value="0.949769806740201">
            <text:p>0.949769806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07">
            <text:p>507</text:p>
          </table:table-cell>
          <table:table-cell office:value-type="float" office:value="8527">
            <text:p>8527</text:p>
          </table:table-cell>
          <table:table-cell office:value-type="float" office:value="11618">
            <text:p>11618</text:p>
          </table:table-cell>
          <table:table-cell office:value-type="float" office:value="16713">
            <text:p>16713</text:p>
          </table:table-cell>
          <table:table-cell office:value-type="float" office:value="-91.5">
            <text:p>-91.5</text:p>
          </table:table-cell>
          <table:table-cell office:value-type="float" office:value="-197.625">
            <text:p>-197.625</text:p>
          </table:table-cell>
          <table:table-cell office:value-type="float" office:value="-192.75">
            <text:p>-192.75</text:p>
          </table:table-cell>
          <table:table-cell office:value-type="float" office:value="-0.010730620382315">
            <text:p>-0.0107306204</text:p>
          </table:table-cell>
          <table:table-cell office:value-type="float" office:value="-0.0170102427268032">
            <text:p>-0.0170102427</text:p>
          </table:table-cell>
          <table:table-cell office:value-type="float" office:value="-0.0115329384311614">
            <text:p>-0.0115329384</text:p>
          </table:table-cell>
          <table:table-cell office:value-type="float" office:value="0.962668515240925">
            <text:p>0.9626685152</text:p>
          </table:table-cell>
          <table:table-cell office:value-type="float" office:value="0.941031273237133">
            <text:p>0.9410312732</text:p>
          </table:table-cell>
          <table:table-cell office:value-type="float" office:value="0.959895412481895">
            <text:p>0.9598954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1089">
            <text:p>1089</text:p>
          </table:table-cell>
          <table:table-cell table:number-columns-repeated="2" office:value-type="float" office:value="705">
            <text:p>705</text:p>
          </table:table-cell>
          <table:table-cell office:value-type="float" office:value="8290">
            <text:p>8290</text:p>
          </table:table-cell>
          <table:table-cell office:value-type="float" office:value="11882">
            <text:p>11882</text:p>
          </table:table-cell>
          <table:table-cell office:value-type="float" office:value="16631">
            <text:p>16631</text:p>
          </table:table-cell>
          <table:table-cell office:value-type="float" office:value="-42">
            <text:p>-42</text:p>
          </table:table-cell>
          <table:table-cell office:value-type="float" office:value="-101.625">
            <text:p>-101.625</text:p>
          </table:table-cell>
          <table:table-cell office:value-type="float" office:value="-170.75">
            <text:p>-170.75</text:p>
          </table:table-cell>
          <table:table-cell office:value-type="float" office:value="-0.00506634499396864">
            <text:p>-0.005066345</text:p>
          </table:table-cell>
          <table:table-cell office:value-type="float" office:value="-0.00855285305504124">
            <text:p>-0.0085528531</text:p>
          </table:table-cell>
          <table:table-cell office:value-type="float" office:value="-0.0102669713186219">
            <text:p>-0.0102669713</text:p>
          </table:table-cell>
          <table:table-cell office:value-type="float" office:value="0.982318101510242">
            <text:p>0.9823181015</text:p>
          </table:table-cell>
          <table:table-cell office:value-type="float" office:value="0.970208390846303">
            <text:p>0.9702083908</text:p>
          </table:table-cell>
          <table:table-cell office:value-type="float" office:value="0.964272205356936">
            <text:p>0.96427220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11">
            <text:p>1011</text:p>
          </table:table-cell>
          <table:table-cell office:value-type="float" office:value="395">
            <text:p>395</text:p>
          </table:table-cell>
          <table:table-cell office:value-type="float" office:value="1011">
            <text:p>1011</text:p>
          </table:table-cell>
          <table:table-cell office:value-type="float" office:value="8140">
            <text:p>8140</text:p>
          </table:table-cell>
          <table:table-cell office:value-type="float" office:value="11632">
            <text:p>11632</text:p>
          </table:table-cell>
          <table:table-cell office:value-type="float" office:value="17313">
            <text:p>17313</text:p>
          </table:table-cell>
          <table:table-cell office:value-type="float" office:value="-151.375">
            <text:p>-151.375</text:p>
          </table:table-cell>
          <table:table-cell office:value-type="float" office:value="-47.875">
            <text:p>-47.875</text:p>
          </table:table-cell>
          <table:table-cell office:value-type="float" office:value="-175.75">
            <text:p>-175.75</text:p>
          </table:table-cell>
          <table:table-cell office:value-type="float" office:value="-0.0185964373464373">
            <text:p>-0.0185964373</text:p>
          </table:table-cell>
          <table:table-cell office:value-type="float" office:value="-0.00411580123796424">
            <text:p>-0.0041158012</text:p>
          </table:table-cell>
          <table:table-cell office:value-type="float" office:value="-0.0101513313694911">
            <text:p>-0.0101513314</text:p>
          </table:table-cell>
          <table:table-cell office:value-type="float" office:value="0.93559029115215">
            <text:p>0.9355902912</text:p>
          </table:table-cell>
          <table:table-cell office:value-type="float" office:value="0.985627897713993">
            <text:p>0.9856278977</text:p>
          </table:table-cell>
          <table:table-cell office:value-type="float" office:value="0.964672317282784">
            <text:p>0.96467231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9">
            <text:p>369</text:p>
          </table:table-cell>
          <table:table-cell office:value-type="float" office:value="971">
            <text:p>971</text:p>
          </table:table-cell>
          <table:table-cell office:value-type="float" office:value="8204">
            <text:p>8204</text:p>
          </table:table-cell>
          <table:table-cell office:value-type="float" office:value="11266">
            <text:p>11266</text:p>
          </table:table-cell>
          <table:table-cell office:value-type="float" office:value="15882">
            <text:p>15882</text:p>
          </table:table-cell>
          <table:table-cell office:value-type="float" office:value="-157.75">
            <text:p>-157.75</text:p>
          </table:table-cell>
          <table:table-cell office:value-type="float" office:value="-243.75">
            <text:p>-243.75</text:p>
          </table:table-cell>
          <table:table-cell office:value-type="float" office:value="-163.25">
            <text:p>-163.25</text:p>
          </table:table-cell>
          <table:table-cell office:value-type="float" office:value="-0.0192284251584593">
            <text:p>-0.0192284252</text:p>
          </table:table-cell>
          <table:table-cell office:value-type="float" office:value="-0.0216358956151252">
            <text:p>-0.0216358956</text:p>
          </table:table-cell>
          <table:table-cell office:value-type="float" office:value="-0.0102789321244176">
            <text:p>-0.0102789321</text:p>
          </table:table-cell>
          <table:table-cell office:value-type="float" office:value="0.933425187320178">
            <text:p>0.9334251873</text:p>
          </table:table-cell>
          <table:table-cell office:value-type="float" office:value="0.925191864826036">
            <text:p>0.9251918648</text:p>
          </table:table-cell>
          <table:table-cell office:value-type="float" office:value="0.964230824197951">
            <text:p>0.9642308242</text:p>
          </table:table-cell>
          <table:table-cell office:value-type="float" office:value="0">
            <text:p>0</text:p>
          </table:table-cell>
          <table:table-cell office:value-type="float" office:value="-31.6890701890158">
            <text:p>-31.6890701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office:value-type="float" office:value="574">
            <text:p>574</text:p>
          </table:table-cell>
          <table:table-cell office:value-type="float" office:value="345">
            <text:p>345</text:p>
          </table:table-cell>
          <table:table-cell office:value-type="float" office:value="574">
            <text:p>574</text:p>
          </table:table-cell>
          <table:table-cell office:value-type="float" office:value="8506">
            <text:p>8506</text:p>
          </table:table-cell>
          <table:table-cell office:value-type="float" office:value="11068">
            <text:p>11068</text:p>
          </table:table-cell>
          <table:table-cell office:value-type="float" office:value="15667">
            <text:p>15667</text:p>
          </table:table-cell>
          <table:table-cell office:value-type="float" office:value="-34.5">
            <text:p>-34.5</text:p>
          </table:table-cell>
          <table:table-cell office:value-type="float" office:value="-83.25">
            <text:p>-83.25</text:p>
          </table:table-cell>
          <table:table-cell office:value-type="float" office:value="-279.375">
            <text:p>-279.375</text:p>
          </table:table-cell>
          <table:table-cell office:value-type="float" office:value="-0.00405596049847167">
            <text:p>-0.0040559605</text:p>
          </table:table-cell>
          <table:table-cell office:value-type="float" office:value="-0.00752168413444163">
            <text:p>-0.0075216841</text:p>
          </table:table-cell>
          <table:table-cell office:value-type="float" office:value="-0.0178320674028212">
            <text:p>-0.0178320674</text:p>
          </table:table-cell>
          <table:table-cell office:value-type="float" office:value="0.985836381853857">
            <text:p>0.9858363819</text:p>
          </table:table-cell>
          <table:table-cell office:value-type="float" office:value="0.973784993964602">
            <text:p>0.973784994</text:p>
          </table:table-cell>
          <table:table-cell office:value-type="float" office:value="0.938211010040729">
            <text:p>0.938211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office:value-type="float" office:value="346">
            <text:p>346</text:p>
          </table:table-cell>
          <table:table-cell office:value-type="float" office:value="569">
            <text:p>569</text:p>
          </table:table-cell>
          <table:table-cell office:value-type="float" office:value="346">
            <text:p>346</text:p>
          </table:table-cell>
          <table:table-cell office:value-type="float" office:value="8512">
            <text:p>8512</text:p>
          </table:table-cell>
          <table:table-cell office:value-type="float" office:value="12082">
            <text:p>12082</text:p>
          </table:table-cell>
          <table:table-cell office:value-type="float" office:value="16565">
            <text:p>16565</text:p>
          </table:table-cell>
          <table:table-cell office:value-type="float" office:value="-76.75">
            <text:p>-76.75</text:p>
          </table:table-cell>
          <table:table-cell office:value-type="float" office:value="-68.5">
            <text:p>-68.5</text:p>
          </table:table-cell>
          <table:table-cell office:value-type="float" office:value="-138.25">
            <text:p>-138.25</text:p>
          </table:table-cell>
          <table:table-cell office:value-type="float" office:value="-0.00901668233082707">
            <text:p>-0.0090166823</text:p>
          </table:table-cell>
          <table:table-cell office:value-type="float" office:value="-0.0056695911272968">
            <text:p>-0.0056695911</text:p>
          </table:table-cell>
          <table:table-cell office:value-type="float" office:value="-0.00834591005131301">
            <text:p>-0.0083459101</text:p>
          </table:table-cell>
          <table:table-cell office:value-type="float" office:value="0.968600960940205">
            <text:p>0.9686009609</text:p>
          </table:table-cell>
          <table:table-cell office:value-type="float" office:value="0.980219433811021">
            <text:p>0.9802194338</text:p>
          </table:table-cell>
          <table:table-cell office:value-type="float" office:value="0.97092583708099">
            <text:p>0.970925837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2">
            <text:p>2</text:p>
          </table:table-cell>
          <table:table-cell office:value-type="float" office:value="670">
            <text:p>670</text:p>
          </table:table-cell>
          <table:table-cell table:number-columns-repeated="2" office:value-type="float" office:value="1006">
            <text:p>1006</text:p>
          </table:table-cell>
          <table:table-cell office:value-type="float" office:value="8210">
            <text:p>8210</text:p>
          </table:table-cell>
          <table:table-cell office:value-type="float" office:value="11298">
            <text:p>11298</text:p>
          </table:table-cell>
          <table:table-cell office:value-type="float" office:value="17634">
            <text:p>17634</text:p>
          </table:table-cell>
          <table:table-cell office:value-type="float" office:value="-165">
            <text:p>-165</text:p>
          </table:table-cell>
          <table:table-cell office:value-type="float" office:value="-12.75">
            <text:p>-12.75</text:p>
          </table:table-cell>
          <table:table-cell office:value-type="float" office:value="-253.125">
            <text:p>-253.125</text:p>
          </table:table-cell>
          <table:table-cell office:value-type="float" office:value="-0.0200974421437272">
            <text:p>-0.0200974421</text:p>
          </table:table-cell>
          <table:table-cell office:value-type="float" office:value="-0.00112851832182687">
            <text:p>-0.0011285183</text:p>
          </table:table-cell>
          <table:table-cell office:value-type="float" office:value="-0.0143543722354542">
            <text:p>-0.0143543722</text:p>
          </table:table-cell>
          <table:table-cell office:value-type="float" office:value="0.930450610571167">
            <text:p>0.9304506106</text:p>
          </table:table-cell>
          <table:table-cell office:value-type="float" office:value="0.996052682038667">
            <text:p>0.996052682</text:p>
          </table:table-cell>
          <table:table-cell office:value-type="float" office:value="0.950163551260367">
            <text:p>0.9501635513</text:p>
          </table:table-cell>
          <table:table-cell office:value-type="float" office:value="-34.1415770678712">
            <text:p>-34.14157706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059">
            <text:p>1059</text:p>
          </table:table-cell>
          <table:table-cell office:value-type="float" office:value="8140">
            <text:p>8140</text:p>
          </table:table-cell>
          <table:table-cell office:value-type="float" office:value="10514">
            <text:p>10514</text:p>
          </table:table-cell>
          <table:table-cell office:value-type="float" office:value="15982">
            <text:p>15982</text:p>
          </table:table-cell>
          <table:table-cell office:value-type="float" office:value="-167.5">
            <text:p>-167.5</text:p>
          </table:table-cell>
          <table:table-cell office:value-type="float" office:value="-216.875">
            <text:p>-216.875</text:p>
          </table:table-cell>
          <table:table-cell office:value-type="float" office:value="-217.375">
            <text:p>-217.375</text:p>
          </table:table-cell>
          <table:table-cell office:value-type="float" office:value="-0.0205773955773956">
            <text:p>-0.0205773956</text:p>
          </table:table-cell>
          <table:table-cell office:value-type="float" office:value="-0.0206272588929047">
            <text:p>-0.0206272589</text:p>
          </table:table-cell>
          <table:table-cell office:value-type="float" office:value="-0.0136012388937555">
            <text:p>-0.0136012389</text:p>
          </table:table-cell>
          <table:table-cell office:value-type="float" office:value="0.928809036728263">
            <text:p>0.9288090367</text:p>
          </table:table-cell>
          <table:table-cell office:value-type="float" office:value="0.928638542141326">
            <text:p>0.9286385421</text:p>
          </table:table-cell>
          <table:table-cell office:value-type="float" office:value="0.952758251522768">
            <text:p>0.9527582515</text:p>
          </table:table-cell>
          <table:table-cell office:value-type="float" office:value="-33.3371093010382">
            <text:p>-33.337109301</text:p>
          </table:table-cell>
          <table:table-cell office:value-type="float" office:value="-33.2556781879214">
            <text:p>-33.2556781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85">
            <text:p>1085</text:p>
          </table:table-cell>
          <table:table-cell office:value-type="float" office:value="765">
            <text:p>765</text:p>
          </table:table-cell>
          <table:table-cell office:value-type="float" office:value="7961">
            <text:p>7961</text:p>
          </table:table-cell>
          <table:table-cell office:value-type="float" office:value="10818">
            <text:p>10818</text:p>
          </table:table-cell>
          <table:table-cell office:value-type="float" office:value="14954">
            <text:p>14954</text:p>
          </table:table-cell>
          <table:table-cell office:value-type="float" office:value="216.625">
            <text:p>216.625</text:p>
          </table:table-cell>
          <table:table-cell office:value-type="float" office:value="-98.625">
            <text:p>-98.625</text:p>
          </table:table-cell>
          <table:table-cell office:value-type="float" office:value="-81.25">
            <text:p>-81.25</text:p>
          </table:table-cell>
          <table:table-cell office:value-type="float" office:value="0.02721077754051">
            <text:p>0.0272107775</text:p>
          </table:table-cell>
          <table:table-cell office:value-type="float" office:value="-0.00911674986134221">
            <text:p>-0.0091167499</text:p>
          </table:table-cell>
          <table:table-cell office:value-type="float" office:value="-0.00543332887521733">
            <text:p>-0.0054333289</text:p>
          </table:table-cell>
          <table:table-cell office:value-type="float" office:value="1.09668895716393">
            <text:p>1.0966889572</text:p>
          </table:table-cell>
          <table:table-cell office:value-type="float" office:value="0.968254281136249">
            <text:p>0.9682542811</text:p>
          </table:table-cell>
          <table:table-cell office:value-type="float" office:value="0.981041210219565">
            <text:p>0.9810412102</text:p>
          </table:table-cell>
          <table:table-cell office:value-type="float" office:value="25.8182817349009">
            <text:p>25.818281734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office:value-type="float" office:value="694">
            <text:p>694</text:p>
          </table:table-cell>
          <table:table-cell office:value-type="float" office:value="494">
            <text:p>494</text:p>
          </table:table-cell>
          <table:table-cell office:value-type="float" office:value="8020">
            <text:p>8020</text:p>
          </table:table-cell>
          <table:table-cell office:value-type="float" office:value="10580">
            <text:p>10580</text:p>
          </table:table-cell>
          <table:table-cell office:value-type="float" office:value="16162">
            <text:p>16162</text:p>
          </table:table-cell>
          <table:table-cell office:value-type="float" office:value="48.25">
            <text:p>48.25</text:p>
          </table:table-cell>
          <table:table-cell office:value-type="float" office:value="-23.5">
            <text:p>-23.5</text:p>
          </table:table-cell>
          <table:table-cell office:value-type="float" office:value="-122.5">
            <text:p>-122.5</text:p>
          </table:table-cell>
          <table:table-cell office:value-type="float" office:value="0.00601620947630923">
            <text:p>0.0060162095</text:p>
          </table:table-cell>
          <table:table-cell office:value-type="float" office:value="-0.00222117202268431">
            <text:p>-0.002221172</text:p>
          </table:table-cell>
          <table:table-cell office:value-type="float" office:value="-0.00757950748669719">
            <text:p>-0.0075795075</text:p>
          </table:table-cell>
          <table:table-cell office:value-type="float" office:value="1.02112767492895">
            <text:p>1.0211276749</text:p>
          </table:table-cell>
          <table:table-cell office:value-type="float" office:value="0.992235567786707">
            <text:p>0.9922355678</text:p>
          </table:table-cell>
          <table:table-cell office:value-type="float" office:value="0.973584323706692">
            <text:p>0.97358432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2">
            <text:p>2</text:p>
          </table:table-cell>
          <table:table-cell office:value-type="float" office:value="429">
            <text:p>429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7600">
            <text:p>7600</text:p>
          </table:table-cell>
          <table:table-cell office:value-type="float" office:value="10374">
            <text:p>10374</text:p>
          </table:table-cell>
          <table:table-cell office:value-type="float" office:value="15124">
            <text:p>15124</text:p>
          </table:table-cell>
          <table:table-cell office:value-type="float" office:value="-3.5">
            <text:p>-3.5</text:p>
          </table:table-cell>
          <table:table-cell office:value-type="float" office:value="-8.25">
            <text:p>-8.25</text:p>
          </table:table-cell>
          <table:table-cell office:value-type="float" office:value="-9.5">
            <text:p>-9.5</text:p>
          </table:table-cell>
          <table:table-cell office:value-type="float" office:value="-0.000460526315789474">
            <text:p>-0.0004605263</text:p>
          </table:table-cell>
          <table:table-cell office:value-type="float" office:value="-0.000795257374204743">
            <text:p>-0.0007952574</text:p>
          </table:table-cell>
          <table:table-cell office:value-type="float" office:value="-0.000628140703517588">
            <text:p>-0.0006281407</text:p>
          </table:table-cell>
          <table:table-cell office:value-type="float" office:value="0.998388573580333">
            <text:p>0.9983885736</text:p>
          </table:table-cell>
          <table:table-cell office:value-type="float" office:value="0.997217838761494">
            <text:p>0.9972178388</text:p>
          </table:table-cell>
          <table:table-cell office:value-type="float" office:value="0.997802280876746">
            <text:p>0.99780228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858">
            <text:p>858</text:p>
          </table:table-cell>
          <table:table-cell office:value-type="float" office:value="552">
            <text:p>552</text:p>
          </table:table-cell>
          <table:table-cell office:value-type="float" office:value="7776">
            <text:p>7776</text:p>
          </table:table-cell>
          <table:table-cell office:value-type="float" office:value="10514">
            <text:p>10514</text:p>
          </table:table-cell>
          <table:table-cell office:value-type="float" office:value="15545">
            <text:p>15545</text:p>
          </table:table-cell>
          <table:table-cell office:value-type="float" office:value="-171">
            <text:p>-171</text:p>
          </table:table-cell>
          <table:table-cell office:value-type="float" office:value="-216.875">
            <text:p>-216.875</text:p>
          </table:table-cell>
          <table:table-cell office:value-type="float" office:value="215.25">
            <text:p>215.25</text:p>
          </table:table-cell>
          <table:table-cell office:value-type="float" office:value="-0.0219907407407407">
            <text:p>-0.0219907407</text:p>
          </table:table-cell>
          <table:table-cell office:value-type="float" office:value="-0.0206272588929047">
            <text:p>-0.0206272589</text:p>
          </table:table-cell>
          <table:table-cell office:value-type="float" office:value="0.0138468961080733">
            <text:p>0.0138468961</text:p>
          </table:table-cell>
          <table:table-cell office:value-type="float" office:value="0.923980249056927">
            <text:p>0.9239802491</text:p>
          </table:table-cell>
          <table:table-cell office:value-type="float" office:value="0.928638542141326">
            <text:p>0.9286385421</text:p>
          </table:table-cell>
          <table:table-cell office:value-type="float" office:value="1.04883993998064">
            <text:p>1.04883994</text:p>
          </table:table-cell>
          <table:table-cell office:value-type="float" office:value="-31.1720980106082">
            <text:p>-31.1720980106</text:p>
          </table:table-cell>
          <table:table-cell office:value-type="float" office:value="-33.2556781879214">
            <text:p>-33.25567818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2">
            <text:p>2</text:p>
          </table:table-cell>
          <table:table-cell office:value-type="float" office:value="361">
            <text:p>361</text:p>
          </table:table-cell>
          <table:table-cell office:value-type="float" office:value="854">
            <text:p>854</text:p>
          </table:table-cell>
          <table:table-cell office:value-type="float" office:value="549">
            <text:p>549</text:p>
          </table:table-cell>
          <table:table-cell office:value-type="float" office:value="7444">
            <text:p>7444</text:p>
          </table:table-cell>
          <table:table-cell office:value-type="float" office:value="10992">
            <text:p>10992</text:p>
          </table:table-cell>
          <table:table-cell office:value-type="float" office:value="17358">
            <text:p>17358</text:p>
          </table:table-cell>
          <table:table-cell office:value-type="float" office:value="60.5">
            <text:p>60.5</text:p>
          </table:table-cell>
          <table:table-cell office:value-type="float" office:value="-147.25">
            <text:p>-147.25</text:p>
          </table:table-cell>
          <table:table-cell office:value-type="float" office:value="361.375">
            <text:p>361.375</text:p>
          </table:table-cell>
          <table:table-cell office:value-type="float" office:value="0.0081273508866201">
            <text:p>0.0081273509</text:p>
          </table:table-cell>
          <table:table-cell office:value-type="float" office:value="-0.0133961062590975">
            <text:p>-0.0133961063</text:p>
          </table:table-cell>
          <table:table-cell office:value-type="float" office:value="0.0208189307523908">
            <text:p>0.0208189308</text:p>
          </table:table-cell>
          <table:table-cell office:value-type="float" office:value="1.02857519361474">
            <text:p>1.0285751936</text:p>
          </table:table-cell>
          <table:table-cell office:value-type="float" office:value="0.953465361192453">
            <text:p>0.9534653612</text:p>
          </table:table-cell>
          <table:table-cell office:value-type="float" office:value="1.07371577627361">
            <text:p>1.0737157763</text:p>
          </table:table-cell>
          <table:table-cell table:number-columns-repeated="2" office:value-type="float" office:value="0">
            <text:p>0</text:p>
          </table:table-cell>
          <table:table-cell office:value-type="float" office:value="33.6394650576893">
            <text:p>33.6394650577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575">
            <text:p>575</text:p>
          </table:table-cell>
          <table:table-cell office:value-type="float" office:value="880">
            <text:p>880</text:p>
          </table:table-cell>
          <table:table-cell office:value-type="float" office:value="7538">
            <text:p>7538</text:p>
          </table:table-cell>
          <table:table-cell office:value-type="float" office:value="11716">
            <text:p>11716</text:p>
          </table:table-cell>
          <table:table-cell office:value-type="float" office:value="17008">
            <text:p>17008</text:p>
          </table:table-cell>
          <table:table-cell office:value-type="float" office:value="-32">
            <text:p>-32</text:p>
          </table:table-cell>
          <table:table-cell office:value-type="float" office:value="171.625">
            <text:p>171.625</text:p>
          </table:table-cell>
          <table:table-cell office:value-type="float" office:value="294">
            <text:p>294</text:p>
          </table:table-cell>
          <table:table-cell office:value-type="float" office:value="-0.00424515786680817">
            <text:p>-0.0042451579</text:p>
          </table:table-cell>
          <table:table-cell office:value-type="float" office:value="0.0146487709115739">
            <text:p>0.0146487709</text:p>
          </table:table-cell>
          <table:table-cell office:value-type="float" office:value="0.0172859830667921">
            <text:p>0.0172859831</text:p>
          </table:table-cell>
          <table:table-cell office:value-type="float" office:value="0.985177269342187">
            <text:p>0.9851772693</text:p>
          </table:table-cell>
          <table:table-cell office:value-type="float" office:value="1.05169128770938">
            <text:p>1.0516912877</text:p>
          </table:table-cell>
          <table:table-cell office:value-type="float" office:value="1.06108659894652">
            <text:p>1.061086598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table:number-columns-repeated="2" office:value-type="float" office:value="949">
            <text:p>949</text:p>
          </table:table-cell>
          <table:table-cell office:value-type="float" office:value="7600">
            <text:p>7600</text:p>
          </table:table-cell>
          <table:table-cell office:value-type="float" office:value="10890">
            <text:p>10890</text:p>
          </table:table-cell>
          <table:table-cell office:value-type="float" office:value="16260">
            <text:p>16260</text:p>
          </table:table-cell>
          <table:table-cell office:value-type="float" office:value="-3.5">
            <text:p>-3.5</text:p>
          </table:table-cell>
          <table:table-cell office:value-type="float" office:value="-29">
            <text:p>-29</text:p>
          </table:table-cell>
          <table:table-cell office:value-type="float" office:value="411.375">
            <text:p>411.375</text:p>
          </table:table-cell>
          <table:table-cell office:value-type="float" office:value="-0.000460526315789474">
            <text:p>-0.0004605263</text:p>
          </table:table-cell>
          <table:table-cell office:value-type="float" office:value="-0.00266299357208448">
            <text:p>-0.0026629936</text:p>
          </table:table-cell>
          <table:table-cell office:value-type="float" office:value="0.025299815498155">
            <text:p>0.0252998155</text:p>
          </table:table-cell>
          <table:table-cell office:value-type="float" office:value="0.998388573580333">
            <text:p>0.9983885736</text:p>
          </table:table-cell>
          <table:table-cell office:value-type="float" office:value="0.990693421905844">
            <text:p>0.9906934219</text:p>
          </table:table-cell>
          <table:table-cell office:value-type="float" office:value="1.08980391234545">
            <text:p>1.0898039123</text:p>
          </table:table-cell>
          <table:table-cell table:number-columns-repeated="2" office:value-type="float" office:value="0">
            <text:p>0</text:p>
          </table:table-cell>
          <table:table-cell office:value-type="float" office:value="27.7424519688584">
            <text:p>27.7424519689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2">
            <text:p>2</text:p>
          </table:table-cell>
          <table:table-cell office:value-type="float" office:value="472">
            <text:p>472</text:p>
          </table:table-cell>
          <table:table-cell table:number-columns-repeated="2" office:value-type="float" office:value="958">
            <text:p>958</text:p>
          </table:table-cell>
          <table:table-cell office:value-type="float" office:value="7846">
            <text:p>7846</text:p>
          </table:table-cell>
          <table:table-cell office:value-type="float" office:value="10982">
            <text:p>10982</text:p>
          </table:table-cell>
          <table:table-cell office:value-type="float" office:value="16418">
            <text:p>16418</text:p>
          </table:table-cell>
          <table:table-cell office:value-type="float" office:value="40.25">
            <text:p>40.25</text:p>
          </table:table-cell>
          <table:table-cell office:value-type="float" office:value="164">
            <text:p>164</text:p>
          </table:table-cell>
          <table:table-cell office:value-type="float" office:value="398.25">
            <text:p>398.25</text:p>
          </table:table-cell>
          <table:table-cell office:value-type="float" office:value="0.00513000254906959">
            <text:p>0.0051300025</text:p>
          </table:table-cell>
          <table:table-cell office:value-type="float" office:value="0.0149335275906028">
            <text:p>0.0149335276</text:p>
          </table:table-cell>
          <table:table-cell office:value-type="float" office:value="0.0242569131441101">
            <text:p>0.0242569131</text:p>
          </table:table-cell>
          <table:table-cell office:value-type="float" office:value="1.018006590097">
            <text:p>1.0180065901</text:p>
          </table:table-cell>
          <table:table-cell office:value-type="float" office:value="1.05270444664986">
            <text:p>1.0527044466</text:p>
          </table:table-cell>
          <table:table-cell office:value-type="float" office:value="1.08605245576154">
            <text:p>1.0860524558</text:p>
          </table:table-cell>
          <table:table-cell table:number-columns-repeated="2" office:value-type="float" office:value="0">
            <text:p>0</text:p>
          </table:table-cell>
          <table:table-cell office:value-type="float" office:value="28.920431905932">
            <text:p>28.9204319059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2">
            <text:p>2</text:p>
          </table:table-cell>
          <table:table-cell office:value-type="float" office:value="437">
            <text:p>437</text:p>
          </table:table-cell>
          <table:table-cell table:number-columns-repeated="2" office:value-type="float" office:value="919">
            <text:p>919</text:p>
          </table:table-cell>
          <table:table-cell office:value-type="float" office:value="7444">
            <text:p>7444</text:p>
          </table:table-cell>
          <table:table-cell office:value-type="float" office:value="11644">
            <text:p>11644</text:p>
          </table:table-cell>
          <table:table-cell office:value-type="float" office:value="17117">
            <text:p>17117</text:p>
          </table:table-cell>
          <table:table-cell office:value-type="float" office:value="60.5">
            <text:p>60.5</text:p>
          </table:table-cell>
          <table:table-cell office:value-type="float" office:value="43.25">
            <text:p>43.25</text:p>
          </table:table-cell>
          <table:table-cell office:value-type="float" office:value="272.125">
            <text:p>272.125</text:p>
          </table:table-cell>
          <table:table-cell office:value-type="float" office:value="0.0081273508866201">
            <text:p>0.0081273509</text:p>
          </table:table-cell>
          <table:table-cell office:value-type="float" office:value="0.00371435932669186">
            <text:p>0.0037143593</text:p>
          </table:table-cell>
          <table:table-cell office:value-type="float" office:value="0.0158979377227318">
            <text:p>0.0158979377</text:p>
          </table:table-cell>
          <table:table-cell office:value-type="float" office:value="1.02857519361474">
            <text:p>1.0285751936</text:p>
          </table:table-cell>
          <table:table-cell office:value-type="float" office:value="1.01302729871523">
            <text:p>1.0130272987</text:p>
          </table:table-cell>
          <table:table-cell office:value-type="float" office:value="1.05613816110028">
            <text:p>1.056138161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94">
            <text:p>394</text:p>
          </table:table-cell>
          <table:table-cell office:value-type="float" office:value="871">
            <text:p>871</text:p>
          </table:table-cell>
          <table:table-cell office:value-type="float" office:value="7538">
            <text:p>7538</text:p>
          </table:table-cell>
          <table:table-cell office:value-type="float" office:value="11445">
            <text:p>11445</text:p>
          </table:table-cell>
          <table:table-cell office:value-type="float" office:value="16083">
            <text:p>16083</text:p>
          </table:table-cell>
          <table:table-cell office:value-type="float" office:value="-32">
            <text:p>-32</text:p>
          </table:table-cell>
          <table:table-cell office:value-type="float" office:value="-118.875">
            <text:p>-118.875</text:p>
          </table:table-cell>
          <table:table-cell office:value-type="float" office:value="302.375">
            <text:p>302.375</text:p>
          </table:table-cell>
          <table:table-cell office:value-type="float" office:value="-0.00424515786680817">
            <text:p>-0.0042451579</text:p>
          </table:table-cell>
          <table:table-cell office:value-type="float" office:value="-0.0103866317169069">
            <text:p>-0.0103866317</text:p>
          </table:table-cell>
          <table:table-cell office:value-type="float" office:value="0.018800907790835">
            <text:p>0.0188009078</text:p>
          </table:table-cell>
          <table:table-cell office:value-type="float" office:value="0.985177269342187">
            <text:p>0.9851772693</text:p>
          </table:table-cell>
          <table:table-cell office:value-type="float" office:value="0.963858237942934">
            <text:p>0.9638582379</text:p>
          </table:table-cell>
          <table:table-cell office:value-type="float" office:value="1.06649598657009">
            <text:p>1.06649598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28">
            <text:p>528</text:p>
          </table:table-cell>
          <table:table-cell office:value-type="float" office:value="815">
            <text:p>815</text:p>
          </table:table-cell>
          <table:table-cell office:value-type="float" office:value="7701">
            <text:p>7701</text:p>
          </table:table-cell>
          <table:table-cell office:value-type="float" office:value="11338">
            <text:p>11338</text:p>
          </table:table-cell>
          <table:table-cell office:value-type="float" office:value="17392">
            <text:p>17392</text:p>
          </table:table-cell>
          <table:table-cell office:value-type="float" office:value="19.625">
            <text:p>19.625</text:p>
          </table:table-cell>
          <table:table-cell office:value-type="float" office:value="326.5">
            <text:p>326.5</text:p>
          </table:table-cell>
          <table:table-cell office:value-type="float" office:value="-50.75">
            <text:p>-50.75</text:p>
          </table:table-cell>
          <table:table-cell office:value-type="float" office:value="0.00254837034151409">
            <text:p>0.0025483703</text:p>
          </table:table-cell>
          <table:table-cell office:value-type="float" office:value="0.0287969659551949">
            <text:p>0.028796966</text:p>
          </table:table-cell>
          <table:table-cell office:value-type="float" office:value="-0.00291800827966881">
            <text:p>-0.0029180083</text:p>
          </table:table-cell>
          <table:table-cell office:value-type="float" office:value="1.00893202481044">
            <text:p>1.0089320248</text:p>
          </table:table-cell>
          <table:table-cell office:value-type="float" office:value="1.1024147407297">
            <text:p>1.1024147407</text:p>
          </table:table-cell>
          <table:table-cell office:value-type="float" office:value="0.989803659974907">
            <text:p>0.98980366</text:p>
          </table:table-cell>
          <table:table-cell office:value-type="float" office:value="0">
            <text:p>0</text:p>
          </table:table-cell>
          <table:table-cell office:value-type="float" office:value="24.4150799309574">
            <text:p>24.4150799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0">
            <text:p>290</text:p>
          </table:table-cell>
          <table:table-cell office:value-type="float" office:value="754">
            <text:p>754</text:p>
          </table:table-cell>
          <table:table-cell office:value-type="float" office:value="8396">
            <text:p>8396</text:p>
          </table:table-cell>
          <table:table-cell office:value-type="float" office:value="11526">
            <text:p>11526</text:p>
          </table:table-cell>
          <table:table-cell office:value-type="float" office:value="18665">
            <text:p>18665</text:p>
          </table:table-cell>
          <table:table-cell office:value-type="float" office:value="56.75">
            <text:p>56.75</text:p>
          </table:table-cell>
          <table:table-cell office:value-type="float" office:value="333.75">
            <text:p>333.75</text:p>
          </table:table-cell>
          <table:table-cell office:value-type="float" office:value="-70.125">
            <text:p>-70.125</text:p>
          </table:table-cell>
          <table:table-cell office:value-type="float" office:value="0.00675917103382563">
            <text:p>0.006759171</text:p>
          </table:table-cell>
          <table:table-cell office:value-type="float" office:value="0.0289562727745966">
            <text:p>0.0289562728</text:p>
          </table:table-cell>
          <table:table-cell office:value-type="float" office:value="-0.00375703187784624">
            <text:p>-0.0037570319</text:p>
          </table:table-cell>
          <table:table-cell office:value-type="float" office:value="1.0237466439488">
            <text:p>1.0237466439</text:p>
          </table:table-cell>
          <table:table-cell office:value-type="float" office:value="1.10299034754776">
            <text:p>1.1029903475</text:p>
          </table:table-cell>
          <table:table-cell office:value-type="float" office:value="0.986878054393059">
            <text:p>0.9868780544</text:p>
          </table:table-cell>
          <table:table-cell office:value-type="float" office:value="0">
            <text:p>0</text:p>
          </table:table-cell>
          <table:table-cell office:value-type="float" office:value="24.2826458491427">
            <text:p>24.282645849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2">
            <text:p>2</text:p>
          </table:table-cell>
          <table:table-cell office:value-type="float" office:value="324">
            <text:p>324</text:p>
          </table:table-cell>
          <table:table-cell table:number-columns-repeated="2" office:value-type="float" office:value="782">
            <text:p>782</text:p>
          </table:table-cell>
          <table:table-cell office:value-type="float" office:value="8842">
            <text:p>8842</text:p>
          </table:table-cell>
          <table:table-cell office:value-type="float" office:value="11994">
            <text:p>11994</text:p>
          </table:table-cell>
          <table:table-cell office:value-type="float" office:value="17883">
            <text:p>17883</text:p>
          </table:table-cell>
          <table:table-cell office:value-type="float" office:value="60.5">
            <text:p>60.5</text:p>
          </table:table-cell>
          <table:table-cell office:value-type="float" office:value="173.25">
            <text:p>173.25</text:p>
          </table:table-cell>
          <table:table-cell office:value-type="float" office:value="-45.75">
            <text:p>-45.75</text:p>
          </table:table-cell>
          <table:table-cell office:value-type="float" office:value="0.00684234336123049">
            <text:p>0.0068423434</text:p>
          </table:table-cell>
          <table:table-cell office:value-type="float" office:value="0.0144447223611806">
            <text:p>0.0144447224</text:p>
          </table:table-cell>
          <table:table-cell office:value-type="float" office:value="-0.00255829558798859">
            <text:p>-0.0025582956</text:p>
          </table:table-cell>
          <table:table-cell office:value-type="float" office:value="1.02403996438315">
            <text:p>1.0240399644</text:p>
          </table:table-cell>
          <table:table-cell office:value-type="float" office:value="1.05096548227215">
            <text:p>1.0509654823</text:p>
          </table:table-cell>
          <table:table-cell office:value-type="float" office:value="0.991058793399618">
            <text:p>0.99105879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2">
            <text:p>2</text:p>
          </table:table-cell>
          <table:table-cell office:value-type="float" office:value="359">
            <text:p>359</text:p>
          </table:table-cell>
          <table:table-cell table:number-columns-repeated="2" office:value-type="float" office:value="811">
            <text:p>811</text:p>
          </table:table-cell>
          <table:table-cell office:value-type="float" office:value="8884">
            <text:p>8884</text:p>
          </table:table-cell>
          <table:table-cell office:value-type="float" office:value="11632">
            <text:p>11632</text:p>
          </table:table-cell>
          <table:table-cell office:value-type="float" office:value="15981">
            <text:p>15981</text:p>
          </table:table-cell>
          <table:table-cell office:value-type="float" office:value="-49.875">
            <text:p>-49.875</text:p>
          </table:table-cell>
          <table:table-cell office:value-type="float" office:value="97.625">
            <text:p>97.625</text:p>
          </table:table-cell>
          <table:table-cell office:value-type="float" office:value="299.375">
            <text:p>299.375</text:p>
          </table:table-cell>
          <table:table-cell office:value-type="float" office:value="-0.00561402521386763">
            <text:p>-0.0056140252</text:p>
          </table:table-cell>
          <table:table-cell office:value-type="float" office:value="0.00839279573590096">
            <text:p>0.0083927957</text:p>
          </table:table-cell>
          <table:table-cell office:value-type="float" office:value="0.0187331831549966">
            <text:p>0.0187331832</text:p>
          </table:table-cell>
          <table:table-cell office:value-type="float" office:value="0.980412685618503">
            <text:p>0.9804126856</text:p>
          </table:table-cell>
          <table:table-cell office:value-type="float" office:value="1.02951284555537">
            <text:p>1.0295128456</text:p>
          </table:table-cell>
          <table:table-cell office:value-type="float" office:value="1.06625396805868">
            <text:p>1.06625396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14">
            <text:p>514</text:p>
          </table:table-cell>
          <table:table-cell office:value-type="float" office:value="789">
            <text:p>789</text:p>
          </table:table-cell>
          <table:table-cell office:value-type="float" office:value="8490">
            <text:p>8490</text:p>
          </table:table-cell>
          <table:table-cell office:value-type="float" office:value="11316">
            <text:p>11316</text:p>
          </table:table-cell>
          <table:table-cell office:value-type="float" office:value="17168">
            <text:p>17168</text:p>
          </table:table-cell>
          <table:table-cell office:value-type="float" office:value="120">
            <text:p>120</text:p>
          </table:table-cell>
          <table:table-cell office:value-type="float" office:value="345.75">
            <text:p>345.75</text:p>
          </table:table-cell>
          <table:table-cell office:value-type="float" office:value="-57.625">
            <text:p>-57.625</text:p>
          </table:table-cell>
          <table:table-cell office:value-type="float" office:value="0.0141342756183746">
            <text:p>0.0141342756</text:p>
          </table:table-cell>
          <table:table-cell office:value-type="float" office:value="0.0305540827147402">
            <text:p>0.0305540827</text:p>
          </table:table-cell>
          <table:table-cell office:value-type="float" office:value="-0.00335653541472507">
            <text:p>-0.0033565354</text:p>
          </table:table-cell>
          <table:table-cell office:value-type="float" office:value="1.04986152904893">
            <text:p>1.049861529</text:p>
          </table:table-cell>
          <table:table-cell office:value-type="float" office:value="1.10876905136385">
            <text:p>1.1087690514</text:p>
          </table:table-cell>
          <table:table-cell office:value-type="float" office:value="0.988274208055243">
            <text:p>0.9882742081</text:p>
          </table:table-cell>
          <table:table-cell office:value-type="float" office:value="0">
            <text:p>0</text:p>
          </table:table-cell>
          <table:table-cell office:value-type="float" office:value="23.0307454946289">
            <text:p>23.03074549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3">
            <text:p>503</text:p>
          </table:table-cell>
          <table:table-cell office:value-type="float" office:value="772">
            <text:p>772</text:p>
          </table:table-cell>
          <table:table-cell office:value-type="float" office:value="8664">
            <text:p>8664</text:p>
          </table:table-cell>
          <table:table-cell office:value-type="float" office:value="11484">
            <text:p>11484</text:p>
          </table:table-cell>
          <table:table-cell office:value-type="float" office:value="18510">
            <text:p>18510</text:p>
          </table:table-cell>
          <table:table-cell office:value-type="float" office:value="-65.5">
            <text:p>-65.5</text:p>
          </table:table-cell>
          <table:table-cell office:value-type="float" office:value="314.25">
            <text:p>314.25</text:p>
          </table:table-cell>
          <table:table-cell office:value-type="float" office:value="-94.75">
            <text:p>-94.75</text:p>
          </table:table-cell>
          <table:table-cell office:value-type="float" office:value="-0.00756001846722068">
            <text:p>-0.0075600185</text:p>
          </table:table-cell>
          <table:table-cell office:value-type="float" office:value="0.0273641588296761">
            <text:p>0.0273641588</text:p>
          </table:table-cell>
          <table:table-cell office:value-type="float" office:value="-0.00511885467314965">
            <text:p>-0.0051188547</text:p>
          </table:table-cell>
          <table:table-cell office:value-type="float" office:value="0.973651956968008">
            <text:p>0.973651957</text:p>
          </table:table-cell>
          <table:table-cell office:value-type="float" office:value="1.09724219839324">
            <text:p>1.0972421984</text:p>
          </table:table-cell>
          <table:table-cell office:value-type="float" office:value="0.982135365883379">
            <text:p>0.9821353659</text:p>
          </table:table-cell>
          <table:table-cell office:value-type="float" office:value="0">
            <text:p>0</text:p>
          </table:table-cell>
          <table:table-cell office:value-type="float" office:value="25.6754906738325">
            <text:p>25.67549067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506">
            <text:p>506</text:p>
          </table:table-cell>
          <table:table-cell office:value-type="float" office:value="767">
            <text:p>767</text:p>
          </table:table-cell>
          <table:table-cell office:value-type="float" office:value="8712">
            <text:p>8712</text:p>
          </table:table-cell>
          <table:table-cell office:value-type="float" office:value="11571">
            <text:p>11571</text:p>
          </table:table-cell>
          <table:table-cell office:value-type="float" office:value="17472">
            <text:p>17472</text:p>
          </table:table-cell>
          <table:table-cell office:value-type="float" office:value="58.125">
            <text:p>58.125</text:p>
          </table:table-cell>
          <table:table-cell office:value-type="float" office:value="-104">
            <text:p>-104</text:p>
          </table:table-cell>
          <table:table-cell office:value-type="float" office:value="-80.625">
            <text:p>-80.625</text:p>
          </table:table-cell>
          <table:table-cell office:value-type="float" office:value="0.00667183195592286">
            <text:p>0.006671832</text:p>
          </table:table-cell>
          <table:table-cell office:value-type="float" office:value="-0.00898798720940282">
            <text:p>-0.0089879872</text:p>
          </table:table-cell>
          <table:table-cell office:value-type="float" office:value="-0.0046145260989011">
            <text:p>-0.0046145261</text:p>
          </table:table-cell>
          <table:table-cell office:value-type="float" office:value="1.02343865799536">
            <text:p>1.023438658</text:p>
          </table:table-cell>
          <table:table-cell office:value-type="float" office:value="0.96870038123868">
            <text:p>0.9687003812</text:p>
          </table:table-cell>
          <table:table-cell office:value-type="float" office:value="0.983890894602036">
            <text:p>0.98389089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2">
            <text:p>2</text:p>
          </table:table-cell>
          <table:table-cell office:value-type="float" office:value="695">
            <text:p>695</text:p>
          </table:table-cell>
          <table:table-cell office:value-type="float" office:value="442">
            <text:p>442</text:p>
          </table:table-cell>
          <table:table-cell office:value-type="float" office:value="695">
            <text:p>695</text:p>
          </table:table-cell>
          <table:table-cell office:value-type="float" office:value="8722">
            <text:p>8722</text:p>
          </table:table-cell>
          <table:table-cell office:value-type="float" office:value="11366">
            <text:p>11366</text:p>
          </table:table-cell>
          <table:table-cell office:value-type="float" office:value="17233">
            <text:p>17233</text:p>
          </table:table-cell>
          <table:table-cell office:value-type="float" office:value="89.125">
            <text:p>89.125</text:p>
          </table:table-cell>
          <table:table-cell office:value-type="float" office:value="66.25">
            <text:p>66.25</text:p>
          </table:table-cell>
          <table:table-cell office:value-type="float" office:value="110.25">
            <text:p>110.25</text:p>
          </table:table-cell>
          <table:table-cell office:value-type="float" office:value="0.0102184132079798">
            <text:p>0.0102184132</text:p>
          </table:table-cell>
          <table:table-cell office:value-type="float" office:value="0.00582878761217667">
            <text:p>0.0058287876</text:p>
          </table:table-cell>
          <table:table-cell office:value-type="float" office:value="0.00639760923808971">
            <text:p>0.0063976092</text:p>
          </table:table-cell>
          <table:table-cell office:value-type="float" office:value="1.03596910152617">
            <text:p>1.0359691015</text:p>
          </table:table-cell>
          <table:table-cell office:value-type="float" office:value="1.02046734718207">
            <text:p>1.0204673472</text:p>
          </table:table-cell>
          <table:table-cell office:value-type="float" office:value="1.02247185396508">
            <text:p>1.0224718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430">
            <text:p>430</text:p>
          </table:table-cell>
          <table:table-cell office:value-type="float" office:value="677">
            <text:p>677</text:p>
          </table:table-cell>
          <table:table-cell office:value-type="float" office:value="8350">
            <text:p>8350</text:p>
          </table:table-cell>
          <table:table-cell office:value-type="float" office:value="12128">
            <text:p>12128</text:p>
          </table:table-cell>
          <table:table-cell office:value-type="float" office:value="20100">
            <text:p>20100</text:p>
          </table:table-cell>
          <table:table-cell office:value-type="float" office:value="141.75">
            <text:p>141.75</text:p>
          </table:table-cell>
          <table:table-cell office:value-type="float" office:value="-63.625">
            <text:p>-63.625</text:p>
          </table:table-cell>
          <table:table-cell office:value-type="float" office:value="104.375">
            <text:p>104.375</text:p>
          </table:table-cell>
          <table:table-cell office:value-type="float" office:value="0.0169760479041916">
            <text:p>0.0169760479</text:p>
          </table:table-cell>
          <table:table-cell office:value-type="float" office:value="-0.0052461246701847">
            <text:p>-0.0052461247</text:p>
          </table:table-cell>
          <table:table-cell office:value-type="float" office:value="0.00519278606965174">
            <text:p>0.0051927861</text:p>
          </table:table-cell>
          <table:table-cell office:value-type="float" office:value="1.05998101262146">
            <text:p>1.0599810126</text:p>
          </table:table-cell>
          <table:table-cell office:value-type="float" office:value="0.981692506429502">
            <text:p>0.9816925064</text:p>
          </table:table-cell>
          <table:table-cell office:value-type="float" office:value="1.01822760269702">
            <text:p>1.018227602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11">
            <text:p>311</text:p>
          </table:table-cell>
          <table:table-cell office:value-type="float" office:value="466">
            <text:p>466</text:p>
          </table:table-cell>
          <table:table-cell office:value-type="float" office:value="708">
            <text:p>708</text:p>
          </table:table-cell>
          <table:table-cell office:value-type="float" office:value="8376">
            <text:p>8376</text:p>
          </table:table-cell>
          <table:table-cell office:value-type="float" office:value="13084">
            <text:p>13084</text:p>
          </table:table-cell>
          <table:table-cell office:value-type="float" office:value="18358">
            <text:p>18358</text:p>
          </table:table-cell>
          <table:table-cell office:value-type="float" office:value="-81.875">
            <text:p>-81.875</text:p>
          </table:table-cell>
          <table:table-cell office:value-type="float" office:value="-109.5">
            <text:p>-109.5</text:p>
          </table:table-cell>
          <table:table-cell office:value-type="float" office:value="190.5">
            <text:p>190.5</text:p>
          </table:table-cell>
          <table:table-cell office:value-type="float" office:value="-0.00977495224450812">
            <text:p>-0.0097749522</text:p>
          </table:table-cell>
          <table:table-cell office:value-type="float" office:value="-0.00836900030571691">
            <text:p>-0.0083690003</text:p>
          </table:table-cell>
          <table:table-cell office:value-type="float" office:value="0.0103769473798889">
            <text:p>0.0103769474</text:p>
          </table:table-cell>
          <table:table-cell office:value-type="float" office:value="0.965974944539331">
            <text:p>0.9659749445</text:p>
          </table:table-cell>
          <table:table-cell office:value-type="float" office:value="0.97084577765558">
            <text:p>0.9708457777</text:p>
          </table:table-cell>
          <table:table-cell office:value-type="float" office:value="1.03653037066198">
            <text:p>1.0365303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1">
            <text:p>341</text:p>
          </table:table-cell>
          <table:table-cell office:value-type="float" office:value="491">
            <text:p>491</text:p>
          </table:table-cell>
          <table:table-cell office:value-type="float" office:value="8700">
            <text:p>8700</text:p>
          </table:table-cell>
          <table:table-cell office:value-type="float" office:value="12109">
            <text:p>12109</text:p>
          </table:table-cell>
          <table:table-cell office:value-type="float" office:value="16923">
            <text:p>16923</text:p>
          </table:table-cell>
          <table:table-cell office:value-type="float" office:value="-115.5">
            <text:p>-115.5</text:p>
          </table:table-cell>
          <table:table-cell office:value-type="float" office:value="408.875">
            <text:p>408.875</text:p>
          </table:table-cell>
          <table:table-cell office:value-type="float" office:value="-64">
            <text:p>-64</text:p>
          </table:table-cell>
          <table:table-cell office:value-type="float" office:value="-0.0132758620689655">
            <text:p>-0.0132758621</text:p>
          </table:table-cell>
          <table:table-cell office:value-type="float" office:value="0.0337662069535057">
            <text:p>0.033766207</text:p>
          </table:table-cell>
          <table:table-cell office:value-type="float" office:value="-0.00378183537197896">
            <text:p>-0.0037818354</text:p>
          </table:table-cell>
          <table:table-cell office:value-type="float" office:value="0.953879929845422">
            <text:p>0.9538799298</text:p>
          </table:table-cell>
          <table:table-cell office:value-type="float" office:value="1.12041643153204">
            <text:p>1.1204164315</text:p>
          </table:table-cell>
          <table:table-cell office:value-type="float" office:value="0.986791608664484">
            <text:p>0.9867916087</text:p>
          </table:table-cell>
          <table:table-cell office:value-type="float" office:value="0">
            <text:p>0</text:p>
          </table:table-cell>
          <table:table-cell office:value-type="float" office:value="20.8724920668546">
            <text:p>20.87249206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8516">
            <text:p>8516</text:p>
          </table:table-cell>
          <table:table-cell office:value-type="float" office:value="11956">
            <text:p>11956</text:p>
          </table:table-cell>
          <table:table-cell office:value-type="float" office:value="16827">
            <text:p>16827</text:p>
          </table:table-cell>
          <table:table-cell office:value-type="float" office:value="60.5">
            <text:p>60.5</text:p>
          </table:table-cell>
          <table:table-cell office:value-type="float" office:value="42">
            <text:p>42</text:p>
          </table:table-cell>
          <table:table-cell office:value-type="float" office:value="71.625">
            <text:p>71.625</text:p>
          </table:table-cell>
          <table:table-cell office:value-type="float" office:value="0.00710427430718647">
            <text:p>0.0071042743</text:p>
          </table:table-cell>
          <table:table-cell office:value-type="float" office:value="0.00351288056206089">
            <text:p>0.0035128806</text:p>
          </table:table-cell>
          <table:table-cell office:value-type="float" office:value="0.00425655197004814">
            <text:p>0.004256552</text:p>
          </table:table-cell>
          <table:table-cell office:value-type="float" office:value="1.02496388267348">
            <text:p>1.0249638827</text:p>
          </table:table-cell>
          <table:table-cell office:value-type="float" office:value="1.01231926901371">
            <text:p>1.012319269</text:p>
          </table:table-cell>
          <table:table-cell office:value-type="float" office:value="1.01493344363513">
            <text:p>1.01493344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448">
            <text:p>448</text:p>
          </table:table-cell>
          <table:table-cell office:value-type="float" office:value="305">
            <text:p>305</text:p>
          </table:table-cell>
          <table:table-cell office:value-type="float" office:value="8228">
            <text:p>8228</text:p>
          </table:table-cell>
          <table:table-cell office:value-type="float" office:value="11738">
            <text:p>11738</text:p>
          </table:table-cell>
          <table:table-cell office:value-type="float" office:value="19537">
            <text:p>19537</text:p>
          </table:table-cell>
          <table:table-cell office:value-type="float" office:value="159.5">
            <text:p>159.5</text:p>
          </table:table-cell>
          <table:table-cell office:value-type="float" office:value="124.25">
            <text:p>124.25</text:p>
          </table:table-cell>
          <table:table-cell office:value-type="float" office:value="95">
            <text:p>95</text:p>
          </table:table-cell>
          <table:table-cell office:value-type="float" office:value="0.0193850267379679">
            <text:p>0.0193850267</text:p>
          </table:table-cell>
          <table:table-cell office:value-type="float" office:value="0.010585278582382">
            <text:p>0.0105852786</text:p>
          </table:table-cell>
          <table:table-cell office:value-type="float" office:value="0.00486256845984542">
            <text:p>0.0048625685</text:p>
          </table:table-cell>
          <table:table-cell office:value-type="float" office:value="1.06858412093569">
            <text:p>1.0685841209</text:p>
          </table:table-cell>
          <table:table-cell office:value-type="float" office:value="1.03726808935876">
            <text:p>1.0372680894</text:p>
          </table:table-cell>
          <table:table-cell office:value-type="float" office:value="1.01706533297063">
            <text:p>1.0170653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3">
            <text:p>293</text:p>
          </table:table-cell>
          <table:table-cell office:value-type="float" office:value="433">
            <text:p>433</text:p>
          </table:table-cell>
          <table:table-cell office:value-type="float" office:value="8164">
            <text:p>8164</text:p>
          </table:table-cell>
          <table:table-cell office:value-type="float" office:value="12428">
            <text:p>12428</text:p>
          </table:table-cell>
          <table:table-cell office:value-type="float" office:value="17892">
            <text:p>17892</text:p>
          </table:table-cell>
          <table:table-cell office:value-type="float" office:value="-47.625">
            <text:p>-47.625</text:p>
          </table:table-cell>
          <table:table-cell office:value-type="float" office:value="236.25">
            <text:p>236.25</text:p>
          </table:table-cell>
          <table:table-cell office:value-type="float" office:value="201.75">
            <text:p>201.75</text:p>
          </table:table-cell>
          <table:table-cell office:value-type="float" office:value="-0.00583353748162665">
            <text:p>-0.0058335375</text:p>
          </table:table-cell>
          <table:table-cell office:value-type="float" office:value="0.019009494689411">
            <text:p>0.0190094947</text:p>
          </table:table-cell>
          <table:table-cell office:value-type="float" office:value="0.011275989268947">
            <text:p>0.0112759893</text:p>
          </table:table-cell>
          <table:table-cell office:value-type="float" office:value="0.979649317927024">
            <text:p>0.9796493179</text:p>
          </table:table-cell>
          <table:table-cell office:value-type="float" office:value="1.0672414987541">
            <text:p>1.0672414988</text:p>
          </table:table-cell>
          <table:table-cell office:value-type="float" office:value="1.03971517239194">
            <text:p>1.03971517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82">
            <text:p>382</text:p>
          </table:table-cell>
          <table:table-cell office:value-type="float" office:value="601">
            <text:p>601</text:p>
          </table:table-cell>
          <table:table-cell office:value-type="float" office:value="8280">
            <text:p>8280</text:p>
          </table:table-cell>
          <table:table-cell office:value-type="float" office:value="11865">
            <text:p>11865</text:p>
          </table:table-cell>
          <table:table-cell office:value-type="float" office:value="19947">
            <text:p>19947</text:p>
          </table:table-cell>
          <table:table-cell office:value-type="float" office:value="-113.25">
            <text:p>-113.25</text:p>
          </table:table-cell>
          <table:table-cell office:value-type="float" office:value="346.5">
            <text:p>346.5</text:p>
          </table:table-cell>
          <table:table-cell office:value-type="float" office:value="603.125">
            <text:p>603.125</text:p>
          </table:table-cell>
          <table:table-cell office:value-type="float" office:value="-0.0136775362318841">
            <text:p>-0.0136775362</text:p>
          </table:table-cell>
          <table:table-cell office:value-type="float" office:value="0.0292035398230088">
            <text:p>0.0292035398</text:p>
          </table:table-cell>
          <table:table-cell office:value-type="float" office:value="0.0302363763974533">
            <text:p>0.0302363764</text:p>
          </table:table-cell>
          <table:table-cell office:value-type="float" office:value="0.95249529018326">
            <text:p>0.9524952902</text:p>
          </table:table-cell>
          <table:table-cell office:value-type="float" office:value="1.10388396898739">
            <text:p>1.103883969</text:p>
          </table:table-cell>
          <table:table-cell office:value-type="float" office:value="1.10761922476808">
            <text:p>1.1076192248</text:p>
          </table:table-cell>
          <table:table-cell office:value-type="float" office:value="0">
            <text:p>0</text:p>
          </table:table-cell>
          <table:table-cell office:value-type="float" office:value="24.0799507317058">
            <text:p>24.0799507317</text:p>
          </table:table-cell>
          <table:table-cell office:value-type="float" office:value="23.2691337002066">
            <text:p>23.2691337002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table:number-columns-repeated="3"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225">
            <text:p>225</text:p>
          </table:table-cell>
          <table:table-cell office:value-type="float" office:value="574">
            <text:p>574</text:p>
          </table:table-cell>
          <table:table-cell office:value-type="float" office:value="9012">
            <text:p>9012</text:p>
          </table:table-cell>
          <table:table-cell office:value-type="float" office:value="13096">
            <text:p>13096</text:p>
          </table:table-cell>
          <table:table-cell office:value-type="float" office:value="22360">
            <text:p>22360</text:p>
          </table:table-cell>
          <table:table-cell office:value-type="float" office:value="314.625">
            <text:p>314.625</text:p>
          </table:table-cell>
          <table:table-cell office:value-type="float" office:value="347.5">
            <text:p>347.5</text:p>
          </table:table-cell>
          <table:table-cell office:value-type="float" office:value="623.5">
            <text:p>623.5</text:p>
          </table:table-cell>
          <table:table-cell office:value-type="float" office:value="0.0349117842876165">
            <text:p>0.0349117843</text:p>
          </table:table-cell>
          <table:table-cell office:value-type="float" office:value="0.026534819792303">
            <text:p>0.0265348198</text:p>
          </table:table-cell>
          <table:table-cell office:value-type="float" office:value="0.0278846153846154">
            <text:p>0.0278846154</text:p>
          </table:table-cell>
          <table:table-cell office:value-type="float" office:value="1.12458015706366">
            <text:p>1.1245801571</text:p>
          </table:table-cell>
          <table:table-cell office:value-type="float" office:value="1.09425189872942">
            <text:p>1.0942518987</text:p>
          </table:table-cell>
          <table:table-cell office:value-type="float" office:value="1.09912015532544">
            <text:p>1.0991201553</text:p>
          </table:table-cell>
          <table:table-cell office:value-type="float" office:value="20.1988382220888">
            <text:p>20.1988382221</text:p>
          </table:table-cell>
          <table:table-cell office:value-type="float" office:value="26.4672349120903">
            <text:p>26.4672349121</text:p>
          </table:table-cell>
          <table:table-cell office:value-type="float" office:value="25.2026769719115">
            <text:p>25.2026769719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table:number-columns-repeated="3" office:value-type="float" office:value="2">
            <text:p>2</text:p>
          </table:table-cell>
          <table:table-cell office:value-type="float" office:value="399">
            <text:p>399</text:p>
          </table:table-cell>
          <table:table-cell table:number-columns-repeated="2" office:value-type="float" office:value="609">
            <text:p>609</text:p>
          </table:table-cell>
          <table:table-cell office:value-type="float" office:value="8954">
            <text:p>8954</text:p>
          </table:table-cell>
          <table:table-cell office:value-type="float" office:value="13630">
            <text:p>13630</text:p>
          </table:table-cell>
          <table:table-cell office:value-type="float" office:value="21397">
            <text:p>21397</text:p>
          </table:table-cell>
          <table:table-cell office:value-type="float" office:value="84.25">
            <text:p>84.25</text:p>
          </table:table-cell>
          <table:table-cell office:value-type="float" office:value="61.25">
            <text:p>61.25</text:p>
          </table:table-cell>
          <table:table-cell office:value-type="float" office:value="364.25">
            <text:p>364.25</text:p>
          </table:table-cell>
          <table:table-cell office:value-type="float" office:value="0.00940920259102077">
            <text:p>0.0094092026</text:p>
          </table:table-cell>
          <table:table-cell office:value-type="float" office:value="0.00449376375641966">
            <text:p>0.0044937638</text:p>
          </table:table-cell>
          <table:table-cell office:value-type="float" office:value="0.0170234144973594">
            <text:p>0.0170234145</text:p>
          </table:table-cell>
          <table:table-cell office:value-type="float" office:value="1.03310573393163">
            <text:p>1.0331057339</text:p>
          </table:table-cell>
          <table:table-cell office:value-type="float" office:value="1.01576775321636">
            <text:p>1.0157677532</text:p>
          </table:table-cell>
          <table:table-cell office:value-type="float" office:value="1.06014995215741">
            <text:p>1.060149952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table:number-columns-repeated="3" office:value-type="float" office:value="2">
            <text:p>2</text:p>
          </table:table-cell>
          <table:table-cell office:value-type="float" office:value="294">
            <text:p>294</text:p>
          </table:table-cell>
          <table:table-cell table:number-columns-repeated="2" office:value-type="float" office:value="423">
            <text:p>423</text:p>
          </table:table-cell>
          <table:table-cell office:value-type="float" office:value="9192">
            <text:p>9192</text:p>
          </table:table-cell>
          <table:table-cell office:value-type="float" office:value="12754">
            <text:p>12754</text:p>
          </table:table-cell>
          <table:table-cell office:value-type="float" office:value="20688">
            <text:p>20688</text:p>
          </table:table-cell>
          <table:table-cell office:value-type="float" office:value="154.75">
            <text:p>154.75</text:p>
          </table:table-cell>
          <table:table-cell office:value-type="float" office:value="134.875">
            <text:p>134.875</text:p>
          </table:table-cell>
          <table:table-cell office:value-type="float" office:value="142">
            <text:p>142</text:p>
          </table:table-cell>
          <table:table-cell office:value-type="float" office:value="0.0168352915578764">
            <text:p>0.0168352916</text:p>
          </table:table-cell>
          <table:table-cell office:value-type="float" office:value="0.0105751136898228">
            <text:p>0.0105751137</text:p>
          </table:table-cell>
          <table:table-cell office:value-type="float" office:value="0.00686388244392885">
            <text:p>0.0068638824</text:p>
          </table:table-cell>
          <table:table-cell office:value-type="float" office:value="1.05947903745457">
            <text:p>1.0594790375</text:p>
          </table:table-cell>
          <table:table-cell office:value-type="float" office:value="1.0372320906523">
            <text:p>1.0372320907</text:p>
          </table:table-cell>
          <table:table-cell office:value-type="float" office:value="1.02411592980287">
            <text:p>1.024115929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431">
            <text:p>431</text:p>
          </table:table-cell>
          <table:table-cell office:value-type="float" office:value="634">
            <text:p>634</text:p>
          </table:table-cell>
          <table:table-cell office:value-type="float" office:value="8720">
            <text:p>8720</text:p>
          </table:table-cell>
          <table:table-cell office:value-type="float" office:value="14000">
            <text:p>14000</text:p>
          </table:table-cell>
          <table:table-cell office:value-type="float" office:value="21208">
            <text:p>21208</text:p>
          </table:table-cell>
          <table:table-cell office:value-type="float" office:value="282">
            <text:p>282</text:p>
          </table:table-cell>
          <table:table-cell office:value-type="float" office:value="383.125">
            <text:p>383.125</text:p>
          </table:table-cell>
          <table:table-cell office:value-type="float" office:value="-441.625">
            <text:p>-441.625</text:p>
          </table:table-cell>
          <table:table-cell office:value-type="float" office:value="0.0323394495412844">
            <text:p>0.0323394495</text:p>
          </table:table-cell>
          <table:table-cell office:value-type="float" office:value="0.0273660714285714">
            <text:p>0.0273660714</text:p>
          </table:table-cell>
          <table:table-cell office:value-type="float" office:value="-0.0208235099962278">
            <text:p>-0.02082351</text:p>
          </table:table-cell>
          <table:table-cell office:value-type="float" office:value="1.1152379197879">
            <text:p>1.1152379198</text:p>
          </table:table-cell>
          <table:table-cell office:value-type="float" office:value="1.09724909765625">
            <text:p>1.0972490977</text:p>
          </table:table-cell>
          <table:table-cell office:value-type="float" office:value="0.927967607407586">
            <text:p>0.9279676074</text:p>
          </table:table-cell>
          <table:table-cell office:value-type="float" office:value="21.7782224760925">
            <text:p>21.7782224761</text:p>
          </table:table-cell>
          <table:table-cell office:value-type="float" office:value="25.6737202339632">
            <text:p>25.673720234</text:p>
          </table:table-cell>
          <table:table-cell office:value-type="float" office:value="-32.938970951578">
            <text:p>-32.9389709516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1">
            <text:p>291</text:p>
          </table:table-cell>
          <table:table-cell office:value-type="float" office:value="615">
            <text:p>615</text:p>
          </table:table-cell>
          <table:table-cell office:value-type="float" office:value="8644">
            <text:p>8644</text:p>
          </table:table-cell>
          <table:table-cell office:value-type="float" office:value="14981">
            <text:p>14981</text:p>
          </table:table-cell>
          <table:table-cell office:value-type="float" office:value="21858">
            <text:p>21858</text:p>
          </table:table-cell>
          <table:table-cell office:value-type="float" office:value="292.625">
            <text:p>292.625</text:p>
          </table:table-cell>
          <table:table-cell office:value-type="float" office:value="527.875">
            <text:p>527.875</text:p>
          </table:table-cell>
          <table:table-cell office:value-type="float" office:value="635">
            <text:p>635</text:p>
          </table:table-cell>
          <table:table-cell office:value-type="float" office:value="0.0338529615918556">
            <text:p>0.0338529616</text:p>
          </table:table-cell>
          <table:table-cell office:value-type="float" office:value="0.0352362993124625">
            <text:p>0.0352362993</text:p>
          </table:table-cell>
          <table:table-cell office:value-type="float" office:value="0.0290511483209809">
            <text:p>0.0290511483</text:p>
          </table:table-cell>
          <table:table-cell office:value-type="float" office:value="1.12073157066823">
            <text:p>1.1207315707</text:p>
          </table:table-cell>
          <table:table-cell office:value-type="float" office:value="1.12576057730052">
            <text:p>1.1257605773</text:p>
          </table:table-cell>
          <table:table-cell office:value-type="float" office:value="1.10333319879222">
            <text:p>1.1033331988</text:p>
          </table:table-cell>
          <table:table-cell office:value-type="float" office:value="20.8198807428876">
            <text:p>20.8198807429</text:p>
          </table:table-cell>
          <table:table-cell office:value-type="float" office:value="20.0159688633206">
            <text:p>20.0159688633</text:p>
          </table:table-cell>
          <table:table-cell office:value-type="float" office:value="24.204464461867">
            <text:p>24.2044644619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1.2">
            <text:p>81.2</text:p>
          </table:table-cell>
          <table:table-cell office:value-type="float" office:value="3751.2">
            <text:p>3751.2</text:p>
          </table:table-cell>
          <table:table-cell office:value-type="float" office:value="12943.2">
            <text:p>12943.2</text:p>
          </table:table-cell>
          <table:table-cell office:value-type="float" office:value="8.45">
            <text:p>8.4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93">
            <text:p>293</text:p>
          </table:table-cell>
          <table:table-cell office:value-type="float" office:value="612">
            <text:p>612</text:p>
          </table:table-cell>
          <table:table-cell office:value-type="float" office:value="8538">
            <text:p>8538</text:p>
          </table:table-cell>
          <table:table-cell office:value-type="float" office:value="13938">
            <text:p>13938</text:p>
          </table:table-cell>
          <table:table-cell office:value-type="float" office:value="20706">
            <text:p>20706</text:p>
          </table:table-cell>
          <table:table-cell office:value-type="float" office:value="48">
            <text:p>48</text:p>
          </table:table-cell>
          <table:table-cell office:value-type="float" office:value="-205.25">
            <text:p>-205.25</text:p>
          </table:table-cell>
          <table:table-cell office:value-type="float" office:value="322.75">
            <text:p>322.75</text:p>
          </table:table-cell>
          <table:table-cell office:value-type="float" office:value="0.005621925509487">
            <text:p>0.0056219255</text:p>
          </table:table-cell>
          <table:table-cell office:value-type="float" office:value="-0.0147259291146506">
            <text:p>-0.0147259291</text:p>
          </table:table-cell>
          <table:table-cell office:value-type="float" office:value="0.0155872693905148">
            <text:p>0.0155872694</text:p>
          </table:table-cell>
          <table:table-cell office:value-type="float" office:value="1.01973868713422">
            <text:p>1.0197386871</text:p>
          </table:table-cell>
          <table:table-cell office:value-type="float" office:value="0.948884279955771">
            <text:p>0.94888428</text:p>
          </table:table-cell>
          <table:table-cell office:value-type="float" office:value="1.05503165028222">
            <text:p>1.05503165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7.8">
            <text:p>87.8</text:p>
          </table:table-cell>
          <table:table-cell office:value-type="float" office:value="3704.8">
            <text:p>3704.8</text:p>
          </table:table-cell>
          <table:table-cell office:value-type="float" office:value="15202.8">
            <text:p>1520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0">
            <text:p>270</text:p>
          </table:table-cell>
          <table:table-cell office:value-type="float" office:value="584">
            <text:p>584</text:p>
          </table:table-cell>
          <table:table-cell office:value-type="float" office:value="8888">
            <text:p>8888</text:p>
          </table:table-cell>
          <table:table-cell office:value-type="float" office:value="13412">
            <text:p>13412</text:p>
          </table:table-cell>
          <table:table-cell office:value-type="float" office:value="19782">
            <text:p>19782</text:p>
          </table:table-cell>
          <table:table-cell office:value-type="float" office:value="115.875">
            <text:p>115.875</text:p>
          </table:table-cell>
          <table:table-cell office:value-type="float" office:value="-199.25">
            <text:p>-199.25</text:p>
          </table:table-cell>
          <table:table-cell office:value-type="float" office:value="181.75">
            <text:p>181.75</text:p>
          </table:table-cell>
          <table:table-cell office:value-type="float" office:value="0.0130372412241224">
            <text:p>0.0130372412</text:p>
          </table:table-cell>
          <table:table-cell office:value-type="float" office:value="-0.0148560990158067">
            <text:p>-0.014856099</text:p>
          </table:table-cell>
          <table:table-cell office:value-type="float" office:value="0.00918764533414215">
            <text:p>0.0091876453</text:p>
          </table:table-cell>
          <table:table-cell office:value-type="float" office:value="1.04596348481555">
            <text:p>1.0459634848</text:p>
          </table:table-cell>
          <table:table-cell office:value-type="float" office:value="0.948436232653493">
            <text:p>0.9484362327</text:p>
          </table:table-cell>
          <table:table-cell office:value-type="float" office:value="1.03232220781">
            <text:p>1.032322207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date" office:date-value="2021-01-29">
            <text:p>01/29/21</text:p>
          </table:table-cell>
          <table:table-cell office:value-type="float" office:value="83">
            <text:p>83</text:p>
          </table:table-cell>
          <table:table-cell office:value-type="float" office:value="3649">
            <text:p>3649</text:p>
          </table:table-cell>
          <table:table-cell office:value-type="float" office:value="18975">
            <text:p>18975</text:p>
          </table:table-cell>
          <table:table-cell office:value-type="float" office:value="7.69">
            <text:p>7.69</text:p>
          </table:table-cell>
          <table:table-cell office:value-type="float" office:value="82.2">
            <text:p>82.2</text:p>
          </table:table-cell>
          <table:table-cell office:value-type="float" office:value="3654.2">
            <text:p>3654.2</text:p>
          </table:table-cell>
          <table:table-cell office:value-type="float" office:value="18125">
            <text:p>18125</text:p>
          </table:table-cell>
          <table:table-cell office:value-type="float" office:value="7.692">
            <text:p>7.69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260">
            <text:p>260</text:p>
          </table:table-cell>
          <table:table-cell office:value-type="float" office:value="570">
            <text:p>570</text:p>
          </table:table-cell>
          <table:table-cell office:value-type="float" office:value="8525">
            <text:p>8525</text:p>
          </table:table-cell>
          <table:table-cell office:value-type="float" office:value="13648">
            <text:p>13648</text:p>
          </table:table-cell>
          <table:table-cell office:value-type="float" office:value="20486">
            <text:p>20486</text:p>
          </table:table-cell>
          <table:table-cell office:value-type="float" office:value="-156.125">
            <text:p>-156.125</text:p>
          </table:table-cell>
          <table:table-cell office:value-type="float" office:value="388">
            <text:p>388</text:p>
          </table:table-cell>
          <table:table-cell office:value-type="float" office:value="-378.75">
            <text:p>-378.75</text:p>
          </table:table-cell>
          <table:table-cell office:value-type="float" office:value="-0.0183137829912023">
            <text:p>-0.018313783</text:p>
          </table:table-cell>
          <table:table-cell office:value-type="float" office:value="0.0284290738569754">
            <text:p>0.0284290739</text:p>
          </table:table-cell>
          <table:table-cell office:value-type="float" office:value="-0.0184882358683979">
            <text:p>-0.0184882359</text:p>
          </table:table-cell>
          <table:table-cell office:value-type="float" office:value="0.936559133039792">
            <text:p>0.936559133</text:p>
          </table:table-cell>
          <table:table-cell office:value-type="float" office:value="1.10108585449053">
            <text:p>1.1010858545</text:p>
          </table:table-cell>
          <table:table-cell office:value-type="float" office:value="0.935961131597037">
            <text:p>0.9359611316</text:p>
          </table:table-cell>
          <table:table-cell office:value-type="float" office:value="0">
            <text:p>0</text:p>
          </table:table-cell>
          <table:table-cell office:value-type="float" office:value="24.7265851150759">
            <text:p>24.726585115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date" office:date-value="2021-01-30">
            <text:p>01/30/21</text:p>
          </table:table-cell>
          <table:table-cell office:value-type="float" office:value="89">
            <text:p>89</text:p>
          </table:table-cell>
          <table:table-cell office:value-type="float" office:value="3582">
            <text:p>3582</text:p>
          </table:table-cell>
          <table:table-cell office:value-type="float" office:value="21362">
            <text:p>21362</text:p>
          </table:table-cell>
          <table:table-cell office:value-type="float" office:value="6.41">
            <text:p>6.41</text:p>
          </table:table-cell>
          <table:table-cell office:value-type="float" office:value="76">
            <text:p>76</text:p>
          </table:table-cell>
          <table:table-cell office:value-type="float" office:value="3628.8">
            <text:p>3628.8</text:p>
          </table:table-cell>
          <table:table-cell office:value-type="float" office:value="16886.8">
            <text:p>16886.8</text:p>
          </table:table-cell>
          <table:table-cell office:value-type="float" office:value="8.584">
            <text:p>8.58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589">
            <text:p>589</text:p>
          </table:table-cell>
          <table:table-cell office:value-type="float" office:value="9555">
            <text:p>9555</text:p>
          </table:table-cell>
          <table:table-cell office:value-type="float" office:value="14894">
            <text:p>14894</text:p>
          </table:table-cell>
          <table:table-cell office:value-type="float" office:value="21250">
            <text:p>21250</text:p>
          </table:table-cell>
          <table:table-cell office:value-type="float" office:value="-261.125">
            <text:p>-261.125</text:p>
          </table:table-cell>
          <table:table-cell office:value-type="float" office:value="-496.25">
            <text:p>-496.25</text:p>
          </table:table-cell>
          <table:table-cell office:value-type="float" office:value="585.25">
            <text:p>585.25</text:p>
          </table:table-cell>
          <table:table-cell office:value-type="float" office:value="-0.0273286237571952">
            <text:p>-0.0273286238</text:p>
          </table:table-cell>
          <table:table-cell office:value-type="float" office:value="-0.0333187860883577">
            <text:p>-0.0333187861</text:p>
          </table:table-cell>
          <table:table-cell office:value-type="float" office:value="0.0275411764705882">
            <text:p>0.0275411765</text:p>
          </table:table-cell>
          <table:table-cell office:value-type="float" office:value="0.905813650055683">
            <text:p>0.9058136501</text:p>
          </table:table-cell>
          <table:table-cell office:value-type="float" office:value="0.885560126043295">
            <text:p>0.885560126</text:p>
          </table:table-cell>
          <table:table-cell office:value-type="float" office:value="1.09788080979377">
            <text:p>1.0978808098</text:p>
          </table:table-cell>
          <table:table-cell office:value-type="float" office:value="-25.0152392428489">
            <text:p>-25.0152392428</text:p>
          </table:table-cell>
          <table:table-cell office:value-type="float" office:value="-20.4549635087064">
            <text:p>-20.4549635087</text:p>
          </table:table-cell>
          <table:table-cell office:value-type="float" office:value="25.5126720934402">
            <text:p>25.5126720934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date" office:date-value="2021-01-31">
            <text:p>01/31/21</text:p>
          </table:table-cell>
          <table:table-cell office:value-type="float" office:value="61">
            <text:p>61</text:p>
          </table:table-cell>
          <table:table-cell office:value-type="float" office:value="3562">
            <text:p>3562</text:p>
          </table:table-cell>
          <table:table-cell office:value-type="float" office:value="20142">
            <text:p>20142</text:p>
          </table:table-cell>
          <table:table-cell office:value-type="float" office:value="6.49">
            <text:p>6.49</text:p>
          </table:table-cell>
          <table:table-cell office:value-type="float" office:value="73">
            <text:p>73</text:p>
          </table:table-cell>
          <table:table-cell office:value-type="float" office:value="3640.8">
            <text:p>3640.8</text:p>
          </table:table-cell>
          <table:table-cell office:value-type="float" office:value="15827">
            <text:p>15827</text:p>
          </table:table-cell>
          <table:table-cell office:value-type="float" office:value="7.672">
            <text:p>7.67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621">
            <text:p>621</text:p>
          </table:table-cell>
          <table:table-cell office:value-type="float" office:value="9750">
            <text:p>9750</text:p>
          </table:table-cell>
          <table:table-cell office:value-type="float" office:value="13755">
            <text:p>13755</text:p>
          </table:table-cell>
          <table:table-cell office:value-type="float" office:value="20001">
            <text:p>20001</text:p>
          </table:table-cell>
          <table:table-cell office:value-type="float" office:value="-62.875">
            <text:p>-62.875</text:p>
          </table:table-cell>
          <table:table-cell office:value-type="float" office:value="-362.5">
            <text:p>-362.5</text:p>
          </table:table-cell>
          <table:table-cell office:value-type="float" office:value="329.75">
            <text:p>329.75</text:p>
          </table:table-cell>
          <table:table-cell office:value-type="float" office:value="-0.00644871794871795">
            <text:p>-0.0064487179</text:p>
          </table:table-cell>
          <table:table-cell office:value-type="float" office:value="-0.0263540530716103">
            <text:p>-0.0263540531</text:p>
          </table:table-cell>
          <table:table-cell office:value-type="float" office:value="0.0164866756662167">
            <text:p>0.0164866757</text:p>
          </table:table-cell>
          <table:table-cell office:value-type="float" office:value="0.977510995667324">
            <text:p>0.9775109957</text:p>
          </table:table-cell>
          <table:table-cell office:value-type="float" office:value="0.909122105031434">
            <text:p>0.909122105</text:p>
          </table:table-cell>
          <table:table-cell office:value-type="float" office:value="1.05823611336182">
            <text:p>1.0582361134</text:p>
          </table:table-cell>
          <table:table-cell office:value-type="float" office:value="0">
            <text:p>0</text:p>
          </table:table-cell>
          <table:table-cell office:value-type="float" office:value="-25.9532339979442">
            <text:p>-25.95323399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date" office:date-value="2021-02-01">
            <text:p>02/01/21</text:p>
          </table:table-cell>
          <table:table-cell office:value-type="float" office:value="54">
            <text:p>54</text:p>
          </table:table-cell>
          <table:table-cell office:value-type="float" office:value="3682">
            <text:p>3682</text:p>
          </table:table-cell>
          <table:table-cell office:value-type="float" office:value="10862">
            <text:p>10862</text:p>
          </table:table-cell>
          <table:table-cell office:value-type="float" office:value="10.35">
            <text:p>10.35</text:p>
          </table:table-cell>
          <table:table-cell office:value-type="float" office:value="73">
            <text:p>73</text:p>
          </table:table-cell>
          <table:table-cell office:value-type="float" office:value="3650.4">
            <text:p>3650.4</text:p>
          </table:table-cell>
          <table:table-cell office:value-type="float" office:value="15118.8">
            <text:p>15118.8</text:p>
          </table:table-cell>
          <table:table-cell office:value-type="float" office:value="7.492">
            <text:p>7.49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08">
            <text:p>308</text:p>
          </table:table-cell>
          <table:table-cell table:number-columns-repeated="2" office:value-type="float" office:value="615">
            <text:p>615</text:p>
          </table:table-cell>
          <table:table-cell office:value-type="float" office:value="9083">
            <text:p>9083</text:p>
          </table:table-cell>
          <table:table-cell office:value-type="float" office:value="13172">
            <text:p>13172</text:p>
          </table:table-cell>
          <table:table-cell office:value-type="float" office:value="19266">
            <text:p>19266</text:p>
          </table:table-cell>
          <table:table-cell office:value-type="float" office:value="-85.875">
            <text:p>-85.875</text:p>
          </table:table-cell>
          <table:table-cell office:value-type="float" office:value="-422.875">
            <text:p>-422.875</text:p>
          </table:table-cell>
          <table:table-cell office:value-type="float" office:value="222.375">
            <text:p>222.375</text:p>
          </table:table-cell>
          <table:table-cell office:value-type="float" office:value="-0.00945447539359242">
            <text:p>-0.0094544754</text:p>
          </table:table-cell>
          <table:table-cell office:value-type="float" office:value="-0.0321040844215002">
            <text:p>-0.0321040844</text:p>
          </table:table-cell>
          <table:table-cell office:value-type="float" office:value="0.0115423544067269">
            <text:p>0.0115423544</text:p>
          </table:table-cell>
          <table:table-cell office:value-type="float" office:value="0.967084534848164">
            <text:p>0.9670845348</text:p>
          </table:table-cell>
          <table:table-cell office:value-type="float" office:value="0.889655822108373">
            <text:p>0.8896558221</text:p>
          </table:table-cell>
          <table:table-cell office:value-type="float" office:value="1.04065936327624">
            <text:p>1.0406593633</text:p>
          </table:table-cell>
          <table:table-cell office:value-type="float" office:value="0">
            <text:p>0</text:p>
          </table:table-cell>
          <table:table-cell office:value-type="float" office:value="-21.2421645269854">
            <text:p>-21.24216452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date" office:date-value="2021-02-02">
            <text:p>02/02/21</text:p>
          </table:table-cell>
          <table:table-cell office:value-type="float" office:value="78">
            <text:p>78</text:p>
          </table:table-cell>
          <table:table-cell office:value-type="float" office:value="3729">
            <text:p>3729</text:p>
          </table:table-cell>
          <table:table-cell office:value-type="float" office:value="7794">
            <text:p>7794</text:p>
          </table:table-cell>
          <table:table-cell office:value-type="float" office:value="7.42">
            <text:p>7.42</text:p>
          </table:table-cell>
          <table:table-cell office:value-type="float" office:value="73.8">
            <text:p>73.8</text:p>
          </table:table-cell>
          <table:table-cell office:value-type="float" office:value="3663.6">
            <text:p>3663.6</text:p>
          </table:table-cell>
          <table:table-cell office:value-type="float" office:value="14480.6">
            <text:p>14480.6</text:p>
          </table:table-cell>
          <table:table-cell office:value-type="float" office:value="8.028">
            <text:p>8.028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423">
            <text:p>423</text:p>
          </table:table-cell>
          <table:table-cell office:value-type="float" office:value="615">
            <text:p>615</text:p>
          </table:table-cell>
          <table:table-cell office:value-type="float" office:value="8525">
            <text:p>8525</text:p>
          </table:table-cell>
          <table:table-cell office:value-type="float" office:value="13020">
            <text:p>13020</text:p>
          </table:table-cell>
          <table:table-cell office:value-type="float" office:value="19782">
            <text:p>19782</text:p>
          </table:table-cell>
          <table:table-cell office:value-type="float" office:value="-156.125">
            <text:p>-156.125</text:p>
          </table:table-cell>
          <table:table-cell office:value-type="float" office:value="441">
            <text:p>441</text:p>
          </table:table-cell>
          <table:table-cell office:value-type="float" office:value="-307.375">
            <text:p>-307.375</text:p>
          </table:table-cell>
          <table:table-cell office:value-type="float" office:value="-0.0183137829912023">
            <text:p>-0.018313783</text:p>
          </table:table-cell>
          <table:table-cell office:value-type="float" office:value="0.0338709677419355">
            <text:p>0.0338709677</text:p>
          </table:table-cell>
          <table:table-cell office:value-type="float" office:value="-0.0155381154584976">
            <text:p>-0.0155381155</text:p>
          </table:table-cell>
          <table:table-cell office:value-type="float" office:value="0.936559133039792">
            <text:p>0.936559133</text:p>
          </table:table-cell>
          <table:table-cell office:value-type="float" office:value="1.12079698231009">
            <text:p>1.1207969823</text:p>
          </table:table-cell>
          <table:table-cell office:value-type="float" office:value="0.946089804637981">
            <text:p>0.9460898046</text:p>
          </table:table-cell>
          <table:table-cell office:value-type="float" office:value="0">
            <text:p>0</text:p>
          </table:table-cell>
          <table:table-cell office:value-type="float" office:value="20.8089948968484">
            <text:p>20.808994896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date" office:date-value="2021-02-03">
            <text:p>02/03/21</text:p>
          </table:table-cell>
          <table:table-cell office:value-type="float" office:value="83">
            <text:p>83</text:p>
          </table:table-cell>
          <table:table-cell office:value-type="float" office:value="3697">
            <text:p>3697</text:p>
          </table:table-cell>
          <table:table-cell office:value-type="float" office:value="15434">
            <text:p>15434</text:p>
          </table:table-cell>
          <table:table-cell office:value-type="float" office:value="6.79">
            <text:p>6.79</text:p>
          </table:table-cell>
          <table:table-cell office:value-type="float" office:value="81.2">
            <text:p>81.2</text:p>
          </table:table-cell>
          <table:table-cell office:value-type="float" office:value="3678.8">
            <text:p>3678.8</text:p>
          </table:table-cell>
          <table:table-cell office:value-type="float" office:value="14190.8">
            <text:p>14190.8</text:p>
          </table:table-cell>
          <table:table-cell office:value-type="float" office:value="8.416">
            <text:p>8.41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14">
            <text:p>614</text:p>
          </table:table-cell>
          <table:table-cell office:value-type="float" office:value="423">
            <text:p>423</text:p>
          </table:table-cell>
          <table:table-cell office:value-type="float" office:value="614">
            <text:p>614</text:p>
          </table:table-cell>
          <table:table-cell office:value-type="float" office:value="8866">
            <text:p>8866</text:p>
          </table:table-cell>
          <table:table-cell office:value-type="float" office:value="13244">
            <text:p>13244</text:p>
          </table:table-cell>
          <table:table-cell office:value-type="float" office:value="20209">
            <text:p>20209</text:p>
          </table:table-cell>
          <table:table-cell office:value-type="float" office:value="-246">
            <text:p>-246</text:p>
          </table:table-cell>
          <table:table-cell office:value-type="float" office:value="395.5">
            <text:p>395.5</text:p>
          </table:table-cell>
          <table:table-cell office:value-type="float" office:value="-543.75">
            <text:p>-543.75</text:p>
          </table:table-cell>
          <table:table-cell office:value-type="float" office:value="-0.0277464471012858">
            <text:p>-0.0277464471</text:p>
          </table:table-cell>
          <table:table-cell office:value-type="float" office:value="0.0298625792811839">
            <text:p>0.0298625793</text:p>
          </table:table-cell>
          <table:table-cell office:value-type="float" office:value="-0.0269063288633777">
            <text:p>-0.0269063289</text:p>
          </table:table-cell>
          <table:table-cell office:value-type="float" office:value="0.904396371185919">
            <text:p>0.9043963712</text:p>
          </table:table-cell>
          <table:table-cell office:value-type="float" office:value="1.10626690382114">
            <text:p>1.1062669038</text:p>
          </table:table-cell>
          <table:table-cell office:value-type="float" office:value="0.90724679202267">
            <text:p>0.907246792</text:p>
          </table:table-cell>
          <table:table-cell office:value-type="float" office:value="-24.6332762937288">
            <text:p>-24.6332762937</text:p>
          </table:table-cell>
          <table:table-cell office:value-type="float" office:value="23.5561034184774">
            <text:p>23.5561034185</text:p>
          </table:table-cell>
          <table:table-cell office:value-type="float" office:value="-25.4133431457333">
            <text:p>-25.4133431457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date" office:date-value="2021-02-04">
            <text:p>02/04/21</text:p>
          </table:table-cell>
          <table:table-cell office:value-type="float" office:value="93">
            <text:p>93</text:p>
          </table:table-cell>
          <table:table-cell office:value-type="float" office:value="3648">
            <text:p>3648</text:p>
          </table:table-cell>
          <table:table-cell office:value-type="float" office:value="18171">
            <text:p>18171</text:p>
          </table:table-cell>
          <table:table-cell office:value-type="float" office:value="9.09">
            <text:p>9.09</text:p>
          </table:table-cell>
          <table:table-cell office:value-type="float" office:value="89.6">
            <text:p>89.6</text:p>
          </table:table-cell>
          <table:table-cell office:value-type="float" office:value="3662.6">
            <text:p>3662.6</text:p>
          </table:table-cell>
          <table:table-cell office:value-type="float" office:value="15537.6">
            <text:p>15537.6</text:p>
          </table:table-cell>
          <table:table-cell office:value-type="float" office:value="8.12">
            <text:p>8.1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272">
            <text:p>272</text:p>
          </table:table-cell>
          <table:table-cell office:value-type="float" office:value="582">
            <text:p>582</text:p>
          </table:table-cell>
          <table:table-cell office:value-type="float" office:value="8918">
            <text:p>8918</text:p>
          </table:table-cell>
          <table:table-cell office:value-type="float" office:value="12834">
            <text:p>12834</text:p>
          </table:table-cell>
          <table:table-cell office:value-type="float" office:value="18017">
            <text:p>18017</text:p>
          </table:table-cell>
          <table:table-cell office:value-type="float" office:value="-83.375">
            <text:p>-83.375</text:p>
          </table:table-cell>
          <table:table-cell office:value-type="float" office:value="-376.125">
            <text:p>-376.125</text:p>
          </table:table-cell>
          <table:table-cell office:value-type="float" office:value="-371.375">
            <text:p>-371.375</text:p>
          </table:table-cell>
          <table:table-cell office:value-type="float" office:value="-0.00934906929804889">
            <text:p>-0.0093490693</text:p>
          </table:table-cell>
          <table:table-cell office:value-type="float" office:value="-0.0293069191210846">
            <text:p>-0.0293069191</text:p>
          </table:table-cell>
          <table:table-cell office:value-type="float" office:value="-0.0206124771049564">
            <text:p>-0.0206124771</text:p>
          </table:table-cell>
          <table:table-cell office:value-type="float" office:value="0.967449571446439">
            <text:p>0.9674495714</text:p>
          </table:table-cell>
          <table:table-cell office:value-type="float" office:value="0.899109218272609">
            <text:p>0.8991092183</text:p>
          </table:table-cell>
          <table:table-cell office:value-type="float" office:value="0.928689083588961">
            <text:p>0.9286890836</text:p>
          </table:table-cell>
          <table:table-cell office:value-type="float" office:value="0">
            <text:p>0</text:p>
          </table:table-cell>
          <table:table-cell office:value-type="float" office:value="-23.3030234615831">
            <text:p>-23.3030234616</text:p>
          </table:table-cell>
          <table:table-cell office:value-type="float" office:value="-33.2797770443448">
            <text:p>-33.2797770443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date" office:date-value="2021-02-05">
            <text:p>02/05/21</text:p>
          </table:table-cell>
          <table:table-cell office:value-type="float" office:value="98">
            <text:p>98</text:p>
          </table:table-cell>
          <table:table-cell office:value-type="float" office:value="3638">
            <text:p>3638</text:p>
          </table:table-cell>
          <table:table-cell office:value-type="float" office:value="18693">
            <text:p>18693</text:p>
          </table:table-cell>
          <table:table-cell office:value-type="float" office:value="8.43">
            <text:p>8.43</text:p>
          </table:table-cell>
          <table:table-cell office:value-type="float" office:value="86.8">
            <text:p>86.8</text:p>
          </table:table-cell>
          <table:table-cell office:value-type="float" office:value="3632.4">
            <text:p>3632.4</text:p>
          </table:table-cell>
          <table:table-cell office:value-type="float" office:value="17783.6">
            <text:p>17783.6</text:p>
          </table:table-cell>
          <table:table-cell office:value-type="float" office:value="8.076">
            <text:p>8.076</text:p>
          </table:table-cell>
          <table:table-cell table:number-columns-repeated="3"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374">
            <text:p>374</text:p>
          </table:table-cell>
          <table:table-cell office:value-type="float" office:value="256">
            <text:p>256</text:p>
          </table:table-cell>
          <table:table-cell office:value-type="float" office:value="8525">
            <text:p>8525</text:p>
          </table:table-cell>
          <table:table-cell office:value-type="float" office:value="12572">
            <text:p>12572</text:p>
          </table:table-cell>
          <table:table-cell office:value-type="float" office:value="17836">
            <text:p>17836</text:p>
          </table:table-cell>
          <table:table-cell office:value-type="float" office:value="-12.25">
            <text:p>-12.25</text:p>
          </table:table-cell>
          <table:table-cell office:value-type="float" office:value="28.25">
            <text:p>28.25</text:p>
          </table:table-cell>
          <table:table-cell office:value-type="float" office:value="793">
            <text:p>793</text:p>
          </table:table-cell>
          <table:table-cell office:value-type="float" office:value="-0.00143695014662757">
            <text:p>-0.0014369501</text:p>
          </table:table-cell>
          <table:table-cell office:value-type="float" office:value="0.00224705695195673">
            <text:p>0.002247057</text:p>
          </table:table-cell>
          <table:table-cell office:value-type="float" office:value="0.0444606413994169">
            <text:p>0.0444606414</text:p>
          </table:table-cell>
          <table:table-cell office:value-type="float" office:value="0.994974721545222">
            <text:p>0.9949747215</text:p>
          </table:table-cell>
          <table:table-cell office:value-type="float" office:value="1.00787459589114">
            <text:p>1.0078745959</text:p>
          </table:table-cell>
          <table:table-cell office:value-type="float" office:value="1.15948667221991">
            <text:p>1.1594866722</text:p>
          </table:table-cell>
          <table:table-cell table:number-columns-repeated="2" office:value-type="float" office:value="0">
            <text:p>0</text:p>
          </table:table-cell>
          <table:table-cell office:value-type="float" office:value="15.934191003539">
            <text:p>15.9341910035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date" office:date-value="2021-02-06">
            <text:p>02/06/21</text:p>
          </table:table-cell>
          <table:table-cell office:value-type="float" office:value="96">
            <text:p>96</text:p>
          </table:table-cell>
          <table:table-cell office:value-type="float" office:value="3601">
            <text:p>3601</text:p>
          </table:table-cell>
          <table:table-cell office:value-type="float" office:value="17596">
            <text:p>17596</text:p>
          </table:table-cell>
          <table:table-cell office:value-type="float" office:value="8.87">
            <text:p>8.87</text:p>
          </table:table-cell>
          <table:table-cell office:value-type="float" office:value="83.2">
            <text:p>83.2</text:p>
          </table:table-cell>
          <table:table-cell office:value-type="float" office:value="3636.4">
            <text:p>3636.4</text:p>
          </table:table-cell>
          <table:table-cell office:value-type="float" office:value="16640.8">
            <text:p>16640.8</text:p>
          </table:table-cell>
          <table:table-cell office:value-type="float" office:value="9.104">
            <text:p>9.104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00">
            <text:p>600</text:p>
          </table:table-cell>
          <table:table-cell office:value-type="float" office:value="288">
            <text:p>288</text:p>
          </table:table-cell>
          <table:table-cell office:value-type="float" office:value="8749">
            <text:p>8749</text:p>
          </table:table-cell>
          <table:table-cell office:value-type="float" office:value="12787">
            <text:p>12787</text:p>
          </table:table-cell>
          <table:table-cell office:value-type="float" office:value="20280">
            <text:p>20280</text:p>
          </table:table-cell>
          <table:table-cell office:value-type="float" office:value="-261.25">
            <text:p>-261.25</text:p>
          </table:table-cell>
          <table:table-cell office:value-type="float" office:value="342">
            <text:p>342</text:p>
          </table:table-cell>
          <table:table-cell office:value-type="float" office:value="864.5">
            <text:p>864.5</text:p>
          </table:table-cell>
          <table:table-cell office:value-type="float" office:value="-0.0298605554920562">
            <text:p>-0.0298605555</text:p>
          </table:table-cell>
          <table:table-cell office:value-type="float" office:value="0.0267459138187221">
            <text:p>0.0267459138</text:p>
          </table:table-cell>
          <table:table-cell office:value-type="float" office:value="0.0426282051282051">
            <text:p>0.0426282051</text:p>
          </table:table-cell>
          <table:table-cell office:value-type="float" office:value="0.89723569521542">
            <text:p>0.8972356952</text:p>
          </table:table-cell>
          <table:table-cell office:value-type="float" office:value="1.09501277242128">
            <text:p>1.0950127724</text:p>
          </table:table-cell>
          <table:table-cell office:value-type="float" office:value="1.15276035913872">
            <text:p>1.1527603591</text:p>
          </table:table-cell>
          <table:table-cell office:value-type="float" office:value="-22.8644779601497">
            <text:p>-22.8644779601</text:p>
          </table:table-cell>
          <table:table-cell office:value-type="float" office:value="26.2610519198193">
            <text:p>26.2610519198</text:p>
          </table:table-cell>
          <table:table-cell office:value-type="float" office:value="16.6044571570291">
            <text:p>16.604457157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date" office:date-value="2021-02-07">
            <text:p>02/07/21</text:p>
          </table:table-cell>
          <table:table-cell office:value-type="float" office:value="64">
            <text:p>64</text:p>
          </table:table-cell>
          <table:table-cell office:value-type="float" office:value="3578">
            <text:p>3578</text:p>
          </table:table-cell>
          <table:table-cell office:value-type="float" office:value="19024">
            <text:p>19024</text:p>
          </table:table-cell>
          <table:table-cell office:value-type="float" office:value="7.2">
            <text:p>7.2</text:p>
          </table:table-cell>
          <table:table-cell office:value-type="float" office:value="83.4">
            <text:p>83.4</text:p>
          </table:table-cell>
          <table:table-cell office:value-type="float" office:value="3665.2">
            <text:p>3665.2</text:p>
          </table:table-cell>
          <table:table-cell office:value-type="float" office:value="14288.6">
            <text:p>14288.6</text:p>
          </table:table-cell>
          <table:table-cell office:value-type="float" office:value="10.652">
            <text:p>10.652</text:p>
          </table:table-cell>
          <table:table-cell table:number-columns-repeated="3" office:value-type="float" office:value="3">
            <text:p>3</text:p>
          </table:table-cell>
          <table:table-cell office:value-type="float" office:value="626">
            <text:p>626</text:p>
          </table:table-cell>
          <table:table-cell office:value-type="float" office:value="431">
            <text:p>431</text:p>
          </table:table-cell>
          <table:table-cell office:value-type="float" office:value="312">
            <text:p>312</text:p>
          </table:table-cell>
          <table:table-cell office:value-type="float" office:value="8866">
            <text:p>8866</text:p>
          </table:table-cell>
          <table:table-cell office:value-type="float" office:value="13152">
            <text:p>13152</text:p>
          </table:table-cell>
          <table:table-cell office:value-type="float" office:value="21320">
            <text:p>21320</text:p>
          </table:table-cell>
          <table:table-cell office:value-type="float" office:value="-246">
            <text:p>-246</text:p>
          </table:table-cell>
          <table:table-cell office:value-type="float" office:value="459">
            <text:p>459</text:p>
          </table:table-cell>
          <table:table-cell office:value-type="float" office:value="864.5">
            <text:p>864.5</text:p>
          </table:table-cell>
          <table:table-cell office:value-type="float" office:value="-0.0277464471012858">
            <text:p>-0.0277464471</text:p>
          </table:table-cell>
          <table:table-cell office:value-type="float" office:value="0.0348996350364964">
            <text:p>0.034899635</text:p>
          </table:table-cell>
          <table:table-cell office:value-type="float" office:value="0.0405487804878049">
            <text:p>0.0405487805</text:p>
          </table:table-cell>
          <table:table-cell office:value-type="float" office:value="0.904396371185919">
            <text:p>0.9043963712</text:p>
          </table:table-cell>
          <table:table-cell office:value-type="float" office:value="1.12453597229807">
            <text:p>1.1245359723</text:p>
          </table:table-cell>
          <table:table-cell office:value-type="float" office:value="1.14514337076145">
            <text:p>1.1451433708</text:p>
          </table:table-cell>
          <table:table-cell office:value-type="float" office:value="-24.6332762937288">
            <text:p>-24.6332762937</text:p>
          </table:table-cell>
          <table:table-cell office:value-type="float" office:value="20.2057505549431">
            <text:p>20.2057505549</text:p>
          </table:table-cell>
          <table:table-cell office:value-type="float" office:value="17.4384337337802">
            <text:p>17.4384337338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date" office:date-value="2021-02-08">
            <text:p>02/08/21</text:p>
          </table:table-cell>
          <table:table-cell office:value-type="float" office:value="65">
            <text:p>65</text:p>
          </table:table-cell>
          <table:table-cell office:value-type="float" office:value="3717">
            <text:p>3717</text:p>
          </table:table-cell>
          <table:table-cell office:value-type="float" office:value="9720">
            <text:p>9720</text:p>
          </table:table-cell>
          <table:table-cell office:value-type="float" office:value="11.93">
            <text:p>11.93</text:p>
          </table:table-cell>
          <table:table-cell office:value-type="float" office:value="83.4">
            <text:p>83.4</text:p>
          </table:table-cell>
          <table:table-cell office:value-type="float" office:value="3687">
            <text:p>3687</text:p>
          </table:table-cell>
          <table:table-cell office:value-type="float" office:value="13914.4">
            <text:p>13914.4</text:p>
          </table:table-cell>
          <table:table-cell office:value-type="float" office:value="10.486">
            <text:p>10.486</text:p>
          </table:table-cell>
          <table:table-cell table:number-columns-repeated="3" office:value-type="float" office:value="3">
            <text:p>3</text:p>
          </table:table-cell>
          <table:table-cell office:value-type="float" office:value="304">
            <text:p>304</text:p>
          </table:table-cell>
          <table:table-cell office:value-type="float" office:value="424">
            <text:p>424</text:p>
          </table:table-cell>
          <table:table-cell office:value-type="float" office:value="304">
            <text:p>304</text:p>
          </table:table-cell>
          <table:table-cell office:value-type="float" office:value="8464">
            <text:p>8464</text:p>
          </table:table-cell>
          <table:table-cell office:value-type="float" office:value="13021">
            <text:p>13021</text:p>
          </table:table-cell>
          <table:table-cell office:value-type="float" office:value="19320">
            <text:p>19320</text:p>
          </table:table-cell>
          <table:table-cell office:value-type="float" office:value="205">
            <text:p>205</text:p>
          </table:table-cell>
          <table:table-cell office:value-type="float" office:value="217.5">
            <text:p>217.5</text:p>
          </table:table-cell>
          <table:table-cell office:value-type="float" office:value="375">
            <text:p>375</text:p>
          </table:table-cell>
          <table:table-cell office:value-type="float" office:value="0.0242202268431002">
            <text:p>0.0242202268</text:p>
          </table:table-cell>
          <table:table-cell office:value-type="float" office:value="0.0167037861915368">
            <text:p>0.0167037862</text:p>
          </table:table-cell>
          <table:table-cell office:value-type="float" office:value="0.0194099378881988">
            <text:p>0.0194099379</text:p>
          </table:table-cell>
          <table:table-cell office:value-type="float" office:value="1.08592056795198">
            <text:p>1.085920568</text:p>
          </table:table-cell>
          <table:table-cell office:value-type="float" office:value="1.05901012395772">
            <text:p>1.059010124</text:p>
          </table:table-cell>
          <table:table-cell office:value-type="float" office:value="1.06867320415879">
            <text:p>1.0686732042</text:p>
          </table:table-cell>
          <table:table-cell office:value-type="float" office:value="28.963716804585">
            <text:p>28.963716804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date" office:date-value="2021-02-09">
            <text:p>02/09/21</text:p>
          </table:table-cell>
          <table:table-cell office:value-type="float" office:value="94">
            <text:p>94</text:p>
          </table:table-cell>
          <table:table-cell office:value-type="float" office:value="3792">
            <text:p>3792</text:p>
          </table:table-cell>
          <table:table-cell office:value-type="float" office:value="6410">
            <text:p>6410</text:p>
          </table:table-cell>
          <table:table-cell office:value-type="float" office:value="16.83">
            <text:p>16.83</text:p>
          </table:table-cell>
          <table:table-cell office:value-type="float" office:value="83.6">
            <text:p>83.6</text:p>
          </table:table-cell>
          <table:table-cell office:value-type="float" office:value="3726.6">
            <text:p>3726.6</text:p>
          </table:table-cell>
          <table:table-cell office:value-type="float" office:value="14402.4">
            <text:p>14402.4</text:p>
          </table:table-cell>
          <table:table-cell office:value-type="float" office:value="10.57">
            <text:p>10.57</text:p>
          </table:table-cell>
          <table:table-cell table:number-columns-repeated="3" office:value-type="float" office:value="3">
            <text:p>3</text:p>
          </table:table-cell>
          <table:table-cell office:value-type="float" office:value="321">
            <text:p>321</text:p>
          </table:table-cell>
          <table:table-cell office:value-type="float" office:value="443">
            <text:p>443</text:p>
          </table:table-cell>
          <table:table-cell office:value-type="float" office:value="321">
            <text:p>321</text:p>
          </table:table-cell>
          <table:table-cell office:value-type="float" office:value="8918">
            <text:p>8918</text:p>
          </table:table-cell>
          <table:table-cell office:value-type="float" office:value="13485">
            <text:p>13485</text:p>
          </table:table-cell>
          <table:table-cell office:value-type="float" office:value="23088">
            <text:p>23088</text:p>
          </table:table-cell>
          <table:table-cell office:value-type="float" office:value="190.625">
            <text:p>190.625</text:p>
          </table:table-cell>
          <table:table-cell office:value-type="float" office:value="456.75">
            <text:p>456.75</text:p>
          </table:table-cell>
          <table:table-cell office:value-type="float" office:value="1638">
            <text:p>1638</text:p>
          </table:table-cell>
          <table:table-cell office:value-type="float" office:value="0.0213753083651043">
            <text:p>0.0213753084</text:p>
          </table:table-cell>
          <table:table-cell office:value-type="float" office:value="0.0338709677419355">
            <text:p>0.0338709677</text:p>
          </table:table-cell>
          <table:table-cell office:value-type="float" office:value="0.0709459459459459">
            <text:p>0.0709459459</text:p>
          </table:table-cell>
          <table:table-cell office:value-type="float" office:value="1.07570911074096">
            <text:p>1.0757091107</text:p>
          </table:table-cell>
          <table:table-cell office:value-type="float" office:value="1.12079698231009">
            <text:p>1.1207969823</text:p>
          </table:table-cell>
          <table:table-cell office:value-type="float" office:value="1.25817613221329">
            <text:p>1.2581761322</text:p>
          </table:table-cell>
          <table:table-cell office:value-type="float" office:value="32.7728223829102">
            <text:p>32.7728223829</text:p>
          </table:table-cell>
          <table:table-cell office:value-type="float" office:value="20.8089948968484">
            <text:p>20.8089948968</text:p>
          </table:table-cell>
          <table:table-cell office:value-type="float" office:value="10.1126892856572">
            <text:p>10.1126892857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date" office:date-value="2021-02-10">
            <text:p>02/10/21</text:p>
          </table:table-cell>
          <table:table-cell office:value-type="float" office:value="98">
            <text:p>98</text:p>
          </table:table-cell>
          <table:table-cell office:value-type="float" office:value="3747">
            <text:p>3747</text:p>
          </table:table-cell>
          <table:table-cell office:value-type="float" office:value="16822">
            <text:p>16822</text:p>
          </table:table-cell>
          <table:table-cell office:value-type="float" office:value="7.6">
            <text:p>7.6</text:p>
          </table:table-cell>
          <table:table-cell office:value-type="float" office:value="90.6">
            <text:p>90.6</text:p>
          </table:table-cell>
          <table:table-cell office:value-type="float" office:value="3776.6">
            <text:p>3776.6</text:p>
          </table:table-cell>
          <table:table-cell office:value-type="float" office:value="14485.4">
            <text:p>14485.4</text:p>
          </table:table-cell>
          <table:table-cell office:value-type="float" office:value="11.044">
            <text:p>11.044</text:p>
          </table:table-cell>
          <table:table-cell table:number-columns-repeated="3" office:value-type="float" office:value="3">
            <text:p>3</text:p>
          </table:table-cell>
          <table:table-cell office:value-type="float" office:value="651">
            <text:p>651</text:p>
          </table:table-cell>
          <table:table-cell office:value-type="float" office:value="454">
            <text:p>454</text:p>
          </table:table-cell>
          <table:table-cell office:value-type="float" office:value="331">
            <text:p>331</text:p>
          </table:table-cell>
          <table:table-cell office:value-type="float" office:value="9659">
            <text:p>9659</text:p>
          </table:table-cell>
          <table:table-cell office:value-type="float" office:value="14728">
            <text:p>14728</text:p>
          </table:table-cell>
          <table:table-cell office:value-type="float" office:value="24440">
            <text:p>24440</text:p>
          </table:table-cell>
          <table:table-cell office:value-type="float" office:value="295.75">
            <text:p>295.75</text:p>
          </table:table-cell>
          <table:table-cell office:value-type="float" office:value="532">
            <text:p>532</text:p>
          </table:table-cell>
          <table:table-cell office:value-type="float" office:value="1267.5">
            <text:p>1267.5</text:p>
          </table:table-cell>
          <table:table-cell office:value-type="float" office:value="0.0306191117092867">
            <text:p>0.0306191117</text:p>
          </table:table-cell>
          <table:table-cell office:value-type="float" office:value="0.0361216730038023">
            <text:p>0.036121673</text:p>
          </table:table-cell>
          <table:table-cell office:value-type="float" office:value="0.0518617021276596">
            <text:p>0.0518617021</text:p>
          </table:table-cell>
          <table:table-cell office:value-type="float" office:value="1.10900444978616">
            <text:p>1.1090044498</text:p>
          </table:table-cell>
          <table:table-cell office:value-type="float" office:value="1.12898321502407">
            <text:p>1.128983215</text:p>
          </table:table-cell>
          <table:table-cell office:value-type="float" office:value="1.18678764429606">
            <text:p>1.1867876443</text:p>
          </table:table-cell>
          <table:table-cell office:value-type="float" office:value="22.9825614210159">
            <text:p>22.982561421</text:p>
          </table:table-cell>
          <table:table-cell office:value-type="float" office:value="19.5337564358104">
            <text:p>19.5337564358</text:p>
          </table:table-cell>
          <table:table-cell office:value-type="float" office:value="13.7089526412061">
            <text:p>13.7089526412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date" office:date-value="2021-02-11">
            <text:p>02/11/21</text:p>
          </table:table-cell>
          <table:table-cell office:value-type="float" office:value="97">
            <text:p>97</text:p>
          </table:table-cell>
          <table:table-cell office:value-type="float" office:value="3799">
            <text:p>3799</text:p>
          </table:table-cell>
          <table:table-cell office:value-type="float" office:value="20036">
            <text:p>20036</text:p>
          </table:table-cell>
          <table:table-cell office:value-type="float" office:value="9.29">
            <text:p>9.29</text:p>
          </table:table-cell>
          <table:table-cell office:value-type="float" office:value="96.2">
            <text:p>96.2</text:p>
          </table:table-cell>
          <table:table-cell office:value-type="float" office:value="3787.4">
            <text:p>3787.4</text:p>
          </table:table-cell>
          <table:table-cell office:value-type="float" office:value="16418">
            <text:p>16418</text:p>
          </table:table-cell>
          <table:table-cell office:value-type="float" office:value="10.742">
            <text:p>10.742</text:p>
          </table:table-cell>
          <table:table-cell table:number-columns-repeated="3" office:value-type="float" office:value="3">
            <text:p>3</text:p>
          </table:table-cell>
          <table:table-cell office:value-type="float" office:value="615">
            <text:p>615</text:p>
          </table:table-cell>
          <table:table-cell office:value-type="float" office:value="417">
            <text:p>417</text:p>
          </table:table-cell>
          <table:table-cell office:value-type="float" office:value="293">
            <text:p>293</text:p>
          </table:table-cell>
          <table:table-cell office:value-type="float" office:value="10010">
            <text:p>10010</text:p>
          </table:table-cell>
          <table:table-cell office:value-type="float" office:value="15024">
            <text:p>15024</text:p>
          </table:table-cell>
          <table:table-cell office:value-type="float" office:value="24700">
            <text:p>24700</text:p>
          </table:table-cell>
          <table:table-cell office:value-type="float" office:value="308.75">
            <text:p>308.75</text:p>
          </table:table-cell>
          <table:table-cell office:value-type="float" office:value="732">
            <text:p>732</text:p>
          </table:table-cell>
          <table:table-cell office:value-type="float" office:value="1339">
            <text:p>1339</text:p>
          </table:table-cell>
          <table:table-cell office:value-type="float" office:value="0.0308441558441558">
            <text:p>0.0308441558</text:p>
          </table:table-cell>
          <table:table-cell office:value-type="float" office:value="0.0487220447284345">
            <text:p>0.0487220447</text:p>
          </table:table-cell>
          <table:table-cell office:value-type="float" office:value="0.0542105263157895">
            <text:p>0.0542105263</text:p>
          </table:table-cell>
          <table:table-cell office:value-type="float" office:value="1.10981921487603">
            <text:p>1.1098192149</text:p>
          </table:table-cell>
          <table:table-cell office:value-type="float" office:value="1.17517987832886">
            <text:p>1.1751798783</text:p>
          </table:table-cell>
          <table:table-cell office:value-type="float" office:value="1.1954968531856">
            <text:p>1.1954968532</text:p>
          </table:table-cell>
          <table:table-cell office:value-type="float" office:value="22.817380135502">
            <text:p>22.8173801355</text:p>
          </table:table-cell>
          <table:table-cell office:value-type="float" office:value="14.5703876130914">
            <text:p>14.5703876131</text:p>
          </table:table-cell>
          <table:table-cell office:value-type="float" office:value="13.1297344634041">
            <text:p>13.1297344634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date" office:date-value="2021-02-12">
            <text:p>02/12/21</text:p>
          </table:table-cell>
          <table:table-cell office:value-type="float" office:value="99">
            <text:p>99</text:p>
          </table:table-cell>
          <table:table-cell office:value-type="float" office:value="3828">
            <text:p>3828</text:p>
          </table:table-cell>
          <table:table-cell office:value-type="float" office:value="19439">
            <text:p>19439</text:p>
          </table:table-cell>
          <table:table-cell office:value-type="float" office:value="9.57">
            <text:p>9.57</text:p>
          </table:table-cell>
          <table:table-cell office:value-type="float" office:value="91.4">
            <text:p>91.4</text:p>
          </table:table-cell>
          <table:table-cell office:value-type="float" office:value="3780">
            <text:p>3780</text:p>
          </table:table-cell>
          <table:table-cell office:value-type="float" office:value="19039">
            <text:p>19039</text:p>
          </table:table-cell>
          <table:table-cell office:value-type="float" office:value="9.126">
            <text:p>9.126</text:p>
          </table:table-cell>
          <table:table-cell table:number-columns-repeated="3" office:value-type="float" office:value="3">
            <text:p>3</text:p>
          </table:table-cell>
          <table:table-cell office:value-type="float" office:value="599">
            <text:p>599</text:p>
          </table:table-cell>
          <table:table-cell table:number-columns-repeated="2" office:value-type="float" office:value="275">
            <text:p>275</text:p>
          </table:table-cell>
          <table:table-cell office:value-type="float" office:value="9555">
            <text:p>9555</text:p>
          </table:table-cell>
          <table:table-cell office:value-type="float" office:value="14558">
            <text:p>14558</text:p>
          </table:table-cell>
          <table:table-cell office:value-type="float" office:value="26104">
            <text:p>26104</text:p>
          </table:table-cell>
          <table:table-cell office:value-type="float" office:value="367.25">
            <text:p>367.25</text:p>
          </table:table-cell>
          <table:table-cell office:value-type="float" office:value="416.875">
            <text:p>416.875</text:p>
          </table:table-cell>
          <table:table-cell office:value-type="float" office:value="747.5">
            <text:p>747.5</text:p>
          </table:table-cell>
          <table:table-cell office:value-type="float" office:value="0.0384353741496599">
            <text:p>0.0384353741</text:p>
          </table:table-cell>
          <table:table-cell table:number-columns-repeated="2" office:value-type="float" office:value="0.0286354581673307">
            <text:p>0.0286354582</text:p>
          </table:table-cell>
          <table:table-cell office:value-type="float" office:value="1.13741927437642">
            <text:p>1.1374192744</text:p>
          </table:table-cell>
          <table:table-cell table:number-columns-repeated="2" office:value-type="float" office:value="1.10183128293599">
            <text:p>1.1018312829</text:p>
          </table:table-cell>
          <table:table-cell office:value-type="float" office:value="18.3784899167004">
            <text:p>18.3784899167</text:p>
          </table:table-cell>
          <table:table-cell table:number-columns-repeated="2" office:value-type="float" office:value="24.5508478211473">
            <text:p>24.5508478211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date" office:date-value="2021-02-13">
            <text:p>02/13/21</text:p>
          </table:table-cell>
          <table:table-cell office:value-type="float" office:value="93">
            <text:p>93</text:p>
          </table:table-cell>
          <table:table-cell office:value-type="float" office:value="3771">
            <text:p>3771</text:p>
          </table:table-cell>
          <table:table-cell office:value-type="float" office:value="19383">
            <text:p>19383</text:p>
          </table:table-cell>
          <table:table-cell office:value-type="float" office:value="10.42">
            <text:p>10.42</text:p>
          </table:table-cell>
          <table:table-cell office:value-type="float" office:value="81">
            <text:p>81</text:p>
          </table:table-cell>
          <table:table-cell office:value-type="float" office:value="3807.2">
            <text:p>3807.2</text:p>
          </table:table-cell>
          <table:table-cell office:value-type="float" office:value="17928.6">
            <text:p>17928.6</text:p>
          </table:table-cell>
          <table:table-cell office:value-type="float" office:value="9.978">
            <text:p>9.978</text:p>
          </table:table-cell>
          <table:table-cell table:number-columns-repeated="3" office:value-type="float" office:value="3">
            <text:p>3</text:p>
          </table:table-cell>
          <table:table-cell office:value-type="float" office:value="637">
            <text:p>637</text:p>
          </table:table-cell>
          <table:table-cell office:value-type="float" office:value="435">
            <text:p>435</text:p>
          </table:table-cell>
          <table:table-cell office:value-type="float" office:value="310">
            <text:p>310</text:p>
          </table:table-cell>
          <table:table-cell office:value-type="float" office:value="10647">
            <text:p>10647</text:p>
          </table:table-cell>
          <table:table-cell office:value-type="float" office:value="16832">
            <text:p>16832</text:p>
          </table:table-cell>
          <table:table-cell office:value-type="float" office:value="30940">
            <text:p>30940</text:p>
          </table:table-cell>
          <table:table-cell office:value-type="float" office:value="536.25">
            <text:p>536.25</text:p>
          </table:table-cell>
          <table:table-cell office:value-type="float" office:value="608">
            <text:p>608</text:p>
          </table:table-cell>
          <table:table-cell office:value-type="float" office:value="416">
            <text:p>416</text:p>
          </table:table-cell>
          <table:table-cell office:value-type="float" office:value="0.0503663003663004">
            <text:p>0.0503663004</text:p>
          </table:table-cell>
          <table:table-cell office:value-type="float" office:value="0.0361216730038023">
            <text:p>0.036121673</text:p>
          </table:table-cell>
          <table:table-cell office:value-type="float" office:value="0.0134453781512605">
            <text:p>0.0134453782</text:p>
          </table:table-cell>
          <table:table-cell office:value-type="float" office:value="1.18125410913872">
            <text:p>1.1812541091</text:p>
          </table:table-cell>
          <table:table-cell office:value-type="float" office:value="1.12898321502407">
            <text:p>1.128983215</text:p>
          </table:table-cell>
          <table:table-cell office:value-type="float" office:value="1.04741314878893">
            <text:p>1.0474131488</text:p>
          </table:table-cell>
          <table:table-cell office:value-type="float" office:value="14.1058575299391">
            <text:p>14.1058575299</text:p>
          </table:table-cell>
          <table:table-cell office:value-type="float" office:value="19.5337564358104">
            <text:p>19.53375643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date" office:date-value="2021-02-14">
            <text:p>02/14/21</text:p>
          </table:table-cell>
          <table:table-cell office:value-type="float" office:value="70">
            <text:p>70</text:p>
          </table:table-cell>
          <table:table-cell office:value-type="float" office:value="3755">
            <text:p>3755</text:p>
          </table:table-cell>
          <table:table-cell office:value-type="float" office:value="19515">
            <text:p>19515</text:p>
          </table:table-cell>
          <table:table-cell office:value-type="float" office:value="8.75">
            <text:p>8.75</text:p>
          </table:table-cell>
          <table:table-cell office:value-type="float" office:value="78.6">
            <text:p>78.6</text:p>
          </table:table-cell>
          <table:table-cell office:value-type="float" office:value="3843.2">
            <text:p>3843.2</text:p>
          </table:table-cell>
          <table:table-cell office:value-type="float" office:value="15166.8">
            <text:p>15166.8</text:p>
          </table:table-cell>
          <table:table-cell office:value-type="float" office:value="10.764">
            <text:p>10.764</text:p>
          </table:table-cell>
          <table:table-cell table:number-columns-repeated="3" office:value-type="float" office:value="3">
            <text:p>3</text:p>
          </table:table-cell>
          <table:table-cell office:value-type="float" office:value="650">
            <text:p>650</text:p>
          </table:table-cell>
          <table:table-cell office:value-type="float" office:value="446">
            <text:p>446</text:p>
          </table:table-cell>
          <table:table-cell office:value-type="float" office:value="320">
            <text:p>320</text:p>
          </table:table-cell>
          <table:table-cell office:value-type="float" office:value="11115">
            <text:p>11115</text:p>
          </table:table-cell>
          <table:table-cell office:value-type="float" office:value="17276">
            <text:p>17276</text:p>
          </table:table-cell>
          <table:table-cell office:value-type="float" office:value="30420">
            <text:p>30420</text:p>
          </table:table-cell>
          <table:table-cell office:value-type="float" office:value="468">
            <text:p>468</text:p>
          </table:table-cell>
          <table:table-cell office:value-type="float" office:value="798">
            <text:p>798</text:p>
          </table:table-cell>
          <table:table-cell office:value-type="float" office:value="-39.875">
            <text:p>-39.875</text:p>
          </table:table-cell>
          <table:table-cell office:value-type="float" office:value="0.0421052631578947">
            <text:p>0.0421052632</text:p>
          </table:table-cell>
          <table:table-cell office:value-type="float" office:value="0.0461912479740681">
            <text:p>0.046191248</text:p>
          </table:table-cell>
          <table:table-cell office:value-type="float" office:value="-0.00131081525312295">
            <text:p>-0.0013108153</text:p>
          </table:table-cell>
          <table:table-cell office:value-type="float" office:value="1.1508432132964">
            <text:p>1.1508432133</text:p>
          </table:table-cell>
          <table:table-cell office:value-type="float" office:value="1.16585128543247">
            <text:p>1.1658512854</text:p>
          </table:table-cell>
          <table:table-cell office:value-type="float" office:value="0.99541551435786">
            <text:p>0.9954155144</text:p>
          </table:table-cell>
          <table:table-cell office:value-type="float" office:value="16.8064369094109">
            <text:p>16.8064369094</text:p>
          </table:table-cell>
          <table:table-cell office:value-type="float" office:value="15.3499937905927">
            <text:p>15.34999379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date" office:date-value="2021-02-15">
            <text:p>02/15/21</text:p>
          </table:table-cell>
          <table:table-cell office:value-type="float" office:value="46">
            <text:p>46</text:p>
          </table:table-cell>
          <table:table-cell office:value-type="float" office:value="3883">
            <text:p>3883</text:p>
          </table:table-cell>
          <table:table-cell office:value-type="float" office:value="11270">
            <text:p>11270</text:p>
          </table:table-cell>
          <table:table-cell office:value-type="float" office:value="11.86">
            <text:p>11.86</text:p>
          </table:table-cell>
          <table:table-cell office:value-type="float" office:value="77.6">
            <text:p>77.6</text:p>
          </table:table-cell>
          <table:table-cell office:value-type="float" office:value="3880.4">
            <text:p>3880.4</text:p>
          </table:table-cell>
          <table:table-cell office:value-type="float" office:value="15146.8">
            <text:p>15146.8</text:p>
          </table:table-cell>
          <table:table-cell office:value-type="float" office:value="10.45">
            <text:p>10.45</text:p>
          </table:table-cell>
          <table:table-cell table:number-columns-repeated="3" office:value-type="float" office:value="3">
            <text:p>3</text:p>
          </table:table-cell>
          <table:table-cell office:value-type="float" office:value="655">
            <text:p>655</text:p>
          </table:table-cell>
          <table:table-cell office:value-type="float" office:value="449">
            <text:p>449</text:p>
          </table:table-cell>
          <table:table-cell office:value-type="float" office:value="322">
            <text:p>322</text:p>
          </table:table-cell>
          <table:table-cell office:value-type="float" office:value="11336">
            <text:p>11336</text:p>
          </table:table-cell>
          <table:table-cell office:value-type="float" office:value="17528">
            <text:p>17528</text:p>
          </table:table-cell>
          <table:table-cell office:value-type="float" office:value="32032">
            <text:p>32032</text:p>
          </table:table-cell>
          <table:table-cell office:value-type="float" office:value="507">
            <text:p>507</text:p>
          </table:table-cell>
          <table:table-cell office:value-type="float" office:value="854">
            <text:p>854</text:p>
          </table:table-cell>
          <table:table-cell office:value-type="float" office:value="-102.875">
            <text:p>-102.875</text:p>
          </table:table-cell>
          <table:table-cell office:value-type="float" office:value="0.0447247706422018">
            <text:p>0.0447247706</text:p>
          </table:table-cell>
          <table:table-cell office:value-type="float" office:value="0.0487220447284345">
            <text:p>0.0487220447</text:p>
          </table:table-cell>
          <table:table-cell office:value-type="float" office:value="-0.00321163211788212">
            <text:p>-0.0032116321</text:p>
          </table:table-cell>
          <table:table-cell office:value-type="float" office:value="1.16045729526134">
            <text:p>1.1604572953</text:p>
          </table:table-cell>
          <table:table-cell office:value-type="float" office:value="1.17517987832886">
            <text:p>1.1751798783</text:p>
          </table:table-cell>
          <table:table-cell office:value-type="float" office:value="0.988779504165899">
            <text:p>0.9887795042</text:p>
          </table:table-cell>
          <table:table-cell office:value-type="float" office:value="15.8421064083234">
            <text:p>15.8421064083</text:p>
          </table:table-cell>
          <table:table-cell office:value-type="float" office:value="14.5703876130914">
            <text:p>14.570387613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date" office:date-value="2021-02-16">
            <text:p>02/16/21</text:p>
          </table:table-cell>
          <table:table-cell office:value-type="float" office:value="85">
            <text:p>85</text:p>
          </table:table-cell>
          <table:table-cell office:value-type="float" office:value="3979">
            <text:p>3979</text:p>
          </table:table-cell>
          <table:table-cell office:value-type="float" office:value="6227">
            <text:p>6227</text:p>
          </table:table-cell>
          <table:table-cell office:value-type="float" office:value="13.22">
            <text:p>13.22</text:p>
          </table:table-cell>
          <table:table-cell office:value-type="float" office:value="79.8">
            <text:p>79.8</text:p>
          </table:table-cell>
          <table:table-cell office:value-type="float" office:value="3930.4">
            <text:p>3930.4</text:p>
          </table:table-cell>
          <table:table-cell office:value-type="float" office:value="15441.2">
            <text:p>15441.2</text:p>
          </table:table-cell>
          <table:table-cell office:value-type="float" office:value="11.102">
            <text:p>11.10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37">
            <text:p>337</text:p>
          </table:table-cell>
          <table:table-cell office:value-type="float" office:value="11109">
            <text:p>11109</text:p>
          </table:table-cell>
          <table:table-cell office:value-type="float" office:value="17316">
            <text:p>17316</text:p>
          </table:table-cell>
          <table:table-cell office:value-type="float" office:value="26640">
            <text:p>26640</text:p>
          </table:table-cell>
          <table:table-cell office:value-type="float" office:value="233.375">
            <text:p>233.375</text:p>
          </table:table-cell>
          <table:table-cell office:value-type="float" office:value="1228.5">
            <text:p>1228.5</text:p>
          </table:table-cell>
          <table:table-cell office:value-type="float" office:value="1890">
            <text:p>1890</text:p>
          </table:table-cell>
          <table:table-cell office:value-type="float" office:value="0.0210077414708795">
            <text:p>0.0210077415</text:p>
          </table:table-cell>
          <table:table-cell table:number-columns-repeated="2" office:value-type="float" office:value="0.0709459459459459">
            <text:p>0.0709459459</text:p>
          </table:table-cell>
          <table:table-cell office:value-type="float" office:value="1.07439209254342">
            <text:p>1.0743920925</text:p>
          </table:table-cell>
          <table:table-cell table:number-columns-repeated="2" office:value-type="float" office:value="1.25817613221329">
            <text:p>1.2581761322</text:p>
          </table:table-cell>
          <table:table-cell office:value-type="float" office:value="33.3402180442215">
            <text:p>33.3402180442</text:p>
          </table:table-cell>
          <table:table-cell table:number-columns-repeated="2" office:value-type="float" office:value="10.1126892856572">
            <text:p>10.1126892857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date" office:date-value="2021-02-17">
            <text:p>02/17/21</text:p>
          </table:table-cell>
          <table:table-cell office:value-type="float" office:value="94">
            <text:p>94</text:p>
          </table:table-cell>
          <table:table-cell office:value-type="float" office:value="4014">
            <text:p>4014</text:p>
          </table:table-cell>
          <table:table-cell office:value-type="float" office:value="19339">
            <text:p>19339</text:p>
          </table:table-cell>
          <table:table-cell office:value-type="float" office:value="8">
            <text:p>8</text:p>
          </table:table-cell>
          <table:table-cell office:value-type="float" office:value="87.8">
            <text:p>87.8</text:p>
          </table:table-cell>
          <table:table-cell office:value-type="float" office:value="3984.2">
            <text:p>3984.2</text:p>
          </table:table-cell>
          <table:table-cell office:value-type="float" office:value="16070.2">
            <text:p>16070.2</text:p>
          </table:table-cell>
          <table:table-cell office:value-type="float" office:value="12.082">
            <text:p>12.082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42">
            <text:p>342</text:p>
          </table:table-cell>
          <table:table-cell office:value-type="float" office:value="11684">
            <text:p>11684</text:p>
          </table:table-cell>
          <table:table-cell office:value-type="float" office:value="19270">
            <text:p>19270</text:p>
          </table:table-cell>
          <table:table-cell office:value-type="float" office:value="30940">
            <text:p>30940</text:p>
          </table:table-cell>
          <table:table-cell office:value-type="float" office:value="106.125">
            <text:p>106.125</text:p>
          </table:table-cell>
          <table:table-cell office:value-type="float" office:value="999.375">
            <text:p>999.375</text:p>
          </table:table-cell>
          <table:table-cell office:value-type="float" office:value="416">
            <text:p>416</text:p>
          </table:table-cell>
          <table:table-cell office:value-type="float" office:value="0.00908293392673742">
            <text:p>0.0090829339</text:p>
          </table:table-cell>
          <table:table-cell office:value-type="float" office:value="0.0518617021276596">
            <text:p>0.0518617021</text:p>
          </table:table-cell>
          <table:table-cell office:value-type="float" office:value="0.0134453781512605">
            <text:p>0.0134453782</text:p>
          </table:table-cell>
          <table:table-cell office:value-type="float" office:value="1.03195196813347">
            <text:p>1.0319519681</text:p>
          </table:table-cell>
          <table:table-cell office:value-type="float" office:value="1.18678764429606">
            <text:p>1.1867876443</text:p>
          </table:table-cell>
          <table:table-cell office:value-type="float" office:value="1.04741314878893">
            <text:p>1.0474131488</text:p>
          </table:table-cell>
          <table:table-cell office:value-type="float" office:value="0">
            <text:p>0</text:p>
          </table:table-cell>
          <table:table-cell office:value-type="float" office:value="13.7089526412061">
            <text:p>13.70895264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date" office:date-value="2021-02-18">
            <text:p>02/18/21</text:p>
          </table:table-cell>
          <table:table-cell office:value-type="float" office:value="104">
            <text:p>104</text:p>
          </table:table-cell>
          <table:table-cell office:value-type="float" office:value="4021">
            <text:p>4021</text:p>
          </table:table-cell>
          <table:table-cell office:value-type="float" office:value="20855">
            <text:p>20855</text:p>
          </table:table-cell>
          <table:table-cell office:value-type="float" office:value="13.68">
            <text:p>13.68</text:p>
          </table:table-cell>
          <table:table-cell office:value-type="float" office:value="100">
            <text:p>100</text:p>
          </table:table-cell>
          <table:table-cell office:value-type="float" office:value="4037">
            <text:p>4037</text:p>
          </table:table-cell>
          <table:table-cell office:value-type="float" office:value="18397.4">
            <text:p>18397.4</text:p>
          </table:table-cell>
          <table:table-cell office:value-type="float" office:value="12.326">
            <text:p>12.326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75">
            <text:p>475</text:p>
          </table:table-cell>
          <table:table-cell table:number-columns-repeated="2" office:value-type="float" office:value="343">
            <text:p>343</text:p>
          </table:table-cell>
          <table:table-cell office:value-type="float" office:value="10594">
            <text:p>10594</text:p>
          </table:table-cell>
          <table:table-cell office:value-type="float" office:value="18091">
            <text:p>18091</text:p>
          </table:table-cell>
          <table:table-cell office:value-type="float" office:value="30420">
            <text:p>30420</text:p>
          </table:table-cell>
          <table:table-cell office:value-type="float" office:value="120.875">
            <text:p>120.875</text:p>
          </table:table-cell>
          <table:table-cell office:value-type="float" office:value="90.375">
            <text:p>90.375</text:p>
          </table:table-cell>
          <table:table-cell office:value-type="float" office:value="64.375">
            <text:p>64.375</text:p>
          </table:table-cell>
          <table:table-cell office:value-type="float" office:value="0.0114097602416462">
            <text:p>0.0114097602</text:p>
          </table:table-cell>
          <table:table-cell office:value-type="float" office:value="0.00499557791166879">
            <text:p>0.0049955779</text:p>
          </table:table-cell>
          <table:table-cell office:value-type="float" office:value="0.00211620644312952">
            <text:p>0.0021162064</text:p>
          </table:table-cell>
          <table:table-cell office:value-type="float" office:value="1.04018931879815">
            <text:p>1.0401893188</text:p>
          </table:table-cell>
          <table:table-cell office:value-type="float" office:value="1.01753343605624">
            <text:p>1.0175334361</text:p>
          </table:table-cell>
          <table:table-cell office:value-type="float" office:value="1.00741550007718">
            <text:p>1.007415500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date" office:date-value="2021-02-19">
            <text:p>02/19/21</text:p>
          </table:table-cell>
          <table:table-cell office:value-type="float" office:value="110">
            <text:p>110</text:p>
          </table:table-cell>
          <table:table-cell office:value-type="float" office:value="4024">
            <text:p>4024</text:p>
          </table:table-cell>
          <table:table-cell office:value-type="float" office:value="22660">
            <text:p>22660</text:p>
          </table:table-cell>
          <table:table-cell office:value-type="float" office:value="13.65">
            <text:p>13.65</text:p>
          </table:table-cell>
          <table:table-cell office:value-type="float" office:value="92.4">
            <text:p>92.4</text:p>
          </table:table-cell>
          <table:table-cell office:value-type="float" office:value="4087.8">
            <text:p>4087.8</text:p>
          </table:table-cell>
          <table:table-cell office:value-type="float" office:value="21785.4">
            <text:p>21785.4</text:p>
          </table:table-cell>
          <table:table-cell office:value-type="float" office:value="12.196">
            <text:p>12.19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477">
            <text:p>477</text:p>
          </table:table-cell>
          <table:table-cell office:value-type="float" office:value="691">
            <text:p>691</text:p>
          </table:table-cell>
          <table:table-cell office:value-type="float" office:value="343">
            <text:p>343</text:p>
          </table:table-cell>
          <table:table-cell office:value-type="float" office:value="10487">
            <text:p>10487</text:p>
          </table:table-cell>
          <table:table-cell office:value-type="float" office:value="18394">
            <text:p>18394</text:p>
          </table:table-cell>
          <table:table-cell office:value-type="float" office:value="32032">
            <text:p>32032</text:p>
          </table:table-cell>
          <table:table-cell office:value-type="float" office:value="279.375">
            <text:p>279.375</text:p>
          </table:table-cell>
          <table:table-cell office:value-type="float" office:value="363.625">
            <text:p>363.625</text:p>
          </table:table-cell>
          <table:table-cell office:value-type="float" office:value="465.125">
            <text:p>465.125</text:p>
          </table:table-cell>
          <table:table-cell office:value-type="float" office:value="0.0266401258701249">
            <text:p>0.0266401259</text:p>
          </table:table-cell>
          <table:table-cell office:value-type="float" office:value="0.0197686745677938">
            <text:p>0.0197686746</text:p>
          </table:table-cell>
          <table:table-cell office:value-type="float" office:value="0.0145206356143856">
            <text:p>0.0145206356</text:p>
          </table:table-cell>
          <table:table-cell office:value-type="float" office:value="1.09463144530593">
            <text:p>1.0946314453</text:p>
          </table:table-cell>
          <table:table-cell office:value-type="float" office:value="1.06995632995585">
            <text:p>1.06995633</text:p>
          </table:table-cell>
          <table:table-cell office:value-type="float" office:value="1.0512354884133">
            <text:p>1.0512354884</text:p>
          </table:table-cell>
          <table:table-cell office:value-type="float" office:value="26.3639703274102">
            <text:p>26.363970327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date" office:date-value="2021-02-20">
            <text:p>02/20/21</text:p>
          </table:table-cell>
          <table:table-cell office:value-type="float" office:value="107">
            <text:p>107</text:p>
          </table:table-cell>
          <table:table-cell office:value-type="float" office:value="4147">
            <text:p>4147</text:p>
          </table:table-cell>
          <table:table-cell office:value-type="float" office:value="22906">
            <text:p>22906</text:p>
          </table:table-cell>
          <table:table-cell office:value-type="float" office:value="13.08">
            <text:p>13.08</text:p>
          </table:table-cell>
          <table:table-cell office:value-type="float" office:value="83.2">
            <text:p>83.2</text:p>
          </table:table-cell>
          <table:table-cell office:value-type="float" office:value="4182.8">
            <text:p>4182.8</text:p>
          </table:table-cell>
          <table:table-cell office:value-type="float" office:value="21102.6">
            <text:p>21102.6</text:p>
          </table:table-cell>
          <table:table-cell office:value-type="float" office:value="13.89">
            <text:p>13.89</text:p>
          </table:table-cell>
          <table:table-cell table:number-columns-repeated="3" office:value-type="float" office:value="3">
            <text:p>3</text:p>
          </table:table-cell>
          <table:table-cell office:value-type="float" office:value="390">
            <text:p>390</text:p>
          </table:table-cell>
          <table:table-cell office:value-type="float" office:value="526">
            <text:p>526</text:p>
          </table:table-cell>
          <table:table-cell office:value-type="float" office:value="390">
            <text:p>390</text:p>
          </table:table-cell>
          <table:table-cell office:value-type="float" office:value="12558">
            <text:p>12558</text:p>
          </table:table-cell>
          <table:table-cell office:value-type="float" office:value="19343">
            <text:p>19343</text:p>
          </table:table-cell>
          <table:table-cell office:value-type="float" office:value="35700">
            <text:p>35700</text:p>
          </table:table-cell>
          <table:table-cell office:value-type="float" office:value="400.5">
            <text:p>400.5</text:p>
          </table:table-cell>
          <table:table-cell office:value-type="float" office:value="659.75">
            <text:p>659.75</text:p>
          </table:table-cell>
          <table:table-cell office:value-type="float" office:value="480">
            <text:p>480</text:p>
          </table:table-cell>
          <table:table-cell office:value-type="float" office:value="0.0318920210224558">
            <text:p>0.031892021</text:p>
          </table:table-cell>
          <table:table-cell office:value-type="float" office:value="0.0341079460269865">
            <text:p>0.034107946</text:p>
          </table:table-cell>
          <table:table-cell office:value-type="float" office:value="0.0134453781512605">
            <text:p>0.0134453782</text:p>
          </table:table-cell>
          <table:table-cell office:value-type="float" office:value="1.11361559154819">
            <text:p>1.1136155915</text:p>
          </table:table-cell>
          <table:table-cell office:value-type="float" office:value="1.12165798097953">
            <text:p>1.121657981</text:p>
          </table:table-cell>
          <table:table-cell office:value-type="float" office:value="1.04741314878893">
            <text:p>1.0474131488</text:p>
          </table:table-cell>
          <table:table-cell office:value-type="float" office:value="22.0789482284204">
            <text:p>22.0789482284</text:p>
          </table:table-cell>
          <table:table-cell office:value-type="float" office:value="20.6667976221147">
            <text:p>20.66679762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date" office:date-value="2021-02-21">
            <text:p>02/21/21</text:p>
          </table:table-cell>
          <table:table-cell office:value-type="float" office:value="47">
            <text:p>47</text:p>
          </table:table-cell>
          <table:table-cell office:value-type="float" office:value="4233">
            <text:p>4233</text:p>
          </table:table-cell>
          <table:table-cell office:value-type="float" office:value="23167">
            <text:p>23167</text:p>
          </table:table-cell>
          <table:table-cell office:value-type="float" office:value="12.57">
            <text:p>12.57</text:p>
          </table:table-cell>
          <table:table-cell office:value-type="float" office:value="83">
            <text:p>83</text:p>
          </table:table-cell>
          <table:table-cell office:value-type="float" office:value="4295">
            <text:p>4295</text:p>
          </table:table-cell>
          <table:table-cell office:value-type="float" office:value="18796.8">
            <text:p>18796.8</text:p>
          </table:table-cell>
          <table:table-cell office:value-type="float" office:value="14.646">
            <text:p>14.64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70">
            <text:p>770</text:p>
          </table:table-cell>
          <table:table-cell office:value-type="float" office:value="410">
            <text:p>410</text:p>
          </table:table-cell>
          <table:table-cell office:value-type="float" office:value="13208">
            <text:p>13208</text:p>
          </table:table-cell>
          <table:table-cell office:value-type="float" office:value="20320">
            <text:p>20320</text:p>
          </table:table-cell>
          <table:table-cell office:value-type="float" office:value="35100">
            <text:p>35100</text:p>
          </table:table-cell>
          <table:table-cell office:value-type="float" office:value="358.5">
            <text:p>358.5</text:p>
          </table:table-cell>
          <table:table-cell office:value-type="float" office:value="551.5">
            <text:p>551.5</text:p>
          </table:table-cell>
          <table:table-cell office:value-type="float" office:value="33.5">
            <text:p>33.5</text:p>
          </table:table-cell>
          <table:table-cell office:value-type="float" office:value="0.0271426408237432">
            <text:p>0.0271426408</text:p>
          </table:table-cell>
          <table:table-cell office:value-type="float" office:value="0.0271407480314961">
            <text:p>0.027140748</text:p>
          </table:table-cell>
          <table:table-cell office:value-type="float" office:value="0.000954415954415954">
            <text:p>0.000954416</text:p>
          </table:table-cell>
          <table:table-cell office:value-type="float" office:value="1.09644321986684">
            <text:p>1.0964432199</text:p>
          </table:table-cell>
          <table:table-cell office:value-type="float" office:value="1.09643639370951">
            <text:p>1.0964363937</text:p>
          </table:table-cell>
          <table:table-cell office:value-type="float" office:value="1.00334224122369">
            <text:p>1.0033422412</text:p>
          </table:table-cell>
          <table:table-cell office:value-type="float" office:value="25.8822316000813">
            <text:p>25.8822316001</text:p>
          </table:table-cell>
          <table:table-cell office:value-type="float" office:value="25.8840126678784">
            <text:p>25.88401266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date" office:date-value="2021-02-22">
            <text:p>02/22/21</text:p>
          </table:table-cell>
          <table:table-cell office:value-type="float" office:value="48">
            <text:p>48</text:p>
          </table:table-cell>
          <table:table-cell office:value-type="float" office:value="4489">
            <text:p>4489</text:p>
          </table:table-cell>
          <table:table-cell office:value-type="float" office:value="15925">
            <text:p>15925</text:p>
          </table:table-cell>
          <table:table-cell office:value-type="float" office:value="16.47">
            <text:p>16.47</text:p>
          </table:table-cell>
          <table:table-cell office:value-type="float" office:value="81.4">
            <text:p>81.4</text:p>
          </table:table-cell>
          <table:table-cell office:value-type="float" office:value="4360.8">
            <text:p>4360.8</text:p>
          </table:table-cell>
          <table:table-cell office:value-type="float" office:value="18944.6">
            <text:p>18944.6</text:p>
          </table:table-cell>
          <table:table-cell office:value-type="float" office:value="14.356">
            <text:p>14.35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735">
            <text:p>735</text:p>
          </table:table-cell>
          <table:table-cell office:value-type="float" office:value="508">
            <text:p>508</text:p>
          </table:table-cell>
          <table:table-cell office:value-type="float" office:value="368">
            <text:p>368</text:p>
          </table:table-cell>
          <table:table-cell office:value-type="float" office:value="11907">
            <text:p>11907</text:p>
          </table:table-cell>
          <table:table-cell office:value-type="float" office:value="19800">
            <text:p>19800</text:p>
          </table:table-cell>
          <table:table-cell office:value-type="float" office:value="36960">
            <text:p>36960</text:p>
          </table:table-cell>
          <table:table-cell office:value-type="float" office:value="296.75">
            <text:p>296.75</text:p>
          </table:table-cell>
          <table:table-cell office:value-type="float" office:value="-9.25">
            <text:p>-9.25</text:p>
          </table:table-cell>
          <table:table-cell office:value-type="float" office:value="-84.375">
            <text:p>-84.375</text:p>
          </table:table-cell>
          <table:table-cell office:value-type="float" office:value="0.0249223146048543">
            <text:p>0.0249223146</text:p>
          </table:table-cell>
          <table:table-cell office:value-type="float" office:value="-0.000467171717171717">
            <text:p>-0.0004671717</text:p>
          </table:table-cell>
          <table:table-cell office:value-type="float" office:value="-0.00228287337662338">
            <text:p>-0.0022828734</text:p>
          </table:table-cell>
          <table:table-cell office:value-type="float" office:value="1.08844549977691">
            <text:p>1.0884454998</text:p>
          </table:table-cell>
          <table:table-cell office:value-type="float" office:value="0.998365326758749">
            <text:p>0.9983653268</text:p>
          </table:table-cell>
          <table:table-cell office:value-type="float" office:value="0.992020157743091">
            <text:p>0.9920201577</text:p>
          </table:table-cell>
          <table:table-cell office:value-type="float" office:value="28.1574633205941">
            <text:p>28.157463320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date" office:date-value="2021-02-23">
            <text:p>02/23/21</text:p>
          </table:table-cell>
          <table:table-cell office:value-type="float" office:value="103">
            <text:p>103</text:p>
          </table:table-cell>
          <table:table-cell office:value-type="float" office:value="4582">
            <text:p>4582</text:p>
          </table:table-cell>
          <table:table-cell office:value-type="float" office:value="9326">
            <text:p>9326</text:p>
          </table:table-cell>
          <table:table-cell office:value-type="float" office:value="17.46">
            <text:p>17.46</text:p>
          </table:table-cell>
          <table:table-cell office:value-type="float" office:value="84">
            <text:p>84</text:p>
          </table:table-cell>
          <table:table-cell office:value-type="float" office:value="4498.6">
            <text:p>4498.6</text:p>
          </table:table-cell>
          <table:table-cell office:value-type="float" office:value="19465.2">
            <text:p>19465.2</text:p>
          </table:table-cell>
          <table:table-cell office:value-type="float" office:value="15.178">
            <text:p>15.178</text:p>
          </table:table-cell>
          <table:table-cell table:number-columns-repeated="3" office:value-type="float" office:value="4">
            <text:p>4</text:p>
          </table:table-cell>
          <table:table-cell office:value-type="float" office:value="819">
            <text:p>819</text:p>
          </table:table-cell>
          <table:table-cell office:value-type="float" office:value="587">
            <text:p>587</text:p>
          </table:table-cell>
          <table:table-cell office:value-type="float" office:value="444">
            <text:p>444</text:p>
          </table:table-cell>
          <table:table-cell office:value-type="float" office:value="13561">
            <text:p>13561</text:p>
          </table:table-cell>
          <table:table-cell office:value-type="float" office:value="21295">
            <text:p>21295</text:p>
          </table:table-cell>
          <table:table-cell office:value-type="float" office:value="35744">
            <text:p>35744</text:p>
          </table:table-cell>
          <table:table-cell office:value-type="float" office:value="648.125">
            <text:p>648.125</text:p>
          </table:table-cell>
          <table:table-cell office:value-type="float" office:value="907.875">
            <text:p>907.875</text:p>
          </table:table-cell>
          <table:table-cell office:value-type="float" office:value="3358.125">
            <text:p>3358.125</text:p>
          </table:table-cell>
          <table:table-cell office:value-type="float" office:value="0.0477933043285893">
            <text:p>0.0477933043</text:p>
          </table:table-cell>
          <table:table-cell office:value-type="float" office:value="0.0426332472411364">
            <text:p>0.0426332472</text:p>
          </table:table-cell>
          <table:table-cell office:value-type="float" office:value="0.0939493341539839">
            <text:p>0.0939493342</text:p>
          </table:table-cell>
          <table:table-cell office:value-type="float" office:value="1.17175359702981">
            <text:p>1.171753597</text:p>
          </table:table-cell>
          <table:table-cell office:value-type="float" office:value="1.15277884913381">
            <text:p>1.1527788491</text:p>
          </table:table-cell>
          <table:table-cell office:value-type="float" office:value="1.34612256521938">
            <text:p>1.3461225652</text:p>
          </table:table-cell>
          <table:table-cell office:value-type="float" office:value="14.8468955571708">
            <text:p>14.8468955572</text:p>
          </table:table-cell>
          <table:table-cell office:value-type="float" office:value="16.6025338188896">
            <text:p>16.6025338189</text:p>
          </table:table-cell>
          <table:table-cell office:value-type="float" office:value="7.71927040271369">
            <text:p>7.7192704027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date" office:date-value="2021-02-24">
            <text:p>02/24/21</text:p>
          </table:table-cell>
          <table:table-cell office:value-type="float" office:value="102">
            <text:p>102</text:p>
          </table:table-cell>
          <table:table-cell office:value-type="float" office:value="4353">
            <text:p>4353</text:p>
          </table:table-cell>
          <table:table-cell office:value-type="float" office:value="23399">
            <text:p>23399</text:p>
          </table:table-cell>
          <table:table-cell office:value-type="float" office:value="12.2">
            <text:p>12.2</text:p>
          </table:table-cell>
          <table:table-cell office:value-type="float" office:value="99.2">
            <text:p>99.2</text:p>
          </table:table-cell>
          <table:table-cell office:value-type="float" office:value="4657.4">
            <text:p>4657.4</text:p>
          </table:table-cell>
          <table:table-cell office:value-type="float" office:value="20257.4">
            <text:p>20257.4</text:p>
          </table:table-cell>
          <table:table-cell office:value-type="float" office:value="16.106">
            <text:p>16.106</text:p>
          </table:table-cell>
          <table:table-cell table:number-columns-repeated="3" office:value-type="float" office:value="4">
            <text:p>4</text:p>
          </table:table-cell>
          <table:table-cell office:value-type="float" office:value="855">
            <text:p>855</text:p>
          </table:table-cell>
          <table:table-cell office:value-type="float" office:value="617">
            <text:p>617</text:p>
          </table:table-cell>
          <table:table-cell office:value-type="float" office:value="470">
            <text:p>470</text:p>
          </table:table-cell>
          <table:table-cell office:value-type="float" office:value="15513">
            <text:p>15513</text:p>
          </table:table-cell>
          <table:table-cell office:value-type="float" office:value="23520">
            <text:p>23520</text:p>
          </table:table-cell>
          <table:table-cell office:value-type="float" office:value="40889">
            <text:p>40889</text:p>
          </table:table-cell>
          <table:table-cell office:value-type="float" office:value="950.571428571429">
            <text:p>950.5714285714</text:p>
          </table:table-cell>
          <table:table-cell office:value-type="float" office:value="1501.71428571429">
            <text:p>1501.7142857143</text:p>
          </table:table-cell>
          <table:table-cell office:value-type="float" office:value="2916.71428571429">
            <text:p>2916.7142857143</text:p>
          </table:table-cell>
          <table:table-cell office:value-type="float" office:value="0.061275796336713">
            <text:p>0.0612757963</text:p>
          </table:table-cell>
          <table:table-cell office:value-type="float" office:value="0.0638483965014577">
            <text:p>0.0638483965</text:p>
          </table:table-cell>
          <table:table-cell office:value-type="float" office:value="0.0713324924971089">
            <text:p>0.0713324925</text:p>
          </table:table-cell>
          <table:table-cell office:value-type="float" office:value="1.22182454468322">
            <text:p>1.2218245447</text:p>
          </table:table-cell>
          <table:table-cell office:value-type="float" office:value="1.23145955851728">
            <text:p>1.2314595585</text:p>
          </table:table-cell>
          <table:table-cell office:value-type="float" office:value="1.25963683973215">
            <text:p>1.2596368397</text:p>
          </table:table-cell>
          <table:table-cell office:value-type="float" office:value="11.6550630479994">
            <text:p>11.655063048</text:p>
          </table:table-cell>
          <table:table-cell office:value-type="float" office:value="11.1991395177858">
            <text:p>11.1991395178</text:p>
          </table:table-cell>
          <table:table-cell office:value-type="float" office:value="10.0597249904767">
            <text:p>10.0597249905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date" office:date-value="2021-02-25">
            <text:p>02/25/21</text:p>
          </table:table-cell>
          <table:table-cell office:value-type="float" office:value="120">
            <text:p>120</text:p>
          </table:table-cell>
          <table:table-cell office:value-type="float" office:value="4836">
            <text:p>4836</text:p>
          </table:table-cell>
          <table:table-cell office:value-type="float" office:value="25509">
            <text:p>25509</text:p>
          </table:table-cell>
          <table:table-cell office:value-type="float" office:value="17.19">
            <text:p>17.19</text:p>
          </table:table-cell>
          <table:table-cell office:value-type="float" office:value="111">
            <text:p>111</text:p>
          </table:table-cell>
          <table:table-cell office:value-type="float" office:value="4816">
            <text:p>4816</text:p>
          </table:table-cell>
          <table:table-cell office:value-type="float" office:value="22635.2">
            <text:p>22635.2</text:p>
          </table:table-cell>
          <table:table-cell office:value-type="float" office:value="16.37">
            <text:p>16.37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872">
            <text:p>872</text:p>
          </table:table-cell>
          <table:table-cell office:value-type="float" office:value="626">
            <text:p>626</text:p>
          </table:table-cell>
          <table:table-cell office:value-type="float" office:value="475">
            <text:p>475</text:p>
          </table:table-cell>
          <table:table-cell office:value-type="float" office:value="14488">
            <text:p>14488</text:p>
          </table:table-cell>
          <table:table-cell office:value-type="float" office:value="24210">
            <text:p>24210</text:p>
          </table:table-cell>
          <table:table-cell office:value-type="float" office:value="44425">
            <text:p>44425</text:p>
          </table:table-cell>
          <table:table-cell office:value-type="float" office:value="130.666666666667">
            <text:p>130.6666666667</text:p>
          </table:table-cell>
          <table:table-cell table:number-columns-repeated="2" office:value-type="float" office:value="0">
            <text:p>0</text:p>
          </table:table-cell>
          <table:table-cell office:value-type="float" office:value="0.0090189582182956">
            <text:p>0.0090189582</text:p>
          </table:table-cell>
          <table:table-cell table:number-columns-repeated="2" office:value-type="float" office:value="0">
            <text:p>0</text:p>
          </table:table-cell>
          <table:table-cell office:value-type="float" office:value="1.03172578331443">
            <text:p>1.0317257833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date" office:date-value="2021-02-26">
            <text:p>02/26/21</text:p>
          </table:table-cell>
          <table:table-cell office:value-type="float" office:value="123">
            <text:p>123</text:p>
          </table:table-cell>
          <table:table-cell office:value-type="float" office:value="5027">
            <text:p>5027</text:p>
          </table:table-cell>
          <table:table-cell office:value-type="float" office:value="27128">
            <text:p>27128</text:p>
          </table:table-cell>
          <table:table-cell office:value-type="float" office:value="17.21">
            <text:p>17.21</text:p>
          </table:table-cell>
          <table:table-cell office:value-type="float" office:value="104.8">
            <text:p>104.8</text:p>
          </table:table-cell>
          <table:table-cell office:value-type="float" office:value="4996">
            <text:p>4996</text:p>
          </table:table-cell>
          <table:table-cell office:value-type="float" office:value="26296">
            <text:p>26296</text:p>
          </table:table-cell>
          <table:table-cell office:value-type="float" office:value="16.112">
            <text:p>16.11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913">
            <text:p>913</text:p>
          </table:table-cell>
          <table:table-cell office:value-type="float" office:value="658">
            <text:p>658</text:p>
          </table:table-cell>
          <table:table-cell office:value-type="float" office:value="502">
            <text:p>502</text:p>
          </table:table-cell>
          <table:table-cell office:value-type="float" office:value="14161">
            <text:p>14161</text:p>
          </table:table-cell>
          <table:table-cell office:value-type="float" office:value="23694">
            <text:p>23694</text:p>
          </table:table-cell>
          <table:table-cell office:value-type="float" office:value="48267">
            <text:p>48267</text:p>
          </table:table-cell>
          <table:table-cell office:value-type="float" office:value="-6.4">
            <text:p>-6.4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0451945484075983">
            <text:p>-0.0004519455</text:p>
          </table:table-cell>
          <table:table-cell table:number-columns-repeated="2" office:value-type="float" office:value="0">
            <text:p>0</text:p>
          </table:table-cell>
          <table:table-cell office:value-type="float" office:value="0.998418591144986">
            <text:p>0.9984185911</text:p>
          </table:table-cell>
          <table:table-cell table:number-columns-repeated="2" office:value-type="float" office:value="1.3">
            <text:p>1.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date" office:date-value="2021-02-27">
            <text:p>02/27/21</text:p>
          </table:table-cell>
          <table:table-cell office:value-type="float" office:value="107">
            <text:p>107</text:p>
          </table:table-cell>
          <table:table-cell office:value-type="float" office:value="5282">
            <text:p>5282</text:p>
          </table:table-cell>
          <table:table-cell office:value-type="float" office:value="27814">
            <text:p>27814</text:p>
          </table:table-cell>
          <table:table-cell office:value-type="float" office:value="17.79">
            <text:p>17.79</text:p>
          </table:table-cell>
          <table:table-cell office:value-type="float" office:value="101.2">
            <text:p>101.2</text:p>
          </table:table-cell>
          <table:table-cell office:value-type="float" office:value="5261.2">
            <text:p>5261.2</text:p>
          </table:table-cell>
          <table:table-cell office:value-type="float" office:value="25662.2">
            <text:p>25662.2</text:p>
          </table:table-cell>
          <table:table-cell office:value-type="float" office:value="17.948">
            <text:p>17.948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595">
            <text:p>595</text:p>
          </table:table-cell>
          <table:table-cell office:value-type="float" office:value="13556">
            <text:p>13556</text:p>
          </table:table-cell>
          <table:table-cell office:value-type="float" office:value="25997">
            <text:p>25997</text:p>
          </table:table-cell>
          <table:table-cell office:value-type="float" office:value="52441">
            <text:p>52441</text:p>
          </table:table-cell>
          <table:table-cell table:number-columns-repeated="6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1.17">
            <text:p>1.17</text:p>
          </table:table-cell>
          <table:table-cell office:value-type="float" office:value="1.3">
            <text:p>1.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date" office:date-value="2021-02-28">
            <text:p>02/28/21</text:p>
          </table:table-cell>
          <table:table-cell office:value-type="float" office:value="72">
            <text:p>72</text:p>
          </table:table-cell>
          <table:table-cell office:value-type="float" office:value="5482">
            <text:p>5482</text:p>
          </table:table-cell>
          <table:table-cell office:value-type="float" office:value="27630">
            <text:p>27630</text:p>
          </table:table-cell>
          <table:table-cell office:value-type="float" office:value="16.17">
            <text:p>16.17</text:p>
          </table:table-cell>
          <table:table-cell office:value-type="float" office:value="103.2">
            <text:p>103.2</text:p>
          </table:table-cell>
          <table:table-cell office:value-type="float" office:value="5508.2">
            <text:p>5508.2</text:p>
          </table:table-cell>
          <table:table-cell office:value-type="float" office:value="23124">
            <text:p>23124</text:p>
          </table:table-cell>
          <table:table-cell office:value-type="float" office:value="18.822">
            <text:p>18.822</text:p>
          </table:table-cell>
          <table:table-cell table:number-columns-repeated="3" office:value-type="float" office:value="5">
            <text:p>5</text:p>
          </table:table-cell>
          <table:table-cell office:value-type="float" office:value="585">
            <text:p>585</text:p>
          </table:table-cell>
          <table:table-cell office:value-type="float" office:value="1031">
            <text:p>1031</text:p>
          </table:table-cell>
          <table:table-cell office:value-type="float" office:value="585">
            <text:p>585</text:p>
          </table:table-cell>
          <table:table-cell office:value-type="float" office:value="12782">
            <text:p>12782</text:p>
          </table:table-cell>
          <table:table-cell office:value-type="float" office:value="27192">
            <text:p>27192</text:p>
          </table:table-cell>
          <table:table-cell office:value-type="float" office:value="56976">
            <text:p>56976</text:p>
          </table:table-cell>
          <table:table-cell table:number-columns-repeated="6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1.12">
            <text:p>1.12</text:p>
          </table:table-cell>
          <table:table-cell office:value-type="float" office:value="1.3">
            <text:p>1.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date" office:date-value="2021-03-01">
            <text:p>03/01/21</text:p>
          </table:table-cell>
          <table:table-cell office:value-type="float" office:value="84">
            <text:p>84</text:p>
          </table:table-cell>
          <table:table-cell office:value-type="float" office:value="5679">
            <text:p>5679</text:p>
          </table:table-cell>
          <table:table-cell office:value-type="float" office:value="20230">
            <text:p>20230</text:p>
          </table:table-cell>
          <table:table-cell office:value-type="float" office:value="21.38">
            <text:p>21.38</text:p>
          </table:table-cell>
          <table:table-cell office:value-type="float" office:value="105.8">
            <text:p>105.8</text:p>
          </table:table-cell>
          <table:table-cell office:value-type="float" office:value="5776.2">
            <text:p>5776.2</text:p>
          </table:table-cell>
          <table:table-cell office:value-type="float" office:value="22843">
            <text:p>22843</text:p>
          </table:table-cell>
          <table:table-cell office:value-type="float" office:value="18.654">
            <text:p>18.654</text:p>
          </table:table-cell>
          <table:table-cell table:number-columns-repeated="3" office:value-type="float" office:value="5">
            <text:p>5</text:p>
          </table:table-cell>
          <table:table-cell office:value-type="float" office:value="616">
            <text:p>616</text:p>
          </table:table-cell>
          <table:table-cell office:value-type="float" office:value="1082">
            <text:p>1082</text:p>
          </table:table-cell>
          <table:table-cell office:value-type="float" office:value="616">
            <text:p>616</text:p>
          </table:table-cell>
          <table:table-cell office:value-type="float" office:value="12053">
            <text:p>12053</text:p>
          </table:table-cell>
          <table:table-cell office:value-type="float" office:value="28729">
            <text:p>28729</text:p>
          </table:table-cell>
          <table:table-cell office:value-type="float" office:value="61903">
            <text:p>61903</text:p>
          </table:table-cell>
          <table:table-cell table:number-columns-repeated="6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1.04">
            <text:p>1.04</text:p>
          </table:table-cell>
          <table:table-cell office:value-type="float" office:value="1.3">
            <text:p>1.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date" office:date-value="2021-03-02">
            <text:p>03/02/21</text:p>
          </table:table-cell>
          <table:table-cell office:value-type="float" office:value="130">
            <text:p>130</text:p>
          </table:table-cell>
          <table:table-cell office:value-type="float" office:value="6071">
            <text:p>6071</text:p>
          </table:table-cell>
          <table:table-cell office:value-type="float" office:value="12818">
            <text:p>12818</text:p>
          </table:table-cell>
          <table:table-cell office:value-type="float" office:value="21.56">
            <text:p>21.56</text:p>
          </table:table-cell>
          <table:table-cell office:value-type="float" office:value="105.5">
            <text:p>105.5</text:p>
          </table:table-cell>
          <table:table-cell office:value-type="float" office:value="5899.75">
            <text:p>5899.75</text:p>
          </table:table-cell>
          <table:table-cell office:value-type="float" office:value="21600.25">
            <text:p>21600.25</text:p>
          </table:table-cell>
          <table:table-cell office:value-type="float" office:value="18.87">
            <text:p>18.87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483">
            <text:p>483</text:p>
          </table:table-cell>
          <table:table-cell office:value-type="float" office:value="11365">
            <text:p>11365</text:p>
          </table:table-cell>
          <table:table-cell office:value-type="float" office:value="29946">
            <text:p>29946</text:p>
          </table:table-cell>
          <table:table-cell office:value-type="float" office:value="67256">
            <text:p>67256</text:p>
          </table:table-cell>
          <table:table-cell table:number-columns-repeated="6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1.17">
            <text:p>1.17</text:p>
          </table:table-cell>
          <table:table-cell office:value-type="float" office:value="1.3">
            <text:p>1.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date" office:date-value="2021-03-03">
            <text:p>03/03/21</text:p>
          </table:table-cell>
          <table:table-cell office:value-type="float" office:value="136">
            <text:p>136</text:p>
          </table:table-cell>
          <table:table-cell office:value-type="float" office:value="6367">
            <text:p>6367</text:p>
          </table:table-cell>
          <table:table-cell office:value-type="float" office:value="25723">
            <text:p>25723</text:p>
          </table:table-cell>
          <table:table-cell office:value-type="float" office:value="16.37">
            <text:p>16.37</text:p>
          </table:table-cell>
          <table:table-cell office:value-type="float" office:value="116.666666666667">
            <text:p>116.6666666667</text:p>
          </table:table-cell>
          <table:table-cell office:value-type="float" office:value="6039">
            <text:p>6039</text:p>
          </table:table-cell>
          <table:table-cell office:value-type="float" office:value="19590.3333333333">
            <text:p>19590.3333333333</text:p>
          </table:table-cell>
          <table:table-cell office:value-type="float" office:value="19.77">
            <text:p>19.77</text:p>
          </table:table-cell>
          <table:table-cell table:number-columns-repeated="3" office:value-type="float" office:value="5">
            <text:p>5</text:p>
          </table:table-cell>
          <table:table-cell office:value-type="float" office:value="508">
            <text:p>508</text:p>
          </table:table-cell>
          <table:table-cell office:value-type="float" office:value="1016">
            <text:p>1016</text:p>
          </table:table-cell>
          <table:table-cell office:value-type="float" office:value="508">
            <text:p>508</text:p>
          </table:table-cell>
          <table:table-cell office:value-type="float" office:value="10717">
            <text:p>10717</text:p>
          </table:table-cell>
          <table:table-cell office:value-type="float" office:value="32169">
            <text:p>32169</text:p>
          </table:table-cell>
          <table:table-cell office:value-type="float" office:value="73073">
            <text:p>73073</text:p>
          </table:table-cell>
          <table:table-cell table:number-columns-repeated="6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1.28">
            <text:p>1.28</text:p>
          </table:table-cell>
          <table:table-cell office:value-type="float" office:value="1.3">
            <text:p>1.3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7" table:number-columns-repeated="2" table:default-cell-style-name="Default"/>
        <table:table-column table:style-name="co12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0.8">
            <text:p>0.8</text:p>
          </table:table-cell>
          <table:table-cell office:value-type="float" office:value="1.28">
            <text:p>1.28</text:p>
          </table:table-cell>
          <table:table-cell office:value-type="float" office:value="1.3">
            <text:p>1.3</text:p>
          </table:table-cell>
          <table:table-cell office:value-type="float" office:value="-11">
            <text:p>-11</text:p>
          </table:table-cell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9.4">
            <text:p>19.4</text:p>
          </table:table-cell>
          <table:table-cell office:value-type="float" office:value="21">
            <text:p>21</text:p>
          </table:table-cell>
          <table:table-cell office:value-type="float" office:value="36.5">
            <text:p>36.5</text:p>
          </table:table-cell>
          <table:table-cell office:value-type="float" office:value="19005">
            <text:p>19005</text:p>
          </table:table-cell>
          <table:table-cell office:value-type="float" office:value="20467">
            <text:p>20467</text:p>
          </table:table-cell>
          <table:table-cell office:value-type="float" office:value="21575">
            <text:p>2157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1:11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1:11:26.44</dc:date>
    <dc:creator>Liam Widdess</dc:creator>
    <meta:editing-duration>P2DT3H30M44S</meta:editing-duration>
    <meta:editing-cycles>185</meta:editing-cycles>
    <meta:generator>OpenOffice/4.1.7$Win32 OpenOffice.org_project/417m1$Build-9800</meta:generator>
    <meta:document-statistic meta:table-count="8" meta:cell-count="11093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062">
                <text:p>21062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155">
                <text:p>21155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715">
                <text:p>1971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4952">
                <text:p>14952</text:p>
              </table:table-cell>
              <table:table-cell office:value-type="float" office:value="19810">
                <text:p>19810</text:p>
              </table:table-cell>
              <table:table-cell office:value-type="float" office:value="26965">
                <text:p>2696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864">
                <text:p>14864</text:p>
              </table:table-cell>
              <table:table-cell office:value-type="float" office:value="19207">
                <text:p>19207</text:p>
              </table:table-cell>
              <table:table-cell office:value-type="float" office:value="28295">
                <text:p>2829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8860">
                <text:p>18860</text:p>
              </table:table-cell>
              <table:table-cell office:value-type="float" office:value="28523">
                <text:p>2852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19496">
                <text:p>19496</text:p>
              </table:table-cell>
              <table:table-cell office:value-type="float" office:value="26252">
                <text:p>2625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4914">
                <text:p>14914</text:p>
              </table:table-cell>
              <table:table-cell office:value-type="float" office:value="19948">
                <text:p>19948</text:p>
              </table:table-cell>
              <table:table-cell office:value-type="float" office:value="28902">
                <text:p>28902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4836">
                <text:p>14836</text:p>
              </table:table-cell>
              <table:table-cell office:value-type="float" office:value="21308">
                <text:p>21308</text:p>
              </table:table-cell>
              <table:table-cell office:value-type="float" office:value="30425">
                <text:p>3042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034">
                <text:p>15034</text:p>
              </table:table-cell>
              <table:table-cell office:value-type="float" office:value="21156">
                <text:p>21156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436">
                <text:p>15436</text:p>
              </table:table-cell>
              <table:table-cell office:value-type="float" office:value="19689">
                <text:p>19689</text:p>
              </table:table-cell>
              <table:table-cell office:value-type="float" office:value="29874">
                <text:p>2987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4982">
                <text:p>14982</text:p>
              </table:table-cell>
              <table:table-cell office:value-type="float" office:value="20467">
                <text:p>20467</text:p>
              </table:table-cell>
              <table:table-cell office:value-type="float" office:value="29133">
                <text:p>29133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4412">
                <text:p>14412</text:p>
              </table:table-cell>
              <table:table-cell office:value-type="float" office:value="18762">
                <text:p>18762</text:p>
              </table:table-cell>
              <table:table-cell office:value-type="float" office:value="30377">
                <text:p>30377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3266">
                <text:p>13266</text:p>
              </table:table-cell>
              <table:table-cell office:value-type="float" office:value="19072">
                <text:p>19072</text:p>
              </table:table-cell>
              <table:table-cell office:value-type="float" office:value="31353">
                <text:p>3135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1394">
                <text:p>11394</text:p>
              </table:table-cell>
              <table:table-cell office:value-type="float" office:value="19362">
                <text:p>19362</text:p>
              </table:table-cell>
              <table:table-cell office:value-type="float" office:value="29955">
                <text:p>29955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0626">
                <text:p>10626</text:p>
              </table:table-cell>
              <table:table-cell office:value-type="float" office:value="18253">
                <text:p>18253</text:p>
              </table:table-cell>
              <table:table-cell office:value-type="float" office:value="29087">
                <text:p>2908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1038">
                <text:p>11038</text:p>
              </table:table-cell>
              <table:table-cell office:value-type="float" office:value="18400">
                <text:p>18400</text:p>
              </table:table-cell>
              <table:table-cell office:value-type="float" office:value="30392">
                <text:p>30392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1698">
                <text:p>11698</text:p>
              </table:table-cell>
              <table:table-cell office:value-type="float" office:value="18520">
                <text:p>1852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1576">
                <text:p>11576</text:p>
              </table:table-cell>
              <table:table-cell office:value-type="float" office:value="17800">
                <text:p>17800</text:p>
              </table:table-cell>
              <table:table-cell office:value-type="float" office:value="29904">
                <text:p>29904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0786">
                <text:p>10786</text:p>
              </table:table-cell>
              <table:table-cell office:value-type="float" office:value="16308">
                <text:p>16308</text:p>
              </table:table-cell>
              <table:table-cell office:value-type="float" office:value="27388">
                <text:p>2738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034">
                <text:p>11034</text:p>
              </table:table-cell>
              <table:table-cell office:value-type="float" office:value="15556">
                <text:p>15556</text:p>
              </table:table-cell>
              <table:table-cell office:value-type="float" office:value="24844">
                <text:p>2484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1672">
                <text:p>11672</text:p>
              </table:table-cell>
              <table:table-cell office:value-type="float" office:value="14960">
                <text:p>14960</text:p>
              </table:table-cell>
              <table:table-cell office:value-type="float" office:value="22490">
                <text:p>2249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0716">
                <text:p>10716</text:p>
              </table:table-cell>
              <table:table-cell office:value-type="float" office:value="14437">
                <text:p>14437</text:p>
              </table:table-cell>
              <table:table-cell office:value-type="float" office:value="19772">
                <text:p>1977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610">
                <text:p>10610</text:p>
              </table:table-cell>
              <table:table-cell office:value-type="float" office:value="13690">
                <text:p>13690</text:p>
              </table:table-cell>
              <table:table-cell office:value-type="float" office:value="21001">
                <text:p>210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0380">
                <text:p>10380</text:p>
              </table:table-cell>
              <table:table-cell office:value-type="float" office:value="14142">
                <text:p>14142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672">
                <text:p>10672</text:p>
              </table:table-cell>
              <table:table-cell office:value-type="float" office:value="14650">
                <text:p>14650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0808">
                <text:p>10808</text:p>
              </table:table-cell>
              <table:table-cell office:value-type="float" office:value="13974">
                <text:p>13974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0664">
                <text:p>10664</text:p>
              </table:table-cell>
              <table:table-cell office:value-type="float" office:value="14405">
                <text:p>14405</text:p>
              </table:table-cell>
              <table:table-cell office:value-type="float" office:value="20891">
                <text:p>20891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0395">
                <text:p>10395</text:p>
              </table:table-cell>
              <table:table-cell office:value-type="float" office:value="14345">
                <text:p>14345</text:p>
              </table:table-cell>
              <table:table-cell office:value-type="float" office:value="20863">
                <text:p>2086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0302">
                <text:p>10302</text:p>
              </table:table-cell>
              <table:table-cell office:value-type="float" office:value="13604">
                <text:p>13604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0514">
                <text:p>10514</text:p>
              </table:table-cell>
              <table:table-cell office:value-type="float" office:value="13769">
                <text:p>13769</text:p>
              </table:table-cell>
              <table:table-cell office:value-type="float" office:value="18905">
                <text:p>18905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9952">
                <text:p>9952</text:p>
              </table:table-cell>
              <table:table-cell office:value-type="float" office:value="13538">
                <text:p>13538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9948">
                <text:p>9948</text:p>
              </table:table-cell>
              <table:table-cell office:value-type="float" office:value="13282">
                <text:p>1328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0390">
                <text:p>10390</text:p>
              </table:table-cell>
              <table:table-cell office:value-type="float" office:value="13392">
                <text:p>13392</text:p>
              </table:table-cell>
              <table:table-cell office:value-type="float" office:value="18445">
                <text:p>1844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0297">
                <text:p>10297</text:p>
              </table:table-cell>
              <table:table-cell office:value-type="float" office:value="13586">
                <text:p>13586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9658">
                <text:p>9658</text:p>
              </table:table-cell>
              <table:table-cell office:value-type="float" office:value="12715">
                <text:p>12715</text:p>
              </table:table-cell>
              <table:table-cell office:value-type="float" office:value="19459">
                <text:p>19459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194">
                <text:p>9194</text:p>
              </table:table-cell>
              <table:table-cell office:value-type="float" office:value="12742">
                <text:p>12742</text:p>
              </table:table-cell>
              <table:table-cell office:value-type="float" office:value="19177">
                <text:p>1917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9195">
                <text:p>9195</text:p>
              </table:table-cell>
              <table:table-cell office:value-type="float" office:value="13122">
                <text:p>13122</text:p>
              </table:table-cell>
              <table:table-cell office:value-type="float" office:value="18073">
                <text:p>18073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826">
                <text:p>8826</text:p>
              </table:table-cell>
              <table:table-cell office:value-type="float" office:value="13144">
                <text:p>13144</text:p>
              </table:table-cell>
              <table:table-cell office:value-type="float" office:value="18191">
                <text:p>1819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9165">
                <text:p>9165</text:p>
              </table:table-cell>
              <table:table-cell office:value-type="float" office:value="12465">
                <text:p>12465</text:p>
              </table:table-cell>
              <table:table-cell office:value-type="float" office:value="17138">
                <text:p>1713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265">
                <text:p>9265</text:p>
              </table:table-cell>
              <table:table-cell office:value-type="float" office:value="12258">
                <text:p>12258</text:p>
              </table:table-cell>
              <table:table-cell office:value-type="float" office:value="17158">
                <text:p>1715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9038">
                <text:p>9038</text:p>
              </table:table-cell>
              <table:table-cell office:value-type="float" office:value="13020">
                <text:p>13020</text:p>
              </table:table-cell>
              <table:table-cell office:value-type="float" office:value="18073">
                <text:p>18073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8826">
                <text:p>8826</text:p>
              </table:table-cell>
              <table:table-cell office:value-type="float" office:value="11846">
                <text:p>11846</text:p>
              </table:table-cell>
              <table:table-cell office:value-type="float" office:value="18540">
                <text:p>18540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8527">
                <text:p>8527</text:p>
              </table:table-cell>
              <table:table-cell office:value-type="float" office:value="11618">
                <text:p>11618</text:p>
              </table:table-cell>
              <table:table-cell office:value-type="float" office:value="16713">
                <text:p>16713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8290">
                <text:p>8290</text:p>
              </table:table-cell>
              <table:table-cell office:value-type="float" office:value="11882">
                <text:p>11882</text:p>
              </table:table-cell>
              <table:table-cell office:value-type="float" office:value="16631">
                <text:p>16631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8140">
                <text:p>8140</text:p>
              </table:table-cell>
              <table:table-cell office:value-type="float" office:value="11632">
                <text:p>11632</text:p>
              </table:table-cell>
              <table:table-cell office:value-type="float" office:value="17313">
                <text:p>17313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8204">
                <text:p>8204</text:p>
              </table:table-cell>
              <table:table-cell office:value-type="float" office:value="11266">
                <text:p>11266</text:p>
              </table:table-cell>
              <table:table-cell office:value-type="float" office:value="15882">
                <text:p>1588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8506">
                <text:p>8506</text:p>
              </table:table-cell>
              <table:table-cell office:value-type="float" office:value="11068">
                <text:p>11068</text:p>
              </table:table-cell>
              <table:table-cell office:value-type="float" office:value="15667">
                <text:p>15667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8512">
                <text:p>8512</text:p>
              </table:table-cell>
              <table:table-cell office:value-type="float" office:value="12082">
                <text:p>12082</text:p>
              </table:table-cell>
              <table:table-cell office:value-type="float" office:value="16565">
                <text:p>16565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8210">
                <text:p>8210</text:p>
              </table:table-cell>
              <table:table-cell office:value-type="float" office:value="11298">
                <text:p>11298</text:p>
              </table:table-cell>
              <table:table-cell office:value-type="float" office:value="17634">
                <text:p>17634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8140">
                <text:p>8140</text:p>
              </table:table-cell>
              <table:table-cell office:value-type="float" office:value="10514">
                <text:p>10514</text:p>
              </table:table-cell>
              <table:table-cell office:value-type="float" office:value="15982">
                <text:p>15982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7961">
                <text:p>7961</text:p>
              </table:table-cell>
              <table:table-cell office:value-type="float" office:value="10818">
                <text:p>10818</text:p>
              </table:table-cell>
              <table:table-cell office:value-type="float" office:value="14954">
                <text:p>149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8020">
                <text:p>8020</text:p>
              </table:table-cell>
              <table:table-cell office:value-type="float" office:value="10580">
                <text:p>10580</text:p>
              </table:table-cell>
              <table:table-cell office:value-type="float" office:value="16162">
                <text:p>1616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7600">
                <text:p>7600</text:p>
              </table:table-cell>
              <table:table-cell office:value-type="float" office:value="10374">
                <text:p>10374</text:p>
              </table:table-cell>
              <table:table-cell office:value-type="float" office:value="15124">
                <text:p>15124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7776">
                <text:p>7776</text:p>
              </table:table-cell>
              <table:table-cell office:value-type="float" office:value="10514">
                <text:p>10514</text:p>
              </table:table-cell>
              <table:table-cell office:value-type="float" office:value="15545">
                <text:p>15545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7444">
                <text:p>7444</text:p>
              </table:table-cell>
              <table:table-cell office:value-type="float" office:value="10992">
                <text:p>10992</text:p>
              </table:table-cell>
              <table:table-cell office:value-type="float" office:value="17358">
                <text:p>17358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7538">
                <text:p>7538</text:p>
              </table:table-cell>
              <table:table-cell office:value-type="float" office:value="11716">
                <text:p>11716</text:p>
              </table:table-cell>
              <table:table-cell office:value-type="float" office:value="17008">
                <text:p>1700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7600">
                <text:p>7600</text:p>
              </table:table-cell>
              <table:table-cell office:value-type="float" office:value="10890">
                <text:p>10890</text:p>
              </table:table-cell>
              <table:table-cell office:value-type="float" office:value="16260">
                <text:p>16260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7846">
                <text:p>7846</text:p>
              </table:table-cell>
              <table:table-cell office:value-type="float" office:value="10982">
                <text:p>10982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7444">
                <text:p>7444</text:p>
              </table:table-cell>
              <table:table-cell office:value-type="float" office:value="11644">
                <text:p>11644</text:p>
              </table:table-cell>
              <table:table-cell office:value-type="float" office:value="17117">
                <text:p>17117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538">
                <text:p>7538</text:p>
              </table:table-cell>
              <table:table-cell office:value-type="float" office:value="11445">
                <text:p>11445</text:p>
              </table:table-cell>
              <table:table-cell office:value-type="float" office:value="16083">
                <text:p>16083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7701">
                <text:p>7701</text:p>
              </table:table-cell>
              <table:table-cell office:value-type="float" office:value="11338">
                <text:p>11338</text:p>
              </table:table-cell>
              <table:table-cell office:value-type="float" office:value="17392">
                <text:p>1739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8396">
                <text:p>8396</text:p>
              </table:table-cell>
              <table:table-cell office:value-type="float" office:value="11526">
                <text:p>11526</text:p>
              </table:table-cell>
              <table:table-cell office:value-type="float" office:value="18665">
                <text:p>18665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8842">
                <text:p>8842</text:p>
              </table:table-cell>
              <table:table-cell office:value-type="float" office:value="11994">
                <text:p>11994</text:p>
              </table:table-cell>
              <table:table-cell office:value-type="float" office:value="17883">
                <text:p>17883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8884">
                <text:p>8884</text:p>
              </table:table-cell>
              <table:table-cell office:value-type="float" office:value="11632">
                <text:p>11632</text:p>
              </table:table-cell>
              <table:table-cell office:value-type="float" office:value="15981">
                <text:p>15981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8490">
                <text:p>8490</text:p>
              </table:table-cell>
              <table:table-cell office:value-type="float" office:value="11316">
                <text:p>11316</text:p>
              </table:table-cell>
              <table:table-cell office:value-type="float" office:value="17168">
                <text:p>17168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8664">
                <text:p>8664</text:p>
              </table:table-cell>
              <table:table-cell office:value-type="float" office:value="11484">
                <text:p>11484</text:p>
              </table:table-cell>
              <table:table-cell office:value-type="float" office:value="18510">
                <text:p>18510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712">
                <text:p>8712</text:p>
              </table:table-cell>
              <table:table-cell office:value-type="float" office:value="11571">
                <text:p>11571</text:p>
              </table:table-cell>
              <table:table-cell office:value-type="float" office:value="17472">
                <text:p>17472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722">
                <text:p>8722</text:p>
              </table:table-cell>
              <table:table-cell office:value-type="float" office:value="11366">
                <text:p>11366</text:p>
              </table:table-cell>
              <table:table-cell office:value-type="float" office:value="17233">
                <text:p>17233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350">
                <text:p>8350</text:p>
              </table:table-cell>
              <table:table-cell office:value-type="float" office:value="12128">
                <text:p>12128</text:p>
              </table:table-cell>
              <table:table-cell office:value-type="float" office:value="20100">
                <text:p>20100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376">
                <text:p>8376</text:p>
              </table:table-cell>
              <table:table-cell office:value-type="float" office:value="13084">
                <text:p>13084</text:p>
              </table:table-cell>
              <table:table-cell office:value-type="float" office:value="18358">
                <text:p>1835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700">
                <text:p>8700</text:p>
              </table:table-cell>
              <table:table-cell office:value-type="float" office:value="12109">
                <text:p>12109</text:p>
              </table:table-cell>
              <table:table-cell office:value-type="float" office:value="16923">
                <text:p>16923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516">
                <text:p>8516</text:p>
              </table:table-cell>
              <table:table-cell office:value-type="float" office:value="11956">
                <text:p>11956</text:p>
              </table:table-cell>
              <table:table-cell office:value-type="float" office:value="16827">
                <text:p>16827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228">
                <text:p>8228</text:p>
              </table:table-cell>
              <table:table-cell office:value-type="float" office:value="11738">
                <text:p>11738</text:p>
              </table:table-cell>
              <table:table-cell office:value-type="float" office:value="19537">
                <text:p>19537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164">
                <text:p>8164</text:p>
              </table:table-cell>
              <table:table-cell office:value-type="float" office:value="12428">
                <text:p>12428</text:p>
              </table:table-cell>
              <table:table-cell office:value-type="float" office:value="17892">
                <text:p>1789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280">
                <text:p>8280</text:p>
              </table:table-cell>
              <table:table-cell office:value-type="float" office:value="11865">
                <text:p>11865</text:p>
              </table:table-cell>
              <table:table-cell office:value-type="float" office:value="19947">
                <text:p>19947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9012">
                <text:p>9012</text:p>
              </table:table-cell>
              <table:table-cell office:value-type="float" office:value="13096">
                <text:p>13096</text:p>
              </table:table-cell>
              <table:table-cell office:value-type="float" office:value="22360">
                <text:p>22360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954">
                <text:p>8954</text:p>
              </table:table-cell>
              <table:table-cell office:value-type="float" office:value="13630">
                <text:p>13630</text:p>
              </table:table-cell>
              <table:table-cell office:value-type="float" office:value="21397">
                <text:p>21397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9192">
                <text:p>9192</text:p>
              </table:table-cell>
              <table:table-cell office:value-type="float" office:value="12754">
                <text:p>12754</text:p>
              </table:table-cell>
              <table:table-cell office:value-type="float" office:value="20688">
                <text:p>206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8720">
                <text:p>8720</text:p>
              </table:table-cell>
              <table:table-cell office:value-type="float" office:value="14000">
                <text:p>14000</text:p>
              </table:table-cell>
              <table:table-cell office:value-type="float" office:value="21208">
                <text:p>21208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644">
                <text:p>8644</text:p>
              </table:table-cell>
              <table:table-cell office:value-type="float" office:value="14981">
                <text:p>14981</text:p>
              </table:table-cell>
              <table:table-cell office:value-type="float" office:value="21858">
                <text:p>21858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538">
                <text:p>8538</text:p>
              </table:table-cell>
              <table:table-cell office:value-type="float" office:value="13938">
                <text:p>13938</text:p>
              </table:table-cell>
              <table:table-cell office:value-type="float" office:value="20706">
                <text:p>20706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888">
                <text:p>8888</text:p>
              </table:table-cell>
              <table:table-cell office:value-type="float" office:value="13412">
                <text:p>13412</text:p>
              </table:table-cell>
              <table:table-cell office:value-type="float" office:value="19782">
                <text:p>19782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8525">
                <text:p>8525</text:p>
              </table:table-cell>
              <table:table-cell office:value-type="float" office:value="13648">
                <text:p>13648</text:p>
              </table:table-cell>
              <table:table-cell office:value-type="float" office:value="20486">
                <text:p>20486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9555">
                <text:p>9555</text:p>
              </table:table-cell>
              <table:table-cell office:value-type="float" office:value="14894">
                <text:p>14894</text:p>
              </table:table-cell>
              <table:table-cell office:value-type="float" office:value="21250">
                <text:p>21250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9750">
                <text:p>9750</text:p>
              </table:table-cell>
              <table:table-cell office:value-type="float" office:value="13755">
                <text:p>13755</text:p>
              </table:table-cell>
              <table:table-cell office:value-type="float" office:value="20001">
                <text:p>20001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9083">
                <text:p>9083</text:p>
              </table:table-cell>
              <table:table-cell office:value-type="float" office:value="13172">
                <text:p>13172</text:p>
              </table:table-cell>
              <table:table-cell office:value-type="float" office:value="19266">
                <text:p>19266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525">
                <text:p>8525</text:p>
              </table:table-cell>
              <table:table-cell office:value-type="float" office:value="13020">
                <text:p>13020</text:p>
              </table:table-cell>
              <table:table-cell office:value-type="float" office:value="19782">
                <text:p>19782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866">
                <text:p>8866</text:p>
              </table:table-cell>
              <table:table-cell office:value-type="float" office:value="13244">
                <text:p>13244</text:p>
              </table:table-cell>
              <table:table-cell office:value-type="float" office:value="20209">
                <text:p>20209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918">
                <text:p>8918</text:p>
              </table:table-cell>
              <table:table-cell office:value-type="float" office:value="12834">
                <text:p>12834</text:p>
              </table:table-cell>
              <table:table-cell office:value-type="float" office:value="18017">
                <text:p>18017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525">
                <text:p>8525</text:p>
              </table:table-cell>
              <table:table-cell office:value-type="float" office:value="12572">
                <text:p>12572</text:p>
              </table:table-cell>
              <table:table-cell office:value-type="float" office:value="17836">
                <text:p>1783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8749">
                <text:p>8749</text:p>
              </table:table-cell>
              <table:table-cell office:value-type="float" office:value="12787">
                <text:p>12787</text:p>
              </table:table-cell>
              <table:table-cell office:value-type="float" office:value="20280">
                <text:p>20280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8866">
                <text:p>8866</text:p>
              </table:table-cell>
              <table:table-cell office:value-type="float" office:value="13152">
                <text:p>13152</text:p>
              </table:table-cell>
              <table:table-cell office:value-type="float" office:value="21320">
                <text:p>21320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8464">
                <text:p>8464</text:p>
              </table:table-cell>
              <table:table-cell office:value-type="float" office:value="13021">
                <text:p>13021</text:p>
              </table:table-cell>
              <table:table-cell office:value-type="float" office:value="19320">
                <text:p>19320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8918">
                <text:p>8918</text:p>
              </table:table-cell>
              <table:table-cell office:value-type="float" office:value="13485">
                <text:p>13485</text:p>
              </table:table-cell>
              <table:table-cell office:value-type="float" office:value="23088">
                <text:p>23088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9659">
                <text:p>9659</text:p>
              </table:table-cell>
              <table:table-cell office:value-type="float" office:value="14728">
                <text:p>14728</text:p>
              </table:table-cell>
              <table:table-cell office:value-type="float" office:value="24440">
                <text:p>24440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010">
                <text:p>10010</text:p>
              </table:table-cell>
              <table:table-cell office:value-type="float" office:value="15024">
                <text:p>15024</text:p>
              </table:table-cell>
              <table:table-cell office:value-type="float" office:value="24700">
                <text:p>24700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555">
                <text:p>9555</text:p>
              </table:table-cell>
              <table:table-cell office:value-type="float" office:value="14558">
                <text:p>14558</text:p>
              </table:table-cell>
              <table:table-cell office:value-type="float" office:value="26104">
                <text:p>26104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0647">
                <text:p>10647</text:p>
              </table:table-cell>
              <table:table-cell office:value-type="float" office:value="16832">
                <text:p>16832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1115">
                <text:p>11115</text:p>
              </table:table-cell>
              <table:table-cell office:value-type="float" office:value="17276">
                <text:p>17276</text:p>
              </table:table-cell>
              <table:table-cell office:value-type="float" office:value="30420">
                <text:p>30420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1336">
                <text:p>11336</text:p>
              </table:table-cell>
              <table:table-cell office:value-type="float" office:value="17528">
                <text:p>17528</text:p>
              </table:table-cell>
              <table:table-cell office:value-type="float" office:value="32032">
                <text:p>32032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109">
                <text:p>11109</text:p>
              </table:table-cell>
              <table:table-cell office:value-type="float" office:value="17316">
                <text:p>17316</text:p>
              </table:table-cell>
              <table:table-cell office:value-type="float" office:value="26640">
                <text:p>26640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1684">
                <text:p>11684</text:p>
              </table:table-cell>
              <table:table-cell office:value-type="float" office:value="19270">
                <text:p>19270</text:p>
              </table:table-cell>
              <table:table-cell office:value-type="float" office:value="30940">
                <text:p>30940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0594">
                <text:p>10594</text:p>
              </table:table-cell>
              <table:table-cell office:value-type="float" office:value="18091">
                <text:p>18091</text:p>
              </table:table-cell>
              <table:table-cell office:value-type="float" office:value="30420">
                <text:p>30420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0487">
                <text:p>10487</text:p>
              </table:table-cell>
              <table:table-cell office:value-type="float" office:value="18394">
                <text:p>18394</text:p>
              </table:table-cell>
              <table:table-cell office:value-type="float" office:value="32032">
                <text:p>32032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2558">
                <text:p>12558</text:p>
              </table:table-cell>
              <table:table-cell office:value-type="float" office:value="19343">
                <text:p>19343</text:p>
              </table:table-cell>
              <table:table-cell office:value-type="float" office:value="35700">
                <text:p>35700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3208">
                <text:p>13208</text:p>
              </table:table-cell>
              <table:table-cell office:value-type="float" office:value="20320">
                <text:p>20320</text:p>
              </table:table-cell>
              <table:table-cell office:value-type="float" office:value="35100">
                <text:p>35100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1907">
                <text:p>11907</text:p>
              </table:table-cell>
              <table:table-cell office:value-type="float" office:value="19800">
                <text:p>19800</text:p>
              </table:table-cell>
              <table:table-cell office:value-type="float" office:value="36960">
                <text:p>36960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3561">
                <text:p>13561</text:p>
              </table:table-cell>
              <table:table-cell office:value-type="float" office:value="21295">
                <text:p>21295</text:p>
              </table:table-cell>
              <table:table-cell office:value-type="float" office:value="35744">
                <text:p>35744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5513">
                <text:p>15513</text:p>
              </table:table-cell>
              <table:table-cell office:value-type="float" office:value="23520">
                <text:p>23520</text:p>
              </table:table-cell>
              <table:table-cell office:value-type="float" office:value="40889">
                <text:p>40889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4488">
                <text:p>14488</text:p>
              </table:table-cell>
              <table:table-cell office:value-type="float" office:value="24210">
                <text:p>24210</text:p>
              </table:table-cell>
              <table:table-cell office:value-type="float" office:value="44425">
                <text:p>44425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4161">
                <text:p>14161</text:p>
              </table:table-cell>
              <table:table-cell office:value-type="float" office:value="23694">
                <text:p>23694</text:p>
              </table:table-cell>
              <table:table-cell office:value-type="float" office:value="48267">
                <text:p>48267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3556">
                <text:p>13556</text:p>
              </table:table-cell>
              <table:table-cell office:value-type="float" office:value="25997">
                <text:p>25997</text:p>
              </table:table-cell>
              <table:table-cell office:value-type="float" office:value="52441">
                <text:p>52441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2782">
                <text:p>12782</text:p>
              </table:table-cell>
              <table:table-cell office:value-type="float" office:value="27192">
                <text:p>27192</text:p>
              </table:table-cell>
              <table:table-cell office:value-type="float" office:value="56976">
                <text:p>56976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2053">
                <text:p>12053</text:p>
              </table:table-cell>
              <table:table-cell office:value-type="float" office:value="28729">
                <text:p>28729</text:p>
              </table:table-cell>
              <table:table-cell office:value-type="float" office:value="61903">
                <text:p>6190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1365">
                <text:p>11365</text:p>
              </table:table-cell>
              <table:table-cell office:value-type="float" office:value="29946">
                <text:p>29946</text:p>
              </table:table-cell>
              <table:table-cell office:value-type="float" office:value="67256">
                <text:p>67256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0717">
                <text:p>10717</text:p>
              </table:table-cell>
              <table:table-cell office:value-type="float" office:value="32169">
                <text:p>32169</text:p>
              </table:table-cell>
              <table:table-cell office:value-type="float" office:value="73073">
                <text:p>7307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51.2">
                <text:p>3751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04.8">
                <text:p>3704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3654.2">
                <text:p>3654.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3628.8">
                <text:p>3628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3640.8">
                <text:p>3640.8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3650.4">
                <text:p>3650.4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3663.6">
                <text:p>3663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678.8">
                <text:p>3678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3662.6">
                <text:p>3662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3632.4">
                <text:p>3632.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3636.4">
                <text:p>3636.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3665.2">
                <text:p>3665.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3726.6">
                <text:p>3726.6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3776.6">
                <text:p>3776.6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3787.4">
                <text:p>3787.4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807.2">
                <text:p>3807.2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3843.2">
                <text:p>3843.2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3880.4">
                <text:p>3880.4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3930.4">
                <text:p>3930.4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3984.2">
                <text:p>3984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4087.8">
                <text:p>4087.8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4182.8">
                <text:p>4182.8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4295">
                <text:p>4295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4360.8">
                <text:p>4360.8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98.6">
                <text:p>4498.6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4657.4">
                <text:p>46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4816">
                <text:p>4816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5261.2">
                <text:p>5261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5508.2">
                <text:p>5508.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5776.2">
                <text:p>5776.2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5899.75">
                <text:p>5899.75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6039">
                <text:p>603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1cm" svg:y="1.404cm" svg:width="30.908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45">
                <text:p>8.4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7.692">
                <text:p>7.692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8.584">
                <text:p>8.584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7.672">
                <text:p>7.672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7.492">
                <text:p>7.492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8.028">
                <text:p>8.028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8.416">
                <text:p>8.416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8.12">
                <text:p>8.12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8.076">
                <text:p>8.07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9.104">
                <text:p>9.104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0.652">
                <text:p>10.652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0.486">
                <text:p>10.486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0.57">
                <text:p>10.57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1.044">
                <text:p>11.04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0.742">
                <text:p>10.742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9.126">
                <text:p>9.126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9.978">
                <text:p>9.978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0.764">
                <text:p>10.764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0.45">
                <text:p>10.45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1.102">
                <text:p>11.10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2.082">
                <text:p>12.08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2.326">
                <text:p>12.326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2.196">
                <text:p>12.196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3.89">
                <text:p>13.89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4.646">
                <text:p>14.646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4.356">
                <text:p>14.35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5.178">
                <text:p>15.178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6.106">
                <text:p>16.106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6.37">
                <text:p>16.37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6.112">
                <text:p>16.112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7.948">
                <text:p>17.948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8.822">
                <text:p>18.82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8.654">
                <text:p>18.65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8.87">
                <text:p>18.87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9.77">
                <text:p>19.7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69cm" svg:y="1.352cm" svg:width="31.367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85405953041144">
                <text:p>0.98540595304114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827768465268">
                <text:p>0.9827768465268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91350077943223">
                <text:p>0.991350077943223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024817813573">
                <text:p>1.0002481781357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075066234547">
                <text:p>1.0207506623454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76524357979872">
                <text:p>0.976524357979872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0.983053696490485">
                <text:p>0.9830536964904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3423909560202">
                <text:p>1.0342390956020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211883773941">
                <text:p>1.01211883773941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9534077508933">
                <text:p>0.98953407750893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000615971905">
                <text:p>1.00006159719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1180966717262">
                <text:p>1.0118096671726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2364252572832">
                <text:p>1.0236425257283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5592198364326">
                <text:p>0.83559219836432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008427046728">
                <text:p>1.0300842704672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3810242629997">
                <text:p>1.038102426299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5863380045384">
                <text:p>1.0586338004538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9037914939307">
                <text:p>0.83903791493930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820801755228">
                <text:p>0.8182080175522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762449357183">
                <text:p>0.95376244935718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393878449888">
                <text:p>0.8939387844988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735915772866">
                <text:p>0.83573591577286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76911590113698">
                <text:p>0.97691159011369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161850119146">
                <text:p>0.95716185011914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7903973730722">
                <text:p>0.97903973730722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3654323401245">
                <text:p>0.9636543234012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6828999342707">
                <text:p>0.90682899934270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8175903330266">
                <text:p>0.948175903330266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91651906028189">
                <text:p>0.99165190602818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81830292207585">
                <text:p>0.98183029220758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3877636156066">
                <text:p>0.98387763615606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4346954001424">
                <text:p>0.9434695400142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0551493516949">
                <text:p>0.980551493516949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58589854147573">
                <text:p>0.958589854147573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6567026176816">
                <text:p>0.965670261768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997844605836136">
                <text:p>0.997844605836136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44660143174919">
                <text:p>0.944660143174919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26730080310364">
                <text:p>0.926730080310364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28794860938164">
                <text:p>0.92879486093816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51996740243148">
                <text:p>0.95199674024314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77778523983621">
                <text:p>0.977778523983621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60244120360113">
                <text:p>0.960244120360113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66065699855883">
                <text:p>0.966065699855883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56953856659729">
                <text:p>0.956953856659729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78762722295181">
                <text:p>0.978762722295181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41031273237133">
                <text:p>0.941031273237133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70208390846303">
                <text:p>0.97020839084630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85627897713993">
                <text:p>0.985627897713993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25191864826036">
                <text:p>0.92519186482603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73784993964602">
                <text:p>0.9737849939646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80219433811021">
                <text:p>0.980219433811021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96052682038667">
                <text:p>0.996052682038667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8638542141326">
                <text:p>0.92863854214132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68254281136249">
                <text:p>0.968254281136249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92235567786707">
                <text:p>0.99223556778670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997217838761494">
                <text:p>0.997217838761494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928638542141326">
                <text:p>0.928638542141326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953465361192453">
                <text:p>0.953465361192453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.05169128770938">
                <text:p>1.0516912877093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990693421905844">
                <text:p>0.99069342190584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05270444664986">
                <text:p>1.0527044466498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1302729871523">
                <text:p>1.01302729871523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63858237942934">
                <text:p>0.96385823794293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1.1024147407297">
                <text:p>1.1024147407297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.10299034754776">
                <text:p>1.1029903475477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.05096548227215">
                <text:p>1.05096548227215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.02951284555537">
                <text:p>1.02951284555537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10876905136385">
                <text:p>1.108769051363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09724219839324">
                <text:p>1.09724219839324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0.96870038123868">
                <text:p>0.9687003812386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.02046734718207">
                <text:p>1.0204673471820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81692506429502">
                <text:p>0.98169250642950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97084577765558">
                <text:p>0.9708457776555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12041643153204">
                <text:p>1.12041643153204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.01231926901371">
                <text:p>1.0123192690137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.03726808935876">
                <text:p>1.03726808935876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.0672414987541">
                <text:p>1.0672414987541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.10388396898739">
                <text:p>1.10388396898739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.09425189872942">
                <text:p>1.0942518987294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.01576775321636">
                <text:p>1.0157677532163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.0372320906523">
                <text:p>1.0372320906523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.09724909765625">
                <text:p>1.09724909765625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.12576057730052">
                <text:p>1.1257605773005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0.948884279955771">
                <text:p>0.948884279955771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0.948436232653493">
                <text:p>0.948436232653493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.10108585449053">
                <text:p>1.10108585449053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0.885560126043295">
                <text:p>0.885560126043295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0.909122105031434">
                <text:p>0.909122105031434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0.889655822108373">
                <text:p>0.889655822108373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.12079698231009">
                <text:p>1.12079698231009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.10626690382114">
                <text:p>1.10626690382114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0.899109218272609">
                <text:p>0.899109218272609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.00787459589114">
                <text:p>1.00787459589114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.09501277242128">
                <text:p>1.0950127724212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.12453597229807">
                <text:p>1.12453597229807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.05901012395772">
                <text:p>1.05901012395772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.12079698231009">
                <text:p>1.12079698231009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.12898321502407">
                <text:p>1.12898321502407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.17517987832886">
                <text:p>1.17517987832886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.10183128293599">
                <text:p>1.1018312829359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.12898321502407">
                <text:p>1.12898321502407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.16585128543247">
                <text:p>1.16585128543247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.17517987832886">
                <text:p>1.17517987832886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.25817613221329">
                <text:p>1.25817613221329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.18678764429606">
                <text:p>1.18678764429606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.01753343605624">
                <text:p>1.0175334360562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1.06995632995585">
                <text:p>1.06995632995585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1.12165798097953">
                <text:p>1.12165798097953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.09643639370951">
                <text:p>1.09643639370951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0.998365326758749">
                <text:p>0.998365326758749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.15277884913381">
                <text:p>1.15277884913381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1.23145955851728">
                <text:p>1.23145955851728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2943.2">
                <text:p>12943.2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5202.8">
                <text:p>15202.8</text:p>
              </table:table-cell>
            </table:table-row>
            <table:table-row>
              <table:table-cell office:value-type="float" office:value="44225">
                <text:p>44230</text:p>
              </table:table-cell>
              <table:table-cell office:value-type="float" office:value="18125">
                <text:p>18125</text:p>
              </table:table-cell>
            </table:table-row>
            <table:table-row>
              <table:table-cell office:value-type="float" office:value="44226">
                <text:p>44230</text:p>
              </table:table-cell>
              <table:table-cell office:value-type="float" office:value="16886.8">
                <text:p>16886.8</text:p>
              </table:table-cell>
            </table:table-row>
            <table:table-row>
              <table:table-cell office:value-type="float" office:value="44227">
                <text:p>44230</text:p>
              </table:table-cell>
              <table:table-cell office:value-type="float" office:value="15827">
                <text:p>15827</text:p>
              </table:table-cell>
            </table:table-row>
            <table:table-row>
              <table:table-cell office:value-type="float" office:value="44228">
                <text:p>44230</text:p>
              </table:table-cell>
              <table:table-cell office:value-type="float" office:value="15118.8">
                <text:p>15118.8</text:p>
              </table:table-cell>
            </table:table-row>
            <table:table-row>
              <table:table-cell office:value-type="float" office:value="44229">
                <text:p>44230</text:p>
              </table:table-cell>
              <table:table-cell office:value-type="float" office:value="14480.6">
                <text:p>14480.6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14190.8">
                <text:p>14190.8</text:p>
              </table:table-cell>
            </table:table-row>
            <table:table-row>
              <table:table-cell office:value-type="float" office:value="44231">
                <text:p>44230</text:p>
              </table:table-cell>
              <table:table-cell office:value-type="float" office:value="15537.6">
                <text:p>15537.6</text:p>
              </table:table-cell>
            </table:table-row>
            <table:table-row>
              <table:table-cell office:value-type="float" office:value="44232">
                <text:p>44230</text:p>
              </table:table-cell>
              <table:table-cell office:value-type="float" office:value="17783.6">
                <text:p>17783.6</text:p>
              </table:table-cell>
            </table:table-row>
            <table:table-row>
              <table:table-cell office:value-type="float" office:value="44233">
                <text:p>44230</text:p>
              </table:table-cell>
              <table:table-cell office:value-type="float" office:value="16640.8">
                <text:p>16640.8</text:p>
              </table:table-cell>
            </table:table-row>
            <table:table-row>
              <table:table-cell office:value-type="float" office:value="44234">
                <text:p>44230</text:p>
              </table:table-cell>
              <table:table-cell office:value-type="float" office:value="14288.6">
                <text:p>14288.6</text:p>
              </table:table-cell>
            </table:table-row>
            <table:table-row>
              <table:table-cell office:value-type="float" office:value="44235">
                <text:p>44240</text:p>
              </table:table-cell>
              <table:table-cell office:value-type="float" office:value="13914.4">
                <text:p>13914.4</text:p>
              </table:table-cell>
            </table:table-row>
            <table:table-row>
              <table:table-cell office:value-type="float" office:value="44236">
                <text:p>44240</text:p>
              </table:table-cell>
              <table:table-cell office:value-type="float" office:value="14402.4">
                <text:p>14402.4</text:p>
              </table:table-cell>
            </table:table-row>
            <table:table-row>
              <table:table-cell office:value-type="float" office:value="44237">
                <text:p>44240</text:p>
              </table:table-cell>
              <table:table-cell office:value-type="float" office:value="14485.4">
                <text:p>14485.4</text:p>
              </table:table-cell>
            </table:table-row>
            <table:table-row>
              <table:table-cell office:value-type="float" office:value="44238">
                <text:p>44240</text:p>
              </table:table-cell>
              <table:table-cell office:value-type="float" office:value="16418">
                <text:p>16418</text:p>
              </table:table-cell>
            </table:table-row>
            <table:table-row>
              <table:table-cell office:value-type="float" office:value="44239">
                <text:p>44240</text:p>
              </table:table-cell>
              <table:table-cell office:value-type="float" office:value="19039">
                <text:p>19039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17928.6">
                <text:p>17928.6</text:p>
              </table:table-cell>
            </table:table-row>
            <table:table-row>
              <table:table-cell office:value-type="float" office:value="44241">
                <text:p>44240</text:p>
              </table:table-cell>
              <table:table-cell office:value-type="float" office:value="15166.8">
                <text:p>15166.8</text:p>
              </table:table-cell>
            </table:table-row>
            <table:table-row>
              <table:table-cell office:value-type="float" office:value="44242">
                <text:p>44240</text:p>
              </table:table-cell>
              <table:table-cell office:value-type="float" office:value="15146.8">
                <text:p>15146.8</text:p>
              </table:table-cell>
            </table:table-row>
            <table:table-row>
              <table:table-cell office:value-type="float" office:value="44243">
                <text:p>44240</text:p>
              </table:table-cell>
              <table:table-cell office:value-type="float" office:value="15441.2">
                <text:p>15441.2</text:p>
              </table:table-cell>
            </table:table-row>
            <table:table-row>
              <table:table-cell office:value-type="float" office:value="44244">
                <text:p>44240</text:p>
              </table:table-cell>
              <table:table-cell office:value-type="float" office:value="16070.2">
                <text:p>16070.2</text:p>
              </table:table-cell>
            </table:table-row>
            <table:table-row>
              <table:table-cell office:value-type="float" office:value="44245">
                <text:p>44250</text:p>
              </table:table-cell>
              <table:table-cell office:value-type="float" office:value="18397.4">
                <text:p>18397.4</text:p>
              </table:table-cell>
            </table:table-row>
            <table:table-row>
              <table:table-cell office:value-type="float" office:value="44246">
                <text:p>44250</text:p>
              </table:table-cell>
              <table:table-cell office:value-type="float" office:value="21785.4">
                <text:p>21785.4</text:p>
              </table:table-cell>
            </table:table-row>
            <table:table-row>
              <table:table-cell office:value-type="float" office:value="44247">
                <text:p>44250</text:p>
              </table:table-cell>
              <table:table-cell office:value-type="float" office:value="21102.6">
                <text:p>21102.6</text:p>
              </table:table-cell>
            </table:table-row>
            <table:table-row>
              <table:table-cell office:value-type="float" office:value="44248">
                <text:p>44250</text:p>
              </table:table-cell>
              <table:table-cell office:value-type="float" office:value="18796.8">
                <text:p>18796.8</text:p>
              </table:table-cell>
            </table:table-row>
            <table:table-row>
              <table:table-cell office:value-type="float" office:value="44249">
                <text:p>44250</text:p>
              </table:table-cell>
              <table:table-cell office:value-type="float" office:value="18944.6">
                <text:p>18944.6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19465.2">
                <text:p>19465.2</text:p>
              </table:table-cell>
            </table:table-row>
            <table:table-row>
              <table:table-cell office:value-type="float" office:value="44251">
                <text:p>44250</text:p>
              </table:table-cell>
              <table:table-cell office:value-type="float" office:value="20257.4">
                <text:p>20257.4</text:p>
              </table:table-cell>
            </table:table-row>
            <table:table-row>
              <table:table-cell office:value-type="float" office:value="44252">
                <text:p>44250</text:p>
              </table:table-cell>
              <table:table-cell office:value-type="float" office:value="22635.2">
                <text:p>22635.2</text:p>
              </table:table-cell>
            </table:table-row>
            <table:table-row>
              <table:table-cell office:value-type="float" office:value="44253">
                <text:p>44250</text:p>
              </table:table-cell>
              <table:table-cell office:value-type="float" office:value="26296">
                <text:p>26296</text:p>
              </table:table-cell>
            </table:table-row>
            <table:table-row>
              <table:table-cell office:value-type="float" office:value="44254">
                <text:p>44250</text:p>
              </table:table-cell>
              <table:table-cell office:value-type="float" office:value="25662.2">
                <text:p>25662.2</text:p>
              </table:table-cell>
            </table:table-row>
            <table:table-row>
              <table:table-cell office:value-type="float" office:value="44255">
                <text:p>44260</text:p>
              </table:table-cell>
              <table:table-cell office:value-type="float" office:value="23124">
                <text:p>23124</text:p>
              </table:table-cell>
            </table:table-row>
            <table:table-row>
              <table:table-cell office:value-type="float" office:value="44256">
                <text:p>44260</text:p>
              </table:table-cell>
              <table:table-cell office:value-type="float" office:value="22843">
                <text:p>22843</text:p>
              </table:table-cell>
            </table:table-row>
            <table:table-row>
              <table:table-cell office:value-type="float" office:value="44257">
                <text:p>44260</text:p>
              </table:table-cell>
              <table:table-cell office:value-type="float" office:value="21600.25">
                <text:p>21600.25</text:p>
              </table:table-cell>
            </table:table-row>
            <table:table-row>
              <table:table-cell office:value-type="float" office:value="44258">
                <text:p>44260</text:p>
              </table:table-cell>
              <table:table-cell office:value-type="float" office:value="19590.3333333333">
                <text:p>19590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